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9000000261F12828F2E1AE06C.png" manifest:media-type="image/png"/>
  <manifest:file-entry manifest:full-path="Pictures/10000000000000090000002647A5879EE58F4872.png" manifest:media-type="image/png"/>
  <manifest:file-entry manifest:full-path="Pictures/10000000000000090000002679A5E5268B95B67F.png" manifest:media-type="image/png"/>
  <manifest:file-entry manifest:full-path="Pictures/100000000000000900000026FDE48BD3B5BA4957.png" manifest:media-type="image/png"/>
  <manifest:file-entry manifest:full-path="Pictures/1000000000000009000000268951DC7F495CBA19.png" manifest:media-type="image/png"/>
  <manifest:file-entry manifest:full-path="Pictures/100000000000000900000026A188588DEAE8E240.png" manifest:media-type="image/png"/>
  <manifest:file-entry manifest:full-path="Pictures/1000000000000011000000099540753F573958E5.png" manifest:media-type="image/png"/>
  <manifest:file-entry manifest:full-path="Pictures/100000000000001100000009C1EA69F3E39CD816.png" manifest:media-type="image/png"/>
  <manifest:file-entry manifest:full-path="Pictures/100000000000000A0000001C3ECFBBA9D9949280.png" manifest:media-type="image/png"/>
  <manifest:file-entry manifest:full-path="Pictures/100000000000001100000009EFD52D5FA4064934.png" manifest:media-type="image/png"/>
  <manifest:file-entry manifest:full-path="Pictures/100000000000000900000026BA9E10BBA7C7D3B5.png" manifest:media-type="image/png"/>
  <manifest:file-entry manifest:full-path="Pictures/100000000000000900000026C4DE824A534BAF09.png" manifest:media-type="image/png"/>
  <manifest:file-entry manifest:full-path="Pictures/1000000000000009000000265624A260C2EA43A1.png" manifest:media-type="image/png"/>
  <manifest:file-entry manifest:full-path="Pictures/10000000000000110000000B461F39DF23606760.png" manifest:media-type="image/png"/>
  <manifest:file-entry manifest:full-path="Pictures/100000000000000900000026A8B2CDE875588919.png" manifest:media-type="image/png"/>
  <manifest:file-entry manifest:full-path="Pictures/1000000000000009000000261F2AC33E7495B568.png" manifest:media-type="image/png"/>
  <manifest:file-entry manifest:full-path="Pictures/100000000000000900000026F338715C7953530D.png" manifest:media-type="image/png"/>
  <manifest:file-entry manifest:full-path="Pictures/1000000000000011000000095536D0901DF980C6.png" manifest:media-type="image/png"/>
  <manifest:file-entry manifest:full-path="Pictures/100000000000000900000026E37D1804D90EB50F.png" manifest:media-type="image/png"/>
  <manifest:file-entry manifest:full-path="Pictures/1000000000000009000000265387A00E5270F346.png" manifest:media-type="image/png"/>
  <manifest:file-entry manifest:full-path="Pictures/1000000000000008000000265CA9C31D1E9F9FD4.png" manifest:media-type="image/png"/>
  <manifest:file-entry manifest:full-path="Pictures/1000000000000009000000264C80E92B3E73CE14.png" manifest:media-type="image/png"/>
  <manifest:file-entry manifest:full-path="Pictures/100000000000000900000026224D2FC1510EC213.png" manifest:media-type="image/png"/>
  <manifest:file-entry manifest:full-path="Pictures/10000000000000110000000B82FF6876FD0BFB25.png" manifest:media-type="image/png"/>
  <manifest:file-entry manifest:full-path="Pictures/100000000000001100000009314DA0D24305630B.png" manifest:media-type="image/png"/>
  <manifest:file-entry manifest:full-path="Pictures/100000000000001100000009907767D32D7597C4.png" manifest:media-type="image/png"/>
  <manifest:file-entry manifest:full-path="Pictures/100000000000001100000009F86BF96B9F007CA2.png" manifest:media-type="image/png"/>
  <manifest:file-entry manifest:full-path="Pictures/10000000000000110000000B758BF4B990C1C69C.png" manifest:media-type="image/png"/>
  <manifest:file-entry manifest:full-path="Pictures/100000000000001100000009FBE56013E54C8420.png" manifest:media-type="image/png"/>
  <manifest:file-entry manifest:full-path="Pictures/10000000000000090000002680E7B91ED5A19975.png" manifest:media-type="image/png"/>
  <manifest:file-entry manifest:full-path="Pictures/100000000000000900000026B621C3A7E51E906C.png" manifest:media-type="image/png"/>
  <manifest:file-entry manifest:full-path="Pictures/1000000000000009000000263E22B96B64903E26.png" manifest:media-type="image/png"/>
  <manifest:file-entry manifest:full-path="Pictures/100000000000000900000026F74564F4A5D024A8.png" manifest:media-type="image/png"/>
  <manifest:file-entry manifest:full-path="Pictures/1000000000000011000000099466F45360962ACB.png" manifest:media-type="image/png"/>
  <manifest:file-entry manifest:full-path="Pictures/10000000000000110000000919F85DC9E65F2430.png" manifest:media-type="image/png"/>
  <manifest:file-entry manifest:full-path="Pictures/1000000000000011000000093792B6DCA853079F.png" manifest:media-type="image/png"/>
  <manifest:file-entry manifest:full-path="Pictures/1000000000000009000000263FAE1B77200F1C9C.png" manifest:media-type="image/png"/>
  <manifest:file-entry manifest:full-path="Pictures/1000000000000011000000099D6B1EC0648D2C96.png" manifest:media-type="image/png"/>
  <manifest:file-entry manifest:full-path="Pictures/10000000000000110000000946275371E430BB94.png" manifest:media-type="image/png"/>
  <manifest:file-entry manifest:full-path="Pictures/10000000000000110000000BF3796A8047818C63.png" manifest:media-type="image/png"/>
  <manifest:file-entry manifest:full-path="Pictures/100000000000000900000026B24F16F250F6DE44.png" manifest:media-type="image/png"/>
  <manifest:file-entry manifest:full-path="Pictures/10000000000000110000000BCCEA7FF4EE539C39.png" manifest:media-type="image/png"/>
  <manifest:file-entry manifest:full-path="Pictures/100000000000001100000009D73E71DE98F2DB16.png" manifest:media-type="image/png"/>
  <manifest:file-entry manifest:full-path="Pictures/100000000000001100000009511F6EBC1ED81D4A.png" manifest:media-type="image/png"/>
  <manifest:file-entry manifest:full-path="Pictures/10000000000000110000000B32AC83A25DFDB99B.png" manifest:media-type="image/png"/>
  <manifest:file-entry manifest:full-path="Pictures/10000000000000110000000BDF405CE2B84A06E9.png" manifest:media-type="image/png"/>
  <manifest:file-entry manifest:full-path="Pictures/1000000000000009000000267F0A1A3E1DD6A0AA.png" manifest:media-type="image/png"/>
  <manifest:file-entry manifest:full-path="Pictures/100000000000000900000026FC396DC927831C9D.png" manifest:media-type="image/png"/>
  <manifest:file-entry manifest:full-path="Pictures/10000000000000110000000B083DE0582240EA09.png" manifest:media-type="image/png"/>
  <manifest:file-entry manifest:full-path="Pictures/100000000000000900000026B06BD5E6AFAD5C47.png" manifest:media-type="image/png"/>
  <manifest:file-entry manifest:full-path="Pictures/100000000000000900000026667BB99333E03C2C.png" manifest:media-type="image/png"/>
  <manifest:file-entry manifest:full-path="Pictures/10000000000000110000000B66C16DC07C99546E.png" manifest:media-type="image/png"/>
  <manifest:file-entry manifest:full-path="Pictures/100000000000000900000026D04B0CE6C6EE4985.png" manifest:media-type="image/png"/>
  <manifest:file-entry manifest:full-path="Pictures/10000000000000110000000B242E7D30F0A39F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0.041cm" style:rel-column-width="156*"/>
    </style:style>
    <style:style style:name="Table1.B" style:family="table-column">
      <style:table-column-properties style:column-width="16.96cm" style:rel-column-width="65379*"/>
    </style:style>
    <style:style style:name="Table2" style:family="table">
      <style:table-properties style:width="16.962cm" style:rel-width="100%" table:align="left"/>
    </style:style>
    <style:style style:name="Table2.A" style:family="table-column">
      <style:table-column-properties style:column-width="1.367cm" style:rel-column-width="5281*"/>
    </style:style>
    <style:style style:name="Table2.B" style:family="table-column">
      <style:table-column-properties style:column-width="15.595cm" style:rel-column-width="60254*"/>
    </style:style>
    <style:style style:name="Table2.A1" style:family="table-cell">
      <style:table-cell-properties style:vertical-align="middle"/>
    </style:style>
    <style:style style:name="Table3" style:family="table">
      <style:table-properties style:width="1.328cm" table:align="left"/>
    </style:style>
    <style:style style:name="Table3.A" style:family="table-column">
      <style:table-column-properties style:column-width="0.485cm"/>
    </style:style>
    <style:style style:name="Table3.B" style:family="table-column">
      <style:table-column-properties style:column-width="0.437cm"/>
    </style:style>
    <style:style style:name="Table3.C" style:family="table-column">
      <style:table-column-properties style:column-width="0.406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1.328cm" table:align="left"/>
    </style:style>
    <style:style style:name="Table4.A" style:family="table-column">
      <style:table-column-properties style:column-width="0.485cm"/>
    </style:style>
    <style:style style:name="Table4.B" style:family="table-column">
      <style:table-column-properties style:column-width="0.437cm"/>
    </style:style>
    <style:style style:name="Table4.C" style:family="table-column">
      <style:table-column-properties style:column-width="0.406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8.638cm" table:align="left"/>
    </style:style>
    <style:style style:name="Table5.A" style:family="table-column">
      <style:table-column-properties style:column-width="4.445cm"/>
    </style:style>
    <style:style style:name="Table5.B" style:family="table-column">
      <style:table-column-properties style:column-width="0.238cm"/>
    </style:style>
    <style:style style:name="Table5.C" style:family="table-column">
      <style:table-column-properties style:column-width="0.651cm"/>
    </style:style>
    <style:style style:name="Table5.D" style:family="table-column">
      <style:table-column-properties style:column-width="0.988cm"/>
    </style:style>
    <style:style style:name="Table5.E" style:family="table-column">
      <style:table-column-properties style:column-width="1.473cm"/>
    </style:style>
    <style:style style:name="Table5.F" style:family="table-column">
      <style:table-column-properties style:column-width="0.437cm"/>
    </style:style>
    <style:style style:name="Table5.G" style:family="table-column">
      <style:table-column-properties style:column-width="0.406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17cm" style:rel-width="100%" table:align="left"/>
    </style:style>
    <style:style style:name="Table6.A" style:family="table-column">
      <style:table-column-properties style:column-width="0.309cm" style:rel-column-width="1189*"/>
    </style:style>
    <style:style style:name="Table6.B" style:family="table-column">
      <style:table-column-properties style:column-width="16.692cm" style:rel-column-width="64346*"/>
    </style:style>
    <style:style style:name="Table7" style:family="table">
      <style:table-properties style:width="16.693cm" style:rel-width="100%" table:align="left"/>
    </style:style>
    <style:style style:name="Table7.A" style:family="table-column">
      <style:table-column-properties style:column-width="0.469cm" style:rel-column-width="1841*"/>
    </style:style>
    <style:style style:name="Table7.B" style:family="table-column">
      <style:table-column-properties style:column-width="16.224cm" style:rel-column-width="63694*"/>
    </style:style>
    <style:style style:name="Table7.A1" style:family="table-cell">
      <style:table-cell-properties style:vertical-align="middle"/>
    </style:style>
    <style:style style:name="Table8" style:family="table">
      <style:table-properties style:width="4.812cm" table:align="left"/>
    </style:style>
    <style:style style:name="Table8.A" style:family="table-column">
      <style:table-column-properties style:column-width="2.334cm"/>
    </style:style>
    <style:style style:name="Table8.B" style:family="table-column">
      <style:table-column-properties style:column-width="0.67cm"/>
    </style:style>
    <style:style style:name="Table8.C" style:family="table-column">
      <style:table-column-properties style:column-width="1.808cm"/>
    </style:style>
    <style:style style:name="Table8.A1" style:family="table-cell">
      <style:table-cell-properties style:vertical-align="middle"/>
    </style:style>
    <style:style style:name="Table9" style:family="table">
      <style:table-properties style:width="17cm" style:rel-width="100%" table:align="left"/>
    </style:style>
    <style:style style:name="Table9.A" style:family="table-column">
      <style:table-column-properties style:column-width="0.307cm" style:rel-column-width="1183*"/>
    </style:style>
    <style:style style:name="Table9.B" style:family="table-column">
      <style:table-column-properties style:column-width="16.693cm" style:rel-column-width="64352*"/>
    </style:style>
    <style:style style:name="Table10" style:family="table">
      <style:table-properties style:width="16.695cm" style:rel-width="100%" table:align="left"/>
    </style:style>
    <style:style style:name="Table10.A" style:family="table-column">
      <style:table-column-properties style:column-width="0.471cm" style:rel-column-width="1848*"/>
    </style:style>
    <style:style style:name="Table10.B" style:family="table-column">
      <style:table-column-properties style:column-width="16.224cm" style:rel-column-width="63687*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2.902cm" table:align="left"/>
    </style:style>
    <style:style style:name="Table11.A" style:family="table-column">
      <style:table-column-properties style:column-width="0.582cm"/>
    </style:style>
    <style:style style:name="Table11.B" style:family="table-column">
      <style:table-column-properties style:column-width="0.67cm"/>
    </style:style>
    <style:style style:name="Table11.C" style:family="table-column">
      <style:table-column-properties style:column-width="1.649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4.683cm" table:align="left"/>
    </style:style>
    <style:style style:name="Table12.A" style:family="table-column">
      <style:table-column-properties style:column-width="1.147cm"/>
    </style:style>
    <style:style style:name="Table12.B" style:family="table-column">
      <style:table-column-properties style:column-width="0.238cm"/>
    </style:style>
    <style:style style:name="Table12.C" style:family="table-column">
      <style:table-column-properties style:column-width="1.729cm"/>
    </style:style>
    <style:style style:name="Table12.D" style:family="table-column">
      <style:table-column-properties style:column-width="1.57cm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17cm" style:rel-width="100%" table:align="left"/>
    </style:style>
    <style:style style:name="Table13.A" style:family="table-column">
      <style:table-column-properties style:column-width="0.307cm" style:rel-column-width="1183*"/>
    </style:style>
    <style:style style:name="Table13.B" style:family="table-column">
      <style:table-column-properties style:column-width="16.693cm" style:rel-column-width="64352*"/>
    </style:style>
    <style:style style:name="Table14" style:family="table">
      <style:table-properties style:width="16.695cm" style:rel-width="100%" table:align="left"/>
    </style:style>
    <style:style style:name="Table14.A" style:family="table-column">
      <style:table-column-properties style:column-width="0.452cm" style:rel-column-width="1772*"/>
    </style:style>
    <style:style style:name="Table14.B" style:family="table-column">
      <style:table-column-properties style:column-width="16.244cm" style:rel-column-width="63763*"/>
    </style:style>
    <style:style style:name="Table14.A1" style:family="table-cell">
      <style:table-cell-properties style:vertical-align="middle"/>
    </style:style>
    <style:style style:name="Table15" style:family="table">
      <style:table-properties style:width="8.079cm" table:align="left"/>
    </style:style>
    <style:style style:name="Table15.A" style:family="table-column">
      <style:table-column-properties style:column-width="4.445cm"/>
    </style:style>
    <style:style style:name="Table15.B" style:family="table-column">
      <style:table-column-properties style:column-width="0.238cm"/>
    </style:style>
    <style:style style:name="Table15.C" style:family="table-column">
      <style:table-column-properties style:column-width="0.459cm"/>
    </style:style>
    <style:style style:name="Table15.D" style:family="table-column">
      <style:table-column-properties style:column-width="0.988cm"/>
    </style:style>
    <style:style style:name="Table15.E" style:family="table-column">
      <style:table-column-properties style:column-width="1.949cm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17cm" style:rel-width="100%" table:align="left"/>
    </style:style>
    <style:style style:name="Table16.A" style:family="table-column">
      <style:table-column-properties style:column-width="0.302cm" style:rel-column-width="1162*"/>
    </style:style>
    <style:style style:name="Table16.B" style:family="table-column">
      <style:table-column-properties style:column-width="16.699cm" style:rel-column-width="64373*"/>
    </style:style>
    <style:style style:name="Table17" style:family="table">
      <style:table-properties style:width="16.701cm" style:rel-width="100%" table:align="left"/>
    </style:style>
    <style:style style:name="Table17.A" style:family="table-column">
      <style:table-column-properties style:column-width="0.471cm" style:rel-column-width="1848*"/>
    </style:style>
    <style:style style:name="Table17.B" style:family="table-column">
      <style:table-column-properties style:column-width="16.23cm" style:rel-column-width="63687*"/>
    </style:style>
    <style:style style:name="Table17.A1" style:family="table-cell">
      <style:table-cell-properties style:vertical-align="middle"/>
    </style:style>
    <style:style style:name="Table18" style:family="table">
      <style:table-properties style:width="6.948cm" table:align="left"/>
    </style:style>
    <style:style style:name="Table18.A" style:family="table-column">
      <style:table-column-properties style:column-width="1.679cm"/>
    </style:style>
    <style:style style:name="Table18.B" style:family="table-column">
      <style:table-column-properties style:column-width="0.238cm"/>
    </style:style>
    <style:style style:name="Table18.C" style:family="table-column">
      <style:table-column-properties style:column-width="0.67cm"/>
    </style:style>
    <style:style style:name="Table18.D" style:family="table-column">
      <style:table-column-properties style:column-width="0.538cm"/>
    </style:style>
    <style:style style:name="Table18.E" style:family="table-column">
      <style:table-column-properties style:column-width="0.212cm"/>
    </style:style>
    <style:style style:name="Table18.F" style:family="table-column">
      <style:table-column-properties style:column-width="0.273cm"/>
    </style:style>
    <style:style style:name="Table18.A1" style:family="table-cell">
      <style:table-cell-properties style:vertical-align="middle"/>
    </style:style>
    <style:style style:name="Table19" style:family="table">
      <style:table-properties style:width="17cm" style:rel-width="100%" table:align="left"/>
    </style:style>
    <style:style style:name="Table19.A" style:family="table-column">
      <style:table-column-properties style:column-width="0.041cm" style:rel-column-width="156*"/>
    </style:style>
    <style:style style:name="Table19.B" style:family="table-column">
      <style:table-column-properties style:column-width="16.96cm" style:rel-column-width="65379*"/>
    </style:style>
    <style:style style:name="Table20" style:family="table">
      <style:table-properties style:width="16.962cm" style:rel-width="100%" table:align="left"/>
    </style:style>
    <style:style style:name="Table20.A" style:family="table-column">
      <style:table-column-properties style:column-width="0.457cm" style:rel-column-width="1765*"/>
    </style:style>
    <style:style style:name="Table20.B" style:family="table-column">
      <style:table-column-properties style:column-width="16.505cm" style:rel-column-width="63770*"/>
    </style:style>
    <style:style style:name="Table20.A1" style:family="table-cell">
      <style:table-cell-properties style:vertical-align="middle"/>
    </style:style>
    <style:style style:name="Table21" style:family="table">
      <style:table-properties style:width="5.057cm" table:align="left"/>
    </style:style>
    <style:style style:name="Table21.A" style:family="table-column">
      <style:table-column-properties style:column-width="3.346cm"/>
    </style:style>
    <style:style style:name="Table21.B" style:family="table-column">
      <style:table-column-properties style:column-width="0.67cm"/>
    </style:style>
    <style:style style:name="Table21.C" style:family="table-column">
      <style:table-column-properties style:column-width="1.041cm"/>
    </style:style>
    <style:style style:name="Table21.A1" style:family="table-cell">
      <style:table-cell-properties style:vertical-align="middle"/>
    </style:style>
    <style:style style:name="Table22" style:family="table">
      <style:table-properties style:width="10.899cm" table:align="left"/>
    </style:style>
    <style:style style:name="Table22.A" style:family="table-column">
      <style:table-column-properties style:column-width="2.499cm"/>
    </style:style>
    <style:style style:name="Table22.B" style:family="table-column">
      <style:table-column-properties style:column-width="0.238cm"/>
    </style:style>
    <style:style style:name="Table22.C" style:family="table-column">
      <style:table-column-properties style:column-width="0.67cm"/>
    </style:style>
    <style:style style:name="Table22.D" style:family="table-column">
      <style:table-column-properties style:column-width="0.776cm"/>
    </style:style>
    <style:style style:name="Table22.E" style:family="table-column">
      <style:table-column-properties style:column-width="0.212cm"/>
    </style:style>
    <style:style style:name="Table22.F" style:family="table-column">
      <style:table-column-properties style:column-width="0.273cm"/>
    </style:style>
    <style:style style:name="Table22.I" style:family="table-column">
      <style:table-column-properties style:column-width="0.564cm"/>
    </style:style>
    <style:style style:name="Table22.O" style:family="table-column">
      <style:table-column-properties style:column-width="2.155cm"/>
    </style:style>
    <style:style style:name="Table22.A1" style:family="table-cell">
      <style:table-cell-properties style:vertical-align="middle"/>
    </style:style>
    <style:style style:name="Table23" style:family="table">
      <style:table-properties style:width="17cm" style:rel-width="100%" table:align="left"/>
    </style:style>
    <style:style style:name="Table23.A" style:family="table-column">
      <style:table-column-properties style:column-width="0.303cm" style:rel-column-width="1169*"/>
    </style:style>
    <style:style style:name="Table23.B" style:family="table-column">
      <style:table-column-properties style:column-width="16.697cm" style:rel-column-width="64366*"/>
    </style:style>
    <style:style style:name="Table24" style:family="table">
      <style:table-properties style:width="16.699cm" style:rel-width="100%" table:align="left"/>
    </style:style>
    <style:style style:name="Table24.A" style:family="table-column">
      <style:table-column-properties style:column-width="0.482cm" style:rel-column-width="1889*"/>
    </style:style>
    <style:style style:name="Table24.B" style:family="table-column">
      <style:table-column-properties style:column-width="16.217cm" style:rel-column-width="63646*"/>
    </style:style>
    <style:style style:name="Table24.A1" style:family="table-cell">
      <style:table-cell-properties style:vertical-align="middle"/>
    </style:style>
    <style:style style:name="Table25" style:family="table">
      <style:table-properties style:width="4.531cm" table:align="left"/>
    </style:style>
    <style:style style:name="Table25.A" style:family="table-column">
      <style:table-column-properties style:column-width="3.346cm"/>
    </style:style>
    <style:style style:name="Table25.B" style:family="table-column">
      <style:table-column-properties style:column-width="0.247cm"/>
    </style:style>
    <style:style style:name="Table25.C" style:family="table-column">
      <style:table-column-properties style:column-width="0.938cm"/>
    </style:style>
    <style:style style:name="Table25.A1" style:family="table-cell">
      <style:table-cell-properties style:vertical-align="middle"/>
    </style:style>
    <style:style style:name="Table26" style:family="table">
      <style:table-properties style:width="2.372cm" table:align="left"/>
    </style:style>
    <style:style style:name="Table26.A" style:family="table-column">
      <style:table-column-properties style:column-width="0.582cm"/>
    </style:style>
    <style:style style:name="Table26.B" style:family="table-column">
      <style:table-column-properties style:column-width="0.67cm"/>
    </style:style>
    <style:style style:name="Table26.C" style:family="table-column">
      <style:table-column-properties style:column-width="1.12cm"/>
    </style:style>
    <style:style style:name="Table26.A1" style:family="table-cell">
      <style:table-cell-properties style:vertical-align="middle"/>
    </style:style>
    <style:style style:name="Table27" style:family="table">
      <style:table-properties style:width="17cm" style:rel-width="100%" table:align="left"/>
    </style:style>
    <style:style style:name="Table27.A" style:family="table-column">
      <style:table-column-properties style:column-width="0.303cm" style:rel-column-width="1169*"/>
    </style:style>
    <style:style style:name="Table27.B" style:family="table-column">
      <style:table-column-properties style:column-width="16.697cm" style:rel-column-width="64366*"/>
    </style:style>
    <style:style style:name="Table28" style:family="table">
      <style:table-properties style:width="16.699cm" style:rel-width="100%" table:align="left"/>
    </style:style>
    <style:style style:name="Table28.A" style:family="table-column">
      <style:table-column-properties style:column-width="0.453cm" style:rel-column-width="1779*"/>
    </style:style>
    <style:style style:name="Table28.B" style:family="table-column">
      <style:table-column-properties style:column-width="16.245cm" style:rel-column-width="63756*"/>
    </style:style>
    <style:style style:name="Table28.A1" style:family="table-cell">
      <style:table-cell-properties style:vertical-align="middle"/>
    </style:style>
    <style:style style:name="Table29" style:family="table">
      <style:table-properties style:width="7.664cm" table:align="left"/>
    </style:style>
    <style:style style:name="Table29.A" style:family="table-column">
      <style:table-column-properties style:column-width="3.694cm"/>
    </style:style>
    <style:style style:name="Table29.B" style:family="table-column">
      <style:table-column-properties style:column-width="0.247cm"/>
    </style:style>
    <style:style style:name="Table29.C" style:family="table-column">
      <style:table-column-properties style:column-width="3.724cm"/>
    </style:style>
    <style:style style:name="Table29.A1" style:family="table-cell">
      <style:table-cell-properties style:vertical-align="middle"/>
    </style:style>
    <style:style style:name="Table30" style:family="table">
      <style:table-properties style:width="6.729cm" table:align="left"/>
    </style:style>
    <style:style style:name="Table30.A" style:family="table-column">
      <style:table-column-properties style:column-width="0.582cm"/>
    </style:style>
    <style:style style:name="Table30.B" style:family="table-column">
      <style:table-column-properties style:column-width="0.67cm"/>
    </style:style>
    <style:style style:name="Table30.C" style:family="table-column">
      <style:table-column-properties style:column-width="0.803cm"/>
    </style:style>
    <style:style style:name="Table30.E" style:family="table-column">
      <style:table-column-properties style:column-width="0.432cm"/>
    </style:style>
    <style:style style:name="Table30.F" style:family="table-column">
      <style:table-column-properties style:column-width="0.273cm"/>
    </style:style>
    <style:style style:name="Table30.G" style:family="table-column">
      <style:table-column-properties style:column-width="0.247cm"/>
    </style:style>
    <style:style style:name="Table30.H" style:family="table-column">
      <style:table-column-properties style:column-width="0.238cm"/>
    </style:style>
    <style:style style:name="Table30.A1" style:family="table-cell">
      <style:table-cell-properties style:vertical-align="middle"/>
    </style:style>
    <style:style style:name="Table31" style:family="table">
      <style:table-properties style:width="5.186cm" table:align="left"/>
    </style:style>
    <style:style style:name="Table31.A" style:family="table-column">
      <style:table-column-properties style:column-width="0.582cm"/>
    </style:style>
    <style:style style:name="Table31.B" style:family="table-column">
      <style:table-column-properties style:column-width="0.459cm"/>
    </style:style>
    <style:style style:name="Table31.C" style:family="table-column">
      <style:table-column-properties style:column-width="0.803cm"/>
    </style:style>
    <style:style style:name="Table31.E" style:family="table-column">
      <style:table-column-properties style:column-width="0.432cm"/>
    </style:style>
    <style:style style:name="Table31.F" style:family="table-column">
      <style:table-column-properties style:column-width="0.273cm"/>
    </style:style>
    <style:style style:name="Table31.A1" style:family="table-cell">
      <style:table-cell-properties style:vertical-align="middle"/>
    </style:style>
    <style:style style:name="Table32" style:family="table">
      <style:table-properties style:width="5.018cm" table:align="left"/>
    </style:style>
    <style:style style:name="Table32.A" style:family="table-column">
      <style:table-column-properties style:column-width="0.582cm"/>
    </style:style>
    <style:style style:name="Table32.B" style:family="table-column">
      <style:table-column-properties style:column-width="0.238cm"/>
    </style:style>
    <style:style style:name="Table32.C" style:family="table-column">
      <style:table-column-properties style:column-width="0.459cm"/>
    </style:style>
    <style:style style:name="Table32.D" style:family="table-column">
      <style:table-column-properties style:column-width="0.168cm"/>
    </style:style>
    <style:style style:name="Table32.F" style:family="table-column">
      <style:table-column-properties style:column-width="1.12cm"/>
    </style:style>
    <style:style style:name="Table32.K" style:family="table-column">
      <style:table-column-properties style:column-width="0.67cm"/>
    </style:style>
    <style:style style:name="Table32.A1" style:family="table-cell">
      <style:table-cell-properties style:vertical-align="middle"/>
    </style:style>
    <style:style style:name="Table33" style:family="table">
      <style:table-properties style:width="2.972cm" table:align="left"/>
    </style:style>
    <style:style style:name="Table33.A" style:family="table-column">
      <style:table-column-properties style:column-width="0.582cm"/>
    </style:style>
    <style:style style:name="Table33.B" style:family="table-column">
      <style:table-column-properties style:column-width="0.67cm"/>
    </style:style>
    <style:style style:name="Table33.C" style:family="table-column">
      <style:table-column-properties style:column-width="0.803cm"/>
    </style:style>
    <style:style style:name="Table33.D" style:family="table-column">
      <style:table-column-properties style:column-width="0.459cm"/>
    </style:style>
    <style:style style:name="Table33.A1" style:family="table-cell">
      <style:table-cell-properties style:vertical-align="middle"/>
    </style:style>
    <style:style style:name="Table34" style:family="table">
      <style:table-properties style:width="2.011cm" table:align="left"/>
    </style:style>
    <style:style style:name="Table34.A" style:family="table-column">
      <style:table-column-properties style:column-width="0.379cm"/>
    </style:style>
    <style:style style:name="Table34.B" style:family="table-column">
      <style:table-column-properties style:column-width="0.273cm"/>
    </style:style>
    <style:style style:name="Table34.C" style:family="table-column">
      <style:table-column-properties style:column-width="0.67cm"/>
    </style:style>
    <style:style style:name="Table34.E" style:family="table-column">
      <style:table-column-properties style:column-width="0.247cm"/>
    </style:style>
    <style:style style:name="Table34.F" style:family="table-column">
      <style:table-column-properties style:column-width="0.168cm"/>
    </style:style>
    <style:style style:name="Table34.A1" style:family="table-cell">
      <style:table-cell-properties style:vertical-align="middle"/>
    </style:style>
    <style:style style:name="Table35" style:family="table">
      <style:table-properties style:width="17cm" style:rel-width="100%" table:align="left"/>
    </style:style>
    <style:style style:name="Table35.A" style:family="table-column">
      <style:table-column-properties style:column-width="0.307cm" style:rel-column-width="1183*"/>
    </style:style>
    <style:style style:name="Table35.B" style:family="table-column">
      <style:table-column-properties style:column-width="16.693cm" style:rel-column-width="64352*"/>
    </style:style>
    <style:style style:name="Table36" style:family="table">
      <style:table-properties style:width="8.102cm" table:align="left"/>
    </style:style>
    <style:style style:name="Table36.A" style:family="table-column">
      <style:table-column-properties style:column-width="5.756cm"/>
    </style:style>
    <style:style style:name="Table36.B" style:family="table-column">
      <style:table-column-properties style:column-width="0.247cm"/>
    </style:style>
    <style:style style:name="Table36.C" style:family="table-column">
      <style:table-column-properties style:column-width="1.685cm"/>
    </style:style>
    <style:style style:name="Table36.E" style:family="table-column">
      <style:table-column-properties style:column-width="0.168cm"/>
    </style:style>
    <style:style style:name="Table36.A1" style:family="table-cell">
      <style:table-cell-properties style:vertical-align="middle"/>
    </style:style>
    <style:style style:name="Table37" style:family="table">
      <style:table-properties style:width="16.695cm" style:rel-width="100%" table:align="left"/>
    </style:style>
    <style:style style:name="Table37.A" style:family="table-column">
      <style:table-column-properties style:column-width="0.452cm" style:rel-column-width="1772*"/>
    </style:style>
    <style:style style:name="Table37.B" style:family="table-column">
      <style:table-column-properties style:column-width="16.244cm" style:rel-column-width="63763*"/>
    </style:style>
    <style:style style:name="Table37.A1" style:family="table-cell">
      <style:table-cell-properties style:vertical-align="middle"/>
    </style:style>
    <style:style style:name="Table38" style:family="table">
      <style:table-properties style:width="4.747cm" table:align="left"/>
    </style:style>
    <style:style style:name="Table38.A" style:family="table-column">
      <style:table-column-properties style:column-width="2.304cm"/>
    </style:style>
    <style:style style:name="Table38.B" style:family="table-column">
      <style:table-column-properties style:column-width="0.247cm"/>
    </style:style>
    <style:style style:name="Table38.C" style:family="table-column">
      <style:table-column-properties style:column-width="0.573cm"/>
    </style:style>
    <style:style style:name="Table38.E" style:family="table-column">
      <style:table-column-properties style:column-width="0.564cm"/>
    </style:style>
    <style:style style:name="Table38.F" style:family="table-column">
      <style:table-column-properties style:column-width="0.459cm"/>
    </style:style>
    <style:style style:name="Table38.G" style:family="table-column">
      <style:table-column-properties style:column-width="0.353cm"/>
    </style:style>
    <style:style style:name="Table38.A1" style:family="table-cell">
      <style:table-cell-properties style:vertical-align="middle"/>
    </style:style>
    <style:style style:name="Table39" style:family="table">
      <style:table-properties style:width="6.144cm" table:align="left"/>
    </style:style>
    <style:style style:name="Table39.A" style:family="table-column">
      <style:table-column-properties style:column-width="1.646cm"/>
    </style:style>
    <style:style style:name="Table39.B" style:family="table-column">
      <style:table-column-properties style:column-width="0.238cm"/>
    </style:style>
    <style:style style:name="Table39.C" style:family="table-column">
      <style:table-column-properties style:column-width="0.644cm"/>
    </style:style>
    <style:style style:name="Table39.D" style:family="table-column">
      <style:table-column-properties style:column-width="0.247cm"/>
    </style:style>
    <style:style style:name="Table39.E" style:family="table-column">
      <style:table-column-properties style:column-width="0.432cm"/>
    </style:style>
    <style:style style:name="Table39.F" style:family="table-column">
      <style:table-column-properties style:column-width="0.988cm"/>
    </style:style>
    <style:style style:name="Table39.G" style:family="table-column">
      <style:table-column-properties style:column-width="1.949cm"/>
    </style:style>
    <style:style style:name="Table39.A1" style:family="table-cell">
      <style:table-cell-properties style:vertical-align="middle"/>
    </style:style>
    <style:style style:name="Table40" style:family="table">
      <style:table-properties style:width="17cm" style:rel-width="100%" table:align="left"/>
    </style:style>
    <style:style style:name="Table40.A" style:family="table-column">
      <style:table-column-properties style:column-width="0.501cm" style:rel-column-width="1931*"/>
    </style:style>
    <style:style style:name="Table40.B" style:family="table-column">
      <style:table-column-properties style:column-width="16.499cm" style:rel-column-width="63604*"/>
    </style:style>
    <style:style style:name="Table41" style:family="table">
      <style:table-properties style:width="16.501cm" style:rel-width="100%" table:align="left"/>
    </style:style>
    <style:style style:name="Table41.A" style:family="table-column">
      <style:table-column-properties style:column-width="0.501cm" style:rel-column-width="1989*"/>
    </style:style>
    <style:style style:name="Table41.B" style:family="table-column">
      <style:table-column-properties style:column-width="16cm" style:rel-column-width="63546*"/>
    </style:style>
    <style:style style:name="Table41.A1" style:family="table-cell">
      <style:table-cell-properties style:vertical-align="middle"/>
    </style:style>
    <style:style style:name="Table42" style:family="table">
      <style:table-properties style:width="3.978cm" table:align="left"/>
    </style:style>
    <style:style style:name="Table42.A" style:family="table-column">
      <style:table-column-properties style:column-width="0.3cm"/>
    </style:style>
    <style:style style:name="Table42.B" style:family="table-column">
      <style:table-column-properties style:column-width="0.238cm"/>
    </style:style>
    <style:style style:name="Table42.C" style:family="table-column">
      <style:table-column-properties style:column-width="0.67cm"/>
    </style:style>
    <style:style style:name="Table42.D" style:family="table-column">
      <style:table-column-properties style:column-width="1.199cm"/>
    </style:style>
    <style:style style:name="Table42.E" style:family="table-column">
      <style:table-column-properties style:column-width="0.212cm"/>
    </style:style>
    <style:style style:name="Table42.F" style:family="table-column">
      <style:table-column-properties style:column-width="1.358cm"/>
    </style:style>
    <style:style style:name="Table42.A1" style:family="table-cell">
      <style:table-cell-properties style:vertical-align="middle"/>
    </style:style>
    <style:style style:name="Table43" style:family="table">
      <style:table-properties style:width="17cm" style:rel-width="100%" table:align="left"/>
    </style:style>
    <style:style style:name="Table43.A" style:family="table-column">
      <style:table-column-properties style:column-width="0.106cm" style:rel-column-width="407*"/>
    </style:style>
    <style:style style:name="Table43.B" style:family="table-column">
      <style:table-column-properties style:column-width="16.895cm" style:rel-column-width="65128*"/>
    </style:style>
    <style:style style:name="Table44" style:family="table">
      <style:table-properties style:width="16.896cm" style:rel-width="100%" table:align="left"/>
    </style:style>
    <style:style style:name="Table44.A" style:family="table-column">
      <style:table-column-properties style:column-width="0.452cm" style:rel-column-width="1751*"/>
    </style:style>
    <style:style style:name="Table44.B" style:family="table-column">
      <style:table-column-properties style:column-width="16.445cm" style:rel-column-width="63784*"/>
    </style:style>
    <style:style style:name="Table44.A1" style:family="table-cell">
      <style:table-cell-properties style:vertical-align="middle"/>
    </style:style>
    <style:style style:name="Table45" style:family="table">
      <style:table-properties style:width="8.714cm" table:align="left"/>
    </style:style>
    <style:style style:name="Table45.A" style:family="table-column">
      <style:table-column-properties style:column-width="4.445cm"/>
    </style:style>
    <style:style style:name="Table45.B" style:family="table-column">
      <style:table-column-properties style:column-width="0.238cm"/>
    </style:style>
    <style:style style:name="Table45.C" style:family="table-column">
      <style:table-column-properties style:column-width="1.094cm"/>
    </style:style>
    <style:style style:name="Table45.D" style:family="table-column">
      <style:table-column-properties style:column-width="0.988cm"/>
    </style:style>
    <style:style style:name="Table45.E" style:family="table-column">
      <style:table-column-properties style:column-width="1.949cm"/>
    </style:style>
    <style:style style:name="Table45.A1" style:family="table-cell">
      <style:table-cell-properties style:vertical-align="middle"/>
    </style:style>
    <style:style style:name="Table46" style:family="table">
      <style:table-properties style:width="17cm" style:rel-width="100%" table:align="left"/>
    </style:style>
    <style:style style:name="Table46.A" style:family="table-column">
      <style:table-column-properties style:column-width="0.526cm" style:rel-column-width="2026*"/>
    </style:style>
    <style:style style:name="Table46.B" style:family="table-column">
      <style:table-column-properties style:column-width="16.475cm" style:rel-column-width="63509*"/>
    </style:style>
    <style:style style:name="Table47" style:family="table">
      <style:table-properties style:width="16.476cm" style:rel-width="100%" table:align="left"/>
    </style:style>
    <style:style style:name="Table47.A" style:family="table-column">
      <style:table-column-properties style:column-width="0.455cm" style:rel-column-width="1810*"/>
    </style:style>
    <style:style style:name="Table47.B" style:family="table-column">
      <style:table-column-properties style:column-width="16.021cm" style:rel-column-width="63725*"/>
    </style:style>
    <style:style style:name="Table47.A1" style:family="table-cell">
      <style:table-cell-properties style:vertical-align="middle"/>
    </style:style>
    <style:style style:name="Table48" style:family="table">
      <style:table-properties style:width="3.096cm" table:align="left"/>
    </style:style>
    <style:style style:name="Table48.A" style:family="table-column">
      <style:table-column-properties style:column-width="1.12cm"/>
    </style:style>
    <style:style style:name="Table48.B" style:family="table-column">
      <style:table-column-properties style:column-width="0.67cm"/>
    </style:style>
    <style:style style:name="Table48.C" style:family="table-column">
      <style:table-column-properties style:column-width="1.305cm"/>
    </style:style>
    <style:style style:name="Table48.A1" style:family="table-cell">
      <style:table-cell-properties style:vertical-align="middle"/>
    </style:style>
    <style:style style:name="Table49" style:family="table">
      <style:table-properties style:width="2.325cm" table:align="left"/>
    </style:style>
    <style:style style:name="Table49.A" style:family="table-column">
      <style:table-column-properties style:column-width="0.582cm"/>
    </style:style>
    <style:style style:name="Table49.B" style:family="table-column">
      <style:table-column-properties style:column-width="0.437cm"/>
    </style:style>
    <style:style style:name="Table49.C" style:family="table-column">
      <style:table-column-properties style:column-width="1.305cm"/>
    </style:style>
    <style:style style:name="Table49.A1" style:family="table-cell">
      <style:table-cell-properties style:vertical-align="middle"/>
    </style:style>
    <style:style style:name="Table50" style:family="table">
      <style:table-properties style:width="4.233cm" table:align="left"/>
    </style:style>
    <style:style style:name="Table50.A" style:family="table-column">
      <style:table-column-properties style:column-width="1.12cm"/>
    </style:style>
    <style:style style:name="Table50.B" style:family="table-column">
      <style:table-column-properties style:column-width="0.238cm"/>
    </style:style>
    <style:style style:name="Table50.C" style:family="table-column">
      <style:table-column-properties style:column-width="1.305cm"/>
    </style:style>
    <style:style style:name="Table50.D" style:family="table-column">
      <style:table-column-properties style:column-width="1.57cm"/>
    </style:style>
    <style:style style:name="Table50.A1" style:family="table-cell">
      <style:table-cell-properties style:vertical-align="middle"/>
    </style:style>
    <style:style style:name="Table51" style:family="table">
      <style:table-properties style:width="16.986cm" fo:margin-left="0.037cm" table:align="left"/>
    </style:style>
    <style:style style:name="Table51.A" style:family="table-column">
      <style:table-column-properties style:column-width="0.503cm"/>
    </style:style>
    <style:style style:name="Table51.B" style:family="table-column">
      <style:table-column-properties style:column-width="16.484cm"/>
    </style:style>
    <style:style style:name="Table52" style:family="table">
      <style:table-properties style:width="16.484cm" style:rel-width="100%" table:align="left"/>
    </style:style>
    <style:style style:name="Table52.A" style:family="table-column">
      <style:table-column-properties style:column-width="0.46cm" style:rel-column-width="1830*"/>
    </style:style>
    <style:style style:name="Table52.B" style:family="table-column">
      <style:table-column-properties style:column-width="16.023cm" style:rel-column-width="63705*"/>
    </style:style>
    <style:style style:name="Table52.A1" style:family="table-cell">
      <style:table-cell-properties style:vertical-align="middle"/>
    </style:style>
    <style:style style:name="Table53" style:family="table">
      <style:table-properties style:width="3.484cm" table:align="left"/>
    </style:style>
    <style:style style:name="Table53.A" style:family="table-column">
      <style:table-column-properties style:column-width="2.787cm"/>
    </style:style>
    <style:style style:name="Table53.B" style:family="table-column">
      <style:table-column-properties style:column-width="0.697cm"/>
    </style:style>
    <style:style style:name="Table53.A1" style:family="table-cell">
      <style:table-cell-properties style:vertical-align="middle"/>
    </style:style>
    <style:style style:name="Table54" style:family="table">
      <style:table-properties style:width="4.119cm" table:align="left"/>
    </style:style>
    <style:style style:name="Table54.A" style:family="table-column">
      <style:table-column-properties style:column-width="1.252cm"/>
    </style:style>
    <style:style style:name="Table54.B" style:family="table-column">
      <style:table-column-properties style:column-width="0.238cm"/>
    </style:style>
    <style:style style:name="Table54.C" style:family="table-column">
      <style:table-column-properties style:column-width="0.67cm"/>
    </style:style>
    <style:style style:name="Table54.D" style:family="table-column">
      <style:table-column-properties style:column-width="0.247cm"/>
    </style:style>
    <style:style style:name="Table54.F" style:family="table-column">
      <style:table-column-properties style:column-width="1.041cm"/>
    </style:style>
    <style:style style:name="Table54.A1" style:family="table-cell">
      <style:table-cell-properties style:vertical-align="middle"/>
    </style:style>
    <style:style style:name="Table55" style:family="table">
      <style:table-properties style:width="17cm" style:rel-width="100%" table:align="left"/>
    </style:style>
    <style:style style:name="Table55.A" style:family="table-column">
      <style:table-column-properties style:column-width="0.519cm" style:rel-column-width="1999*"/>
    </style:style>
    <style:style style:name="Table55.B" style:family="table-column">
      <style:table-column-properties style:column-width="16.482cm" style:rel-column-width="63536*"/>
    </style:style>
    <style:style style:name="Table56" style:family="table">
      <style:table-properties style:width="16.484cm" style:rel-width="100%" table:align="left"/>
    </style:style>
    <style:style style:name="Table56.A" style:family="table-column">
      <style:table-column-properties style:column-width="0.455cm" style:rel-column-width="1809*"/>
    </style:style>
    <style:style style:name="Table56.B" style:family="table-column">
      <style:table-column-properties style:column-width="16.028cm" style:rel-column-width="63726*"/>
    </style:style>
    <style:style style:name="Table56.A1" style:family="table-cell">
      <style:table-cell-properties style:vertical-align="middle"/>
    </style:style>
    <style:style style:name="Table57" style:family="table">
      <style:table-properties style:width="9.43cm" table:align="left"/>
    </style:style>
    <style:style style:name="Table57.A" style:family="table-column">
      <style:table-column-properties style:column-width="5.304cm"/>
    </style:style>
    <style:style style:name="Table57.B" style:family="table-column">
      <style:table-column-properties style:column-width="0.238cm"/>
    </style:style>
    <style:style style:name="Table57.C" style:family="table-column">
      <style:table-column-properties style:column-width="0.67cm"/>
    </style:style>
    <style:style style:name="Table57.D" style:family="table-column">
      <style:table-column-properties style:column-width="1.199cm"/>
    </style:style>
    <style:style style:name="Table57.E" style:family="table-column">
      <style:table-column-properties style:column-width="0.212cm"/>
    </style:style>
    <style:style style:name="Table57.F" style:family="table-column">
      <style:table-column-properties style:column-width="1.806cm"/>
    </style:style>
    <style:style style:name="Table57.A1" style:family="table-cell">
      <style:table-cell-properties style:vertical-align="middle"/>
    </style:style>
    <style:style style:name="Table58" style:family="table">
      <style:table-properties style:width="11.661cm" table:align="left"/>
    </style:style>
    <style:style style:name="Table58.A" style:family="table-column">
      <style:table-column-properties style:column-width="7.112cm"/>
    </style:style>
    <style:style style:name="Table58.B" style:family="table-column">
      <style:table-column-properties style:column-width="0.238cm"/>
    </style:style>
    <style:style style:name="Table58.C" style:family="table-column">
      <style:table-column-properties style:column-width="0.67cm"/>
    </style:style>
    <style:style style:name="Table58.D" style:family="table-column">
      <style:table-column-properties style:column-width="1.199cm"/>
    </style:style>
    <style:style style:name="Table58.E" style:family="table-column">
      <style:table-column-properties style:column-width="0.212cm"/>
    </style:style>
    <style:style style:name="Table58.F" style:family="table-column">
      <style:table-column-properties style:column-width="2.23cm"/>
    </style:style>
    <style:style style:name="Table58.A1" style:family="table-cell">
      <style:table-cell-properties style:vertical-align="middle"/>
    </style:style>
    <style:style style:name="Table59" style:family="table">
      <style:table-properties style:width="17cm" style:rel-width="100%" table:align="left"/>
    </style:style>
    <style:style style:name="Table59.A" style:family="table-column">
      <style:table-column-properties style:column-width="0.499cm" style:rel-column-width="1924*"/>
    </style:style>
    <style:style style:name="Table59.B" style:family="table-column">
      <style:table-column-properties style:column-width="16.501cm" style:rel-column-width="63611*"/>
    </style:style>
    <style:style style:name="Table60" style:family="table">
      <style:table-properties style:width="16.503cm" style:rel-width="100%" table:align="left"/>
    </style:style>
    <style:style style:name="Table60.A" style:family="table-column">
      <style:table-column-properties style:column-width="0.492cm" style:rel-column-width="1954*"/>
    </style:style>
    <style:style style:name="Table60.B" style:family="table-column">
      <style:table-column-properties style:column-width="16.011cm" style:rel-column-width="63581*"/>
    </style:style>
    <style:style style:name="Table60.A1" style:family="table-cell">
      <style:table-cell-properties style:vertical-align="middle"/>
    </style:style>
    <style:style style:name="Table61" style:family="table">
      <style:table-properties style:width="6.645cm" table:align="left"/>
    </style:style>
    <style:style style:name="Table61.A" style:family="table-column">
      <style:table-column-properties style:column-width="2.164cm"/>
    </style:style>
    <style:style style:name="Table61.B" style:family="table-column">
      <style:table-column-properties style:column-width="0.238cm"/>
    </style:style>
    <style:style style:name="Table61.C" style:family="table-column">
      <style:table-column-properties style:column-width="1.305cm"/>
    </style:style>
    <style:style style:name="Table61.D" style:family="table-column">
      <style:table-column-properties style:column-width="0.988cm"/>
    </style:style>
    <style:style style:name="Table61.E" style:family="table-column">
      <style:table-column-properties style:column-width="1.949cm"/>
    </style:style>
    <style:style style:name="Table61.A1" style:family="table-cell">
      <style:table-cell-properties style:vertical-align="middle"/>
    </style:style>
    <style:style style:name="Table62" style:family="table">
      <style:table-properties style:width="6.362cm" table:align="left"/>
    </style:style>
    <style:style style:name="Table62.A" style:family="table-column">
      <style:table-column-properties style:column-width="3.928cm"/>
    </style:style>
    <style:style style:name="Table62.B" style:family="table-column">
      <style:table-column-properties style:column-width="0.238cm"/>
    </style:style>
    <style:style style:name="Table62.C" style:family="table-column">
      <style:table-column-properties style:column-width="0.459cm"/>
    </style:style>
    <style:style style:name="Table62.D" style:family="table-column">
      <style:table-column-properties style:column-width="1.737cm"/>
    </style:style>
    <style:style style:name="Table62.A1" style:family="table-cell">
      <style:table-cell-properties style:vertical-align="middle"/>
    </style:style>
    <style:style style:name="Table63" style:family="table">
      <style:table-properties style:width="8.239cm" fo:margin-left="1.27cm" table:align="left"/>
    </style:style>
    <style:style style:name="Table63.A" style:family="table-column">
      <style:table-column-properties style:column-width="7.401cm"/>
    </style:style>
    <style:style style:name="Table63.B" style:family="table-column">
      <style:table-column-properties style:column-width="0.67cm"/>
    </style:style>
    <style:style style:name="Table63.C" style:family="table-column">
      <style:table-column-properties style:column-width="0.168cm"/>
    </style:style>
    <style:style style:name="Table63.A1" style:family="table-cell">
      <style:table-cell-properties style:vertical-align="middle"/>
    </style:style>
    <style:style style:name="Table64" style:family="table">
      <style:table-properties style:width="4.011cm" fo:margin-left="1.27cm" table:align="left"/>
    </style:style>
    <style:style style:name="Table64.A" style:family="table-column">
      <style:table-column-properties style:column-width="2.653cm"/>
    </style:style>
    <style:style style:name="Table64.B" style:family="table-column">
      <style:table-column-properties style:column-width="0.67cm"/>
    </style:style>
    <style:style style:name="Table64.C" style:family="table-column">
      <style:table-column-properties style:column-width="0.273cm"/>
    </style:style>
    <style:style style:name="Table64.D" style:family="table-column">
      <style:table-column-properties style:column-width="0.247cm"/>
    </style:style>
    <style:style style:name="Table64.E" style:family="table-column">
      <style:table-column-properties style:column-width="0.168cm"/>
    </style:style>
    <style:style style:name="Table64.A1" style:family="table-cell">
      <style:table-cell-properties style:vertical-align="middle"/>
    </style:style>
    <style:style style:name="Table65" style:family="table">
      <style:table-properties style:width="8.601cm" fo:margin-left="1.27cm" table:align="left"/>
    </style:style>
    <style:style style:name="Table65.A" style:family="table-column">
      <style:table-column-properties style:column-width="1.863cm"/>
    </style:style>
    <style:style style:name="Table65.B" style:family="table-column">
      <style:table-column-properties style:column-width="0.247cm"/>
    </style:style>
    <style:style style:name="Table65.C" style:family="table-column">
      <style:table-column-properties style:column-width="3.771cm"/>
    </style:style>
    <style:style style:name="Table65.E" style:family="table-column">
      <style:table-column-properties style:column-width="0.273cm"/>
    </style:style>
    <style:style style:name="Table65.F" style:family="table-column">
      <style:table-column-properties style:column-width="0.238cm"/>
    </style:style>
    <style:style style:name="Table65.H" style:family="table-column">
      <style:table-column-properties style:column-width="0.988cm"/>
    </style:style>
    <style:style style:name="Table65.I" style:family="table-column">
      <style:table-column-properties style:column-width="0.727cm"/>
    </style:style>
    <style:style style:name="Table65.A1" style:family="table-cell">
      <style:table-cell-properties style:vertical-align="middle"/>
    </style:style>
    <style:style style:name="Table66" style:family="table">
      <style:table-properties style:width="5.29cm" fo:margin-left="1.27cm" table:align="left"/>
    </style:style>
    <style:style style:name="Table66.A" style:family="table-column">
      <style:table-column-properties style:column-width="1.427cm"/>
    </style:style>
    <style:style style:name="Table66.B" style:family="table-column">
      <style:table-column-properties style:column-width="0.247cm"/>
    </style:style>
    <style:style style:name="Table66.C" style:family="table-column">
      <style:table-column-properties style:column-width="0.273cm"/>
    </style:style>
    <style:style style:name="Table66.D" style:family="table-column">
      <style:table-column-properties style:column-width="0.238cm"/>
    </style:style>
    <style:style style:name="Table66.F" style:family="table-column">
      <style:table-column-properties style:column-width="0.988cm"/>
    </style:style>
    <style:style style:name="Table66.G" style:family="table-column">
      <style:table-column-properties style:column-width="0.591cm"/>
    </style:style>
    <style:style style:name="Table66.H" style:family="table-column">
      <style:table-column-properties style:column-width="1.279cm"/>
    </style:style>
    <style:style style:name="Table66.A1" style:family="table-cell">
      <style:table-cell-properties style:vertical-align="middle"/>
    </style:style>
    <style:style style:name="Table67" style:family="table">
      <style:table-properties style:width="3.579cm" fo:margin-left="1.27cm" table:align="left"/>
    </style:style>
    <style:style style:name="Table67.A" style:family="table-column">
      <style:table-column-properties style:column-width="0.265cm"/>
    </style:style>
    <style:style style:name="Table67.B" style:family="table-column">
      <style:table-column-properties style:column-width="1.683cm"/>
    </style:style>
    <style:style style:name="Table67.C" style:family="table-column">
      <style:table-column-properties style:column-width="0.988cm"/>
    </style:style>
    <style:style style:name="Table67.D" style:family="table-column">
      <style:table-column-properties style:column-width="0.644cm"/>
    </style:style>
    <style:style style:name="Table67.A1" style:family="table-cell">
      <style:table-cell-properties style:vertical-align="middle"/>
    </style:style>
    <style:style style:name="Table68" style:family="table">
      <style:table-properties style:width="3.482cm" fo:margin-left="1.27cm" table:align="left"/>
    </style:style>
    <style:style style:name="Table68.A" style:family="table-column">
      <style:table-column-properties style:column-width="0.265cm"/>
    </style:style>
    <style:style style:name="Table68.B" style:family="table-column">
      <style:table-column-properties style:column-width="1.586cm"/>
    </style:style>
    <style:style style:name="Table68.C" style:family="table-column">
      <style:table-column-properties style:column-width="0.988cm"/>
    </style:style>
    <style:style style:name="Table68.D" style:family="table-column">
      <style:table-column-properties style:column-width="0.644cm"/>
    </style:style>
    <style:style style:name="Table68.A1" style:family="table-cell">
      <style:table-cell-properties style:vertical-align="middle"/>
    </style:style>
    <style:style style:name="Table69" style:family="table">
      <style:table-properties style:width="7.172cm" fo:margin-left="1.27cm" table:align="left"/>
    </style:style>
    <style:style style:name="Table69.A" style:family="table-column">
      <style:table-column-properties style:column-width="5.188cm"/>
    </style:style>
    <style:style style:name="Table69.B" style:family="table-column">
      <style:table-column-properties style:column-width="0.238cm"/>
    </style:style>
    <style:style style:name="Table69.C" style:family="table-column">
      <style:table-column-properties style:column-width="0.591cm"/>
    </style:style>
    <style:style style:name="Table69.D" style:family="table-column">
      <style:table-column-properties style:column-width="0.67cm"/>
    </style:style>
    <style:style style:name="Table69.E" style:family="table-column">
      <style:table-column-properties style:column-width="0.212cm"/>
    </style:style>
    <style:style style:name="Table69.F" style:family="table-column">
      <style:table-column-properties style:column-width="0.273cm"/>
    </style:style>
    <style:style style:name="Table69.A1" style:family="table-cell">
      <style:table-cell-properties style:vertical-align="middle"/>
    </style:style>
    <style:style style:name="Table70" style:family="table">
      <style:table-properties style:width="6.724cm" fo:margin-left="1.27cm" table:align="left"/>
    </style:style>
    <style:style style:name="Table70.A" style:family="table-column">
      <style:table-column-properties style:column-width="4.687cm"/>
    </style:style>
    <style:style style:name="Table70.B" style:family="table-column">
      <style:table-column-properties style:column-width="2.037cm"/>
    </style:style>
    <style:style style:name="Table70.A1" style:family="table-cell">
      <style:table-cell-properties style:vertical-align="middle"/>
    </style:style>
    <style:style style:name="Table71" style:family="table">
      <style:table-properties style:width="2.011cm" table:align="center"/>
    </style:style>
    <style:style style:name="Table71.A" style:family="table-column">
      <style:table-column-properties style:column-width="0.265cm"/>
    </style:style>
    <style:style style:name="Table71.B" style:family="table-column">
      <style:table-column-properties style:column-width="0.591cm"/>
    </style:style>
    <style:style style:name="Table71.C" style:family="table-column">
      <style:table-column-properties style:column-width="0.67cm"/>
    </style:style>
    <style:style style:name="Table71.D" style:family="table-column">
      <style:table-column-properties style:column-width="0.212cm"/>
    </style:style>
    <style:style style:name="Table71.E" style:family="table-column">
      <style:table-column-properties style:column-width="0.273cm"/>
    </style:style>
    <style:style style:name="Table71.A1" style:family="table-cell">
      <style:table-cell-properties style:vertical-align="middle"/>
    </style:style>
    <style:style style:name="Table72" style:family="table">
      <style:table-properties style:width="8.802cm" fo:margin-left="1.27cm" table:align="left"/>
    </style:style>
    <style:style style:name="Table72.A" style:family="table-column">
      <style:table-column-properties style:column-width="6.923cm"/>
    </style:style>
    <style:style style:name="Table72.B" style:family="table-column">
      <style:table-column-properties style:column-width="0.238cm"/>
    </style:style>
    <style:style style:name="Table72.C" style:family="table-column">
      <style:table-column-properties style:column-width="0.485cm"/>
    </style:style>
    <style:style style:name="Table72.D" style:family="table-column">
      <style:table-column-properties style:column-width="0.67cm"/>
    </style:style>
    <style:style style:name="Table72.E" style:family="table-column">
      <style:table-column-properties style:column-width="0.212cm"/>
    </style:style>
    <style:style style:name="Table72.F" style:family="table-column">
      <style:table-column-properties style:column-width="0.273cm"/>
    </style:style>
    <style:style style:name="Table72.A1" style:family="table-cell">
      <style:table-cell-properties style:vertical-align="middle"/>
    </style:style>
    <style:style style:name="Table73" style:family="table">
      <style:table-properties style:width="8.354cm" fo:margin-left="1.27cm" table:align="left"/>
    </style:style>
    <style:style style:name="Table73.A" style:family="table-column">
      <style:table-column-properties style:column-width="6.422cm"/>
    </style:style>
    <style:style style:name="Table73.B" style:family="table-column">
      <style:table-column-properties style:column-width="1.931cm"/>
    </style:style>
    <style:style style:name="Table73.A1" style:family="table-cell">
      <style:table-cell-properties style:vertical-align="middle"/>
    </style:style>
    <style:style style:name="Table74" style:family="table">
      <style:table-properties style:width="1.905cm" table:align="center"/>
    </style:style>
    <style:style style:name="Table74.A" style:family="table-column">
      <style:table-column-properties style:column-width="0.265cm"/>
    </style:style>
    <style:style style:name="Table74.B" style:family="table-column">
      <style:table-column-properties style:column-width="0.485cm"/>
    </style:style>
    <style:style style:name="Table74.C" style:family="table-column">
      <style:table-column-properties style:column-width="0.67cm"/>
    </style:style>
    <style:style style:name="Table74.D" style:family="table-column">
      <style:table-column-properties style:column-width="0.212cm"/>
    </style:style>
    <style:style style:name="Table74.E" style:family="table-column">
      <style:table-column-properties style:column-width="0.273cm"/>
    </style:style>
    <style:style style:name="Table74.A1" style:family="table-cell">
      <style:table-cell-properties style:vertical-align="middle"/>
    </style:style>
    <style:style style:name="Table75" style:family="table">
      <style:table-properties style:width="12.391cm" fo:margin-left="1.27cm" table:align="left"/>
    </style:style>
    <style:style style:name="Table75.A" style:family="table-column">
      <style:table-column-properties style:column-width="8.729cm"/>
    </style:style>
    <style:style style:name="Table75.B" style:family="table-column">
      <style:table-column-properties style:column-width="0.238cm"/>
    </style:style>
    <style:style style:name="Table75.C" style:family="table-column">
      <style:table-column-properties style:column-width="1.683cm"/>
    </style:style>
    <style:style style:name="Table75.D" style:family="table-column">
      <style:table-column-properties style:column-width="0.988cm"/>
    </style:style>
    <style:style style:name="Table75.E" style:family="table-column">
      <style:table-column-properties style:column-width="0.753cm"/>
    </style:style>
    <style:style style:name="Table75.A1" style:family="table-cell">
      <style:table-cell-properties style:vertical-align="middle"/>
    </style:style>
    <style:style style:name="Table76" style:family="table">
      <style:table-properties style:width="12.294cm" fo:margin-left="1.27cm" table:align="left"/>
    </style:style>
    <style:style style:name="Table76.A" style:family="table-column">
      <style:table-column-properties style:column-width="8.729cm"/>
    </style:style>
    <style:style style:name="Table76.B" style:family="table-column">
      <style:table-column-properties style:column-width="0.238cm"/>
    </style:style>
    <style:style style:name="Table76.C" style:family="table-column">
      <style:table-column-properties style:column-width="1.586cm"/>
    </style:style>
    <style:style style:name="Table76.D" style:family="table-column">
      <style:table-column-properties style:column-width="0.988cm"/>
    </style:style>
    <style:style style:name="Table76.E" style:family="table-column">
      <style:table-column-properties style:column-width="0.753cm"/>
    </style:style>
    <style:style style:name="Table76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tyle="italic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italic"/>
    </style:style>
    <style:style style:name="T1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number-rows-spanned="2" office:value-type="string">
            <text:p text:style-name="P1"/>
          </table:table-cell>
          <table:table-cell office:value-type="string">
            <text:p text:style-name="Table_20_Contents">A batsman scored 110 runs which included 3 boundaries and 8 sixes. What percent of his total score did he make by running between the wickets?<text:bookmark text:name="tblOption_316"/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able_20_Contents"><text:bookmark text:name="tdOptionNo_A_316"/><text:bookmark text:name="lnkOptionLink_A_316"/><text:a xlink:type="simple" xlink:href="javascript:%20void%200;" text:style-name="Internet_20_link" text:visited-style-name="Visited_20_Internet_20_Link">A.</text:a><text:bookmark text:name="tdOptionDt_A_316"/></text:p>
                </table:table-cell>
                <table:table-cell table:style-name="Table2.A1" office:value-type="string">
                  <text:p text:style-name="Table_20_Contents">45%<text:bookmark text:name="tdOptionNo_B_316"/></text:p>
                </table:table-cell>
              </table:table-row>
              <table:table-row>
                <table:table-cell table:style-name="Table2.A1" office:value-type="string">
                  <text:p text:style-name="Table_20_Contents"><text:bookmark text:name="lnkOptionLink_B_316"/><text:a xlink:type="simple" xlink:href="javascript:%20void%200;" text:style-name="Internet_20_link" text:visited-style-name="Visited_20_Internet_20_Link">B.</text:a><text:bookmark text:name="tdOptionDt_B_316"/></text:p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row>
                      <table:table-cell table:style-name="Table3.A1" table:number-rows-spanned="2" office:value-type="string">
                        <text:p text:style-name="P2">45</text:p>
                      </table:table-cell>
                      <table:table-cell table:style-name="Table3.A1" office:value-type="string">
                        <text:p text:style-name="P2">5</text:p>
                      </table:table-cell>
                      <table:table-cell table:style-name="Table3.A1" table:number-rows-spanned="2" office:value-type="string">
                        <text:p text:style-name="P2">%</text:p>
                      </table:table-cell>
                    </table:table-row>
                    <table:table-row>
                      <table:covered-table-cell/>
                      <table:table-cell table:style-name="Table3.A1" office:value-type="string">
                        <text:p text:style-name="P2">11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table-cell table:style-name="Table2.A1" office:value-type="string">
                  <text:p text:style-name="P1"><text:bookmark text:name="tdOptionNo_C_316"/></text:p>
                </table:table-cell>
              </table:table-row>
              <table:table-row>
                <table:table-cell table:style-name="Table2.A1" office:value-type="string">
                  <text:p text:style-name="Table_20_Contents"><text:bookmark text:name="lnkOptionLink_C_316"/><text:a xlink:type="simple" xlink:href="javascript:%20void%200;" text:style-name="Internet_20_link" text:visited-style-name="Visited_20_Internet_20_Link">C.</text:a><text:bookmark text:name="tdOptionDt_C_316"/></text:p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row>
                      <table:table-cell table:style-name="Table4.A1" table:number-rows-spanned="2" office:value-type="string">
                        <text:p text:style-name="P2">54</text:p>
                      </table:table-cell>
                      <table:table-cell table:style-name="Table4.A1" office:value-type="string">
                        <text:p text:style-name="P2">6</text:p>
                      </table:table-cell>
                      <table:table-cell table:style-name="Table4.A1" table:number-rows-spanned="2" office:value-type="string">
                        <text:p text:style-name="P2">%</text:p>
                      </table:table-cell>
                    </table:table-row>
                    <table:table-row>
                      <table:covered-table-cell/>
                      <table:table-cell table:style-name="Table4.A1" office:value-type="string">
                        <text:p text:style-name="P2">11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table-cell table:style-name="Table2.A1" office:value-type="string">
                  <text:p text:style-name="P1"><text:bookmark text:name="tdOptionNo_D_316"/></text:p>
                </table:table-cell>
              </table:table-row>
              <table:table-row>
                <table:table-cell table:style-name="Table2.A1" office:value-type="string">
                  <text:p text:style-name="Table_20_Contents"><text:bookmark text:name="lnkOptionLink_D_316"/><text:a xlink:type="simple" xlink:href="javascript:%20void%200;" text:style-name="Internet_20_link" text:visited-style-name="Visited_20_Internet_20_Link">D.</text:a><text:bookmark text:name="tdOptionDt_D_316"/></text:p>
                </table:table-cell>
                <table:table-cell table:style-name="Table2.A1" office:value-type="string">
                  <text:p text:style-name="Table_20_Contents">55%</text:p>
                </table:table-cell>
              </table:table-row>
            </table:table>
            <text:p text:style-name="Table_20_Contents"/>
          </table:table-cell>
        </table:table-row>
        <table:table-row>
          <table:covered-table-cell/>
          <table:table-cell office:value-type="string">
            <text:section text:style-name="Sect1" text:name="divAnswer_316">
              <text:p text:style-name="P5">Answer: Option B</text:p>
              <text:p text:style-name="P5">Explanation:</text:p>
              <text:p text:style-name="P5">Number of runs made by running = 110 - (3 x 4 + 8 x 6)</text:p>
              <text:p text:style-name="P5">= 110 - (60)</text:p>
              <text:p text:style-name="P5">= 50.</text:p>
              <table:table table:name="Table5" table:style-name="Table5">
                <table:table-column table:style-name="Table5.A"/>
                <table:table-column table:style-name="Table5.B"/>
                <table:table-column table:style-name="Table5.C"/>
                <table:table-column table:style-name="Table5.D"/>
                <table:table-column table:style-name="Table5.E"/>
                <table:table-column table:style-name="Table5.F"/>
                <table:table-column table:style-name="Table5.G"/>
                <table:table-row>
                  <table:table-cell table:style-name="Table5.A1" table:number-rows-spanned="2" office:value-type="string">
                    <text:p text:style-name="P2"><draw:frame draw:style-name="fr1" draw:name="Image1" text:anchor-type="as-char" svg:width="0.45cm" svg:height="0.291cm" draw:z-index="0"><draw:image xlink:href="Pictures/10000000000000110000000B82FF6876FD0BFB25.png" xlink:type="simple" xlink:show="embed" xlink:actuate="onLoad"/></draw:frame> Required percentage =</text:p>
                  </table:table-cell>
                  <table:table-cell table:style-name="Table5.A1" table:number-rows-spanned="2" office:value-type="string">
                    <text:p text:style-name="P2"><draw:frame draw:style-name="fr1" draw:name="Image2" text:anchor-type="as-char" svg:width="0.238cm" svg:height="1.005cm" draw:z-index="1"><draw:image xlink:href="Pictures/1000000000000009000000265387A00E5270F346.png" xlink:type="simple" xlink:show="embed" xlink:actuate="onLoad"/></draw:frame></text:p>
                  </table:table-cell>
                  <table:table-cell table:style-name="Table5.A1" office:value-type="string">
                    <text:p text:style-name="P2">50</text:p>
                  </table:table-cell>
                  <table:table-cell table:style-name="Table5.A1" table:number-rows-spanned="2" office:value-type="string">
                    <text:p text:style-name="P2">x 100</text:p>
                  </table:table-cell>
                  <table:table-cell table:style-name="Table5.A1" table:number-rows-spanned="2" office:value-type="string">
                    <text:p text:style-name="P2"><draw:frame draw:style-name="fr1" draw:name="Image3" text:anchor-type="as-char" svg:width="0.212cm" svg:height="1.005cm" draw:z-index="2"><draw:image xlink:href="Pictures/1000000000000008000000265CA9C31D1E9F9FD4.png" xlink:type="simple" xlink:show="embed" xlink:actuate="onLoad"/></draw:frame>% = 45</text:p>
                  </table:table-cell>
                  <table:table-cell table:style-name="Table5.A1" office:value-type="string">
                    <text:p text:style-name="P2">5</text:p>
                  </table:table-cell>
                  <table:table-cell table:style-name="Table5.A1" table:number-rows-spanned="2" office:value-type="string">
                    <text:p text:style-name="P2">%</text:p>
                  </table:table-cell>
                </table:table-row>
                <table:table-row>
                  <table:covered-table-cell/>
                  <table:covered-table-cell/>
                  <table:table-cell table:style-name="Table5.A1" office:value-type="string">
                    <text:p text:style-name="P2">110</text:p>
                  </table:table-cell>
                  <table:covered-table-cell/>
                  <table:covered-table-cell/>
                  <table:table-cell table:style-name="Table5.A1" office:value-type="string">
                    <text:p text:style-name="P2">11</text:p>
                  </table:table-cell>
                  <table:covered-table-cell/>
                </table:table-row>
              </table:table>
            </text:section>
            <text:section text:style-name="Sect1" text:name="divToolBar_316">
              <text:p text:style-name="Table_20_Contents"><text:a xlink:type="simple" xlink:href="javascript:%20void%200;" text:style-name="Internet_20_link" text:visited-style-name="Visited_20_Internet_20_Link">View Answer</text:a> <text:a xlink:type="simple" xlink:href="https://www.indiabix.com/aptitude/percentage/discussion-316" text:style-name="Internet_20_link" text:visited-style-name="Visited_20_Internet_20_Link">Discuss in Forum</text:a> <text:a xlink:type="simple" xlink:href="javascript:%20void%200;" text:style-name="Internet_20_link" text:visited-style-name="Visited_20_Internet_20_Link">Workspace</text:a> <text:a xlink:type="simple" xlink:href="javascript:%20void%200;" text:style-name="Internet_20_link" text:visited-style-name="Visited_20_Internet_20_Link">Report</text:a> </text:p>
            </text:section>
          </table:table-cell>
        </table:table-row>
      </table:table>
      <text:p text:style-name="Horizontal_20_Line"/>
      <table:table table:name="Table6" table:style-name="Table6">
        <table:table-column table:style-name="Table6.A"/>
        <table:table-column table:style-name="Table6.B"/>
        <table:table-row>
          <table:table-cell table:number-rows-spanned="2" office:value-type="string">
            <text:p text:style-name="P3">2. </text:p>
          </table:table-cell>
          <table:table-cell office:value-type="string">
            <text:p text:style-name="Table_20_Contents">Two students appeared at an examination. One of them secured 9 marks more than the other and his marks was 56% of the sum of their marks. The marks obtained by them are: <text:bookmark text:name="tblOption_321"/>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Table_20_Contents"><text:bookmark text:name="tdOptionNo_A_321"/><text:bookmark text:name="lnkOptionLink_A_321"/><text:a xlink:type="simple" xlink:href="javascript:%20void%200;" text:style-name="Internet_20_link" text:visited-style-name="Visited_20_Internet_20_Link">A.</text:a><text:bookmark text:name="tdOptionDt_A_321"/></text:p>
                </table:table-cell>
                <table:table-cell table:style-name="Table7.A1" office:value-type="string">
                  <text:p text:style-name="Table_20_Contents">39, 30<text:bookmark text:name="tdOptionNo_B_321"/></text:p>
                </table:table-cell>
              </table:table-row>
              <table:table-row>
                <table:table-cell table:style-name="Table7.A1" office:value-type="string">
                  <text:p text:style-name="Table_20_Contents"><text:bookmark text:name="lnkOptionLink_B_321"/><text:a xlink:type="simple" xlink:href="javascript:%20void%200;" text:style-name="Internet_20_link" text:visited-style-name="Visited_20_Internet_20_Link">B.</text:a><text:bookmark text:name="tdOptionDt_B_321"/></text:p>
                </table:table-cell>
                <table:table-cell table:style-name="Table7.A1" office:value-type="string">
                  <text:p text:style-name="Table_20_Contents">41, 32<text:bookmark text:name="tdOptionNo_C_321"/></text:p>
                </table:table-cell>
              </table:table-row>
              <table:table-row>
                <table:table-cell table:style-name="Table7.A1" office:value-type="string">
                  <text:p text:style-name="Table_20_Contents"><text:bookmark text:name="lnkOptionLink_C_321"/><text:a xlink:type="simple" xlink:href="javascript:%20void%200;" text:style-name="Internet_20_link" text:visited-style-name="Visited_20_Internet_20_Link">C.</text:a><text:bookmark text:name="tdOptionDt_C_321"/></text:p>
                </table:table-cell>
                <table:table-cell table:style-name="Table7.A1" office:value-type="string">
                  <text:p text:style-name="Table_20_Contents">42, 33<text:bookmark text:name="tdOptionNo_D_321"/></text:p>
                </table:table-cell>
              </table:table-row>
              <table:table-row>
                <table:table-cell table:style-name="Table7.A1" office:value-type="string">
                  <text:p text:style-name="Table_20_Contents"><text:bookmark text:name="lnkOptionLink_D_321"/><text:a xlink:type="simple" xlink:href="javascript:%20void%200;" text:style-name="Internet_20_link" text:visited-style-name="Visited_20_Internet_20_Link">D.</text:a><text:bookmark text:name="tdOptionDt_D_321"/></text:p>
                </table:table-cell>
                <table:table-cell table:style-name="Table7.A1" office:value-type="string">
                  <text:p text:style-name="Table_20_Contents">43, 34</text:p>
                </table:table-cell>
              </table:table-row>
            </table:table>
            <text:p text:style-name="Table_20_Contents"/>
          </table:table-cell>
        </table:table-row>
        <table:table-row>
          <table:covered-table-cell/>
          <table:table-cell office:value-type="string">
            <text:section text:style-name="Sect1" text:name="divAnswer_321">
              <text:p text:style-name="P5">Answer: Option C</text:p>
              <text:p text:style-name="P5">Explanation:</text:p>
              <text:p text:style-name="P5">Let their marks be (<text:span text:style-name="T1">x</text:span> + 9) and <text:span text:style-name="T1">x</text:span>.</text:p>
              <table:table table:name="Table8" table:style-name="Table8">
                <table:table-column table:style-name="Table8.A"/>
                <table:table-column table:style-name="Table8.B"/>
                <table:table-column table:style-name="Table8.C"/>
                <table:table-row>
                  <table:table-cell table:style-name="Table8.A1" table:number-rows-spanned="2" office:value-type="string">
                    <text:p text:style-name="P2">Then, <text:span text:style-name="T1">x</text:span> + 9 =</text:p>
                  </table:table-cell>
                  <table:table-cell table:style-name="Table8.A1" office:value-type="string">
                    <text:p text:style-name="P2">56</text:p>
                  </table:table-cell>
                  <table:table-cell table:style-name="Table8.A1" table:number-rows-spanned="2" office:value-type="string">
                    <text:p text:style-name="P2">(<text:span text:style-name="T1">x</text:span> + 9 + <text:span text:style-name="T1">x</text:span>)</text:p>
                  </table:table-cell>
                </table:table-row>
                <table:table-row>
                  <table:covered-table-cell/>
                  <table:table-cell table:style-name="Table8.A1" office:value-type="string">
                    <text:p text:style-name="P2">100</text:p>
                  </table:table-cell>
                  <table:covered-table-cell/>
                </table:table-row>
              </table:table>
              <text:p text:style-name="P5"><draw:frame draw:style-name="fr1" draw:name="Image4" text:anchor-type="as-char" svg:width="0.45cm" svg:height="0.238cm" draw:z-index="3"><draw:image xlink:href="Pictures/100000000000001100000009314DA0D24305630B.png" xlink:type="simple" xlink:show="embed" xlink:actuate="onLoad"/></draw:frame> 25(<text:span text:style-name="T1">x</text:span> + 9) = 14(2<text:span text:style-name="T1">x</text:span> + 9)</text:p>
              <text:p text:style-name="P5"><draw:frame draw:style-name="fr1" draw:name="Image5" text:anchor-type="as-char" svg:width="0.45cm" svg:height="0.238cm" draw:z-index="4"><draw:image xlink:href="Pictures/100000000000001100000009FBE56013E54C8420.png" xlink:type="simple" xlink:show="embed" xlink:actuate="onLoad"/></draw:frame> 3<text:span text:style-name="T1">x</text:span> = 99</text:p>
              <text:p text:style-name="P5"><draw:frame draw:style-name="fr1" draw:name="Image6" text:anchor-type="as-char" svg:width="0.45cm" svg:height="0.238cm" draw:z-index="5"><draw:image xlink:href="Pictures/100000000000001100000009907767D32D7597C4.png" xlink:type="simple" xlink:show="embed" xlink:actuate="onLoad"/></draw:frame> <text:span text:style-name="T1">x</text:span> = 33</text:p>
              <text:p text:style-name="P5">So, their marks are 42 and 33.</text:p>
            </text:section>
            <text:section text:style-name="Sect1" text:name="divToolBar_321">
              <text:p text:style-name="Table_20_Contents"><text:a xlink:type="simple" xlink:href="javascript:%20void%200;" text:style-name="Internet_20_link" text:visited-style-name="Visited_20_Internet_20_Link">View Answer</text:a> <text:a xlink:type="simple" xlink:href="https://www.indiabix.com/aptitude/percentage/discussion-321" text:style-name="Internet_20_link" text:visited-style-name="Visited_20_Internet_20_Link">Discuss in Forum</text:a> <text:a xlink:type="simple" xlink:href="javascript:%20void%200;" text:style-name="Internet_20_link" text:visited-style-name="Visited_20_Internet_20_Link">Workspace</text:a> <text:a xlink:type="simple" xlink:href="javascript:%20void%200;" text:style-name="Internet_20_link" text:visited-style-name="Visited_20_Internet_20_Link">Report</text:a> </text:p>
            </text:section>
          </table:table-cell>
        </table:table-row>
      </table:table>
      <text:p text:style-name="Horizontal_20_Line"/>
      <table:table table:name="Table9" table:style-name="Table9">
        <table:table-column table:style-name="Table9.A"/>
        <table:table-column table:style-name="Table9.B"/>
        <table:table-row>
          <table:table-cell table:number-rows-spanned="2" office:value-type="string">
            <text:p text:style-name="P3">3. </text:p>
          </table:table-cell>
          <table:table-cell office:value-type="string">
            <text:p text:style-name="Table_20_Contents">A fruit seller had some apples. He sells 40% apples and still has 420 apples. Originally, he had: <text:bookmark text:name="tblOption_317"/>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Table_20_Contents"><text:bookmark text:name="tdOptionNo_A_317"/><text:bookmark text:name="lnkOptionLink_A_317"/><text:a xlink:type="simple" xlink:href="javascript:%20void%200;" text:style-name="Internet_20_link" text:visited-style-name="Visited_20_Internet_20_Link">A.</text:a><text:bookmark text:name="tdOptionDt_A_317"/></text:p>
                </table:table-cell>
                <table:table-cell table:style-name="Table10.A1" office:value-type="string">
                  <text:p text:style-name="Table_20_Contents">588 apples<text:bookmark text:name="tdOptionNo_B_317"/></text:p>
                </table:table-cell>
              </table:table-row>
              <table:table-row>
                <table:table-cell table:style-name="Table10.A1" office:value-type="string">
                  <text:p text:style-name="Table_20_Contents"><text:bookmark text:name="lnkOptionLink_B_317"/><text:soft-page-break/><text:a xlink:type="simple" xlink:href="javascript:%20void%200;" text:style-name="Internet_20_link" text:visited-style-name="Visited_20_Internet_20_Link">B.</text:a><text:bookmark text:name="tdOptionDt_B_317"/></text:p>
                </table:table-cell>
                <table:table-cell table:style-name="Table10.A1" office:value-type="string">
                  <text:p text:style-name="Table_20_Contents">600 apples<text:bookmark text:name="tdOptionNo_C_317"/></text:p>
                </table:table-cell>
              </table:table-row>
              <table:table-row>
                <table:table-cell table:style-name="Table10.A1" office:value-type="string">
                  <text:p text:style-name="Table_20_Contents"><text:bookmark text:name="lnkOptionLink_C_317"/><text:a xlink:type="simple" xlink:href="javascript:%20void%200;" text:style-name="Internet_20_link" text:visited-style-name="Visited_20_Internet_20_Link">C.</text:a><text:bookmark text:name="tdOptionDt_C_317"/></text:p>
                </table:table-cell>
                <table:table-cell table:style-name="Table10.A1" office:value-type="string">
                  <text:p text:style-name="Table_20_Contents">672 apples<text:bookmark text:name="tdOptionNo_D_317"/></text:p>
                </table:table-cell>
              </table:table-row>
              <table:table-row>
                <table:table-cell table:style-name="Table10.A1" office:value-type="string">
                  <text:p text:style-name="Table_20_Contents"><text:bookmark text:name="lnkOptionLink_D_317"/><text:a xlink:type="simple" xlink:href="javascript:%20void%200;" text:style-name="Internet_20_link" text:visited-style-name="Visited_20_Internet_20_Link">D.</text:a><text:bookmark text:name="tdOptionDt_D_317"/></text:p>
                </table:table-cell>
                <table:table-cell table:style-name="Table10.A1" office:value-type="string">
                  <text:p text:style-name="Table_20_Contents">700 apples</text:p>
                </table:table-cell>
              </table:table-row>
            </table:table>
            <text:p text:style-name="Table_20_Contents"/>
          </table:table-cell>
        </table:table-row>
        <table:table-row>
          <table:covered-table-cell/>
          <table:table-cell office:value-type="string">
            <text:section text:style-name="Sect1" text:name="divAnswer_317">
              <text:p text:style-name="P5">Answer: Option D</text:p>
              <text:p text:style-name="P5">Explanation:</text:p>
              <text:p text:style-name="P5">Suppose originally he had <text:span text:style-name="T1">x</text:span> apples.</text:p>
              <text:p text:style-name="P5">Then, (100 - 40)% of <text:span text:style-name="T1">x</text:span> = 420.</text:p>
              <table:table table:name="Table11" table:style-name="Table11">
                <table:table-column table:style-name="Table11.A"/>
                <table:table-column table:style-name="Table11.B"/>
                <table:table-column table:style-name="Table11.C"/>
                <table:table-row>
                  <table:table-cell table:style-name="Table11.A1" table:number-rows-spanned="2" office:value-type="string">
                    <text:p text:style-name="P2"><draw:frame draw:style-name="fr1" draw:name="Image7" text:anchor-type="as-char" svg:width="0.45cm" svg:height="0.238cm" draw:z-index="6"><draw:image xlink:href="Pictures/100000000000001100000009F86BF96B9F007CA2.png" xlink:type="simple" xlink:show="embed" xlink:actuate="onLoad"/></draw:frame> </text:p>
                  </table:table-cell>
                  <table:table-cell table:style-name="Table11.A1" office:value-type="string">
                    <text:p text:style-name="P2">60</text:p>
                  </table:table-cell>
                  <table:table-cell table:style-name="Table11.A1" table:number-rows-spanned="2" office:value-type="string">
                    <text:p text:style-name="P2">x <text:span text:style-name="T1">x</text:span> = 420</text:p>
                  </table:table-cell>
                </table:table-row>
                <table:table-row>
                  <table:covered-table-cell/>
                  <table:table-cell table:style-name="Table11.A1" office:value-type="string">
                    <text:p text:style-name="P2">100</text:p>
                  </table:table-cell>
                  <table:covered-table-cell/>
                </table:table-row>
              </table:table>
              <table:table table:name="Table12" table:style-name="Table12">
                <table:table-column table:style-name="Table12.A"/>
                <table:table-column table:style-name="Table12.B"/>
                <table:table-column table:style-name="Table12.C"/>
                <table:table-column table:style-name="Table12.D"/>
                <table:table-row>
                  <table:table-cell table:style-name="Table12.A1" table:number-rows-spanned="2" office:value-type="string">
                    <text:p text:style-name="P2"><draw:frame draw:style-name="fr1" draw:name="Image8" text:anchor-type="as-char" svg:width="0.45cm" svg:height="0.238cm" draw:z-index="7"><draw:image xlink:href="Pictures/1000000000000011000000099466F45360962ACB.png" xlink:type="simple" xlink:show="embed" xlink:actuate="onLoad"/></draw:frame> <text:span text:style-name="T1">x</text:span> =</text:p>
                  </table:table-cell>
                  <table:table-cell table:style-name="Table12.A1" table:number-rows-spanned="2" office:value-type="string">
                    <text:p text:style-name="P2"><draw:frame draw:style-name="fr1" draw:name="Image9" text:anchor-type="as-char" svg:width="0.238cm" svg:height="1.005cm" draw:z-index="8"><draw:image xlink:href="Pictures/10000000000000090000002680E7B91ED5A19975.png" xlink:type="simple" xlink:show="embed" xlink:actuate="onLoad"/></draw:frame></text:p>
                  </table:table-cell>
                  <table:table-cell table:style-name="Table12.A1" office:value-type="string">
                    <text:p text:style-name="P2">420 x 100</text:p>
                  </table:table-cell>
                  <table:table-cell table:style-name="Table12.A1" table:number-rows-spanned="2" office:value-type="string">
                    <text:p text:style-name="P2"><draw:frame draw:style-name="fr1" draw:name="Image10" text:anchor-type="as-char" svg:width="0.212cm" svg:height="1.005cm" draw:z-index="9"><draw:image xlink:href="Pictures/1000000000000008000000265CA9C31D1E9F9FD4.png" xlink:type="simple" xlink:show="embed" xlink:actuate="onLoad"/></draw:frame>  = 700.</text:p>
                  </table:table-cell>
                </table:table-row>
                <table:table-row>
                  <table:covered-table-cell/>
                  <table:covered-table-cell/>
                  <table:table-cell table:style-name="Table12.A1" office:value-type="string">
                    <text:p text:style-name="P2">60</text:p>
                  </table:table-cell>
                  <table:covered-table-cell/>
                </table:table-row>
              </table:table>
            </text:section>
            <text:section text:style-name="Sect1" text:name="divToolBar_317">
              <text:p text:style-name="Table_20_Contents"><text:a xlink:type="simple" xlink:href="javascript:%20void%200;" text:style-name="Internet_20_link" text:visited-style-name="Visited_20_Internet_20_Link">View Answer</text:a> <text:a xlink:type="simple" xlink:href="https://www.indiabix.com/aptitude/percentage/discussion-317" text:style-name="Internet_20_link" text:visited-style-name="Visited_20_Internet_20_Link">Discuss in Forum</text:a> <text:a xlink:type="simple" xlink:href="javascript:%20void%200;" text:style-name="Internet_20_link" text:visited-style-name="Visited_20_Internet_20_Link">Workspace</text:a> <text:a xlink:type="simple" xlink:href="javascript:%20void%200;" text:style-name="Internet_20_link" text:visited-style-name="Visited_20_Internet_20_Link">Report</text:a> </text:p>
            </text:section>
          </table:table-cell>
        </table:table-row>
      </table:table>
      <text:p text:style-name="Horizontal_20_Line"/>
      <table:table table:name="Table13" table:style-name="Table13">
        <table:table-column table:style-name="Table13.A"/>
        <table:table-column table:style-name="Table13.B"/>
        <table:table-row>
          <table:table-cell table:number-rows-spanned="2" office:value-type="string">
            <text:p text:style-name="P3">4. </text:p>
          </table:table-cell>
          <table:table-cell office:value-type="string">
            <text:p text:style-name="Table_20_Contents">What percentage of numbers from 1 to 70 have 1 or 9 in the unit's digit?<text:bookmark text:name="tblOption_310"/></text:p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Table_20_Contents"><text:bookmark text:name="tdOptionNo_A_310"/><text:bookmark text:name="lnkOptionLink_A_310"/><text:a xlink:type="simple" xlink:href="javascript:%20void%200;" text:style-name="Internet_20_link" text:visited-style-name="Visited_20_Internet_20_Link">A.</text:a><text:bookmark text:name="tdOptionDt_A_310"/></text:p>
                </table:table-cell>
                <table:table-cell table:style-name="Table14.A1" office:value-type="string">
                  <text:p text:style-name="Table_20_Contents">1<text:bookmark text:name="tdOptionNo_B_310"/></text:p>
                </table:table-cell>
              </table:table-row>
              <table:table-row>
                <table:table-cell table:style-name="Table14.A1" office:value-type="string">
                  <text:p text:style-name="Table_20_Contents"><text:bookmark text:name="lnkOptionLink_B_310"/><text:a xlink:type="simple" xlink:href="javascript:%20void%200;" text:style-name="Internet_20_link" text:visited-style-name="Visited_20_Internet_20_Link">B.</text:a><text:bookmark text:name="tdOptionDt_B_310"/></text:p>
                </table:table-cell>
                <table:table-cell table:style-name="Table14.A1" office:value-type="string">
                  <text:p text:style-name="Table_20_Contents">14<text:bookmark text:name="tdOptionNo_C_310"/></text:p>
                </table:table-cell>
              </table:table-row>
              <table:table-row>
                <table:table-cell table:style-name="Table14.A1" office:value-type="string">
                  <text:p text:style-name="Table_20_Contents"><text:bookmark text:name="lnkOptionLink_C_310"/><text:a xlink:type="simple" xlink:href="javascript:%20void%200;" text:style-name="Internet_20_link" text:visited-style-name="Visited_20_Internet_20_Link">C.</text:a><text:bookmark text:name="tdOptionDt_C_310"/></text:p>
                </table:table-cell>
                <table:table-cell table:style-name="Table14.A1" office:value-type="string">
                  <text:p text:style-name="Table_20_Contents">20<text:bookmark text:name="tdOptionNo_D_310"/></text:p>
                </table:table-cell>
              </table:table-row>
              <table:table-row>
                <table:table-cell table:style-name="Table14.A1" office:value-type="string">
                  <text:p text:style-name="Table_20_Contents"><text:bookmark text:name="lnkOptionLink_D_310"/><text:a xlink:type="simple" xlink:href="javascript:%20void%200;" text:style-name="Internet_20_link" text:visited-style-name="Visited_20_Internet_20_Link">D.</text:a><text:bookmark text:name="tdOptionDt_D_310"/></text:p>
                </table:table-cell>
                <table:table-cell table:style-name="Table14.A1" office:value-type="string">
                  <text:p text:style-name="Table_20_Contents">21</text:p>
                </table:table-cell>
              </table:table-row>
            </table:table>
            <text:p text:style-name="Table_20_Contents"/>
          </table:table-cell>
        </table:table-row>
        <table:table-row>
          <table:covered-table-cell/>
          <table:table-cell office:value-type="string">
            <text:section text:style-name="Sect1" text:name="divAnswer_310">
              <text:p text:style-name="P5">Answer: Option C</text:p>
              <text:p text:style-name="P5">Explanation:</text:p>
              <text:p text:style-name="P5">Clearly, the numbers which have 1 or 9 in the unit's digit, have squares that end in the digit 1. Such numbers from 1 to 70 are 1, 9, 11, 19, 21, 29, 31, 39, 41, 49, 51, 59, 61, 69.</text:p>
              <text:p text:style-name="P5">Number of such number =14</text:p>
              <table:table table:name="Table15" table:style-name="Table15">
                <table:table-column table:style-name="Table15.A"/>
                <table:table-column table:style-name="Table15.B"/>
                <table:table-column table:style-name="Table15.C"/>
                <table:table-column table:style-name="Table15.D"/>
                <table:table-column table:style-name="Table15.E"/>
                <table:table-row>
                  <table:table-cell table:style-name="Table15.A1" table:number-rows-spanned="2" office:value-type="string">
                    <text:p text:style-name="P2"><draw:frame draw:style-name="fr1" draw:name="Image11" text:anchor-type="as-char" svg:width="0.45cm" svg:height="0.291cm" draw:z-index="10"><draw:image xlink:href="Pictures/10000000000000110000000BDF405CE2B84A06E9.png" xlink:type="simple" xlink:show="embed" xlink:actuate="onLoad"/></draw:frame> Required percentage =</text:p>
                  </table:table-cell>
                  <table:table-cell table:style-name="Table15.A1" table:number-rows-spanned="2" office:value-type="string">
                    <text:p text:style-name="P2"><draw:frame draw:style-name="fr1" draw:name="Image12" text:anchor-type="as-char" svg:width="0.238cm" svg:height="1.005cm" draw:z-index="11"><draw:image xlink:href="Pictures/100000000000000900000026B621C3A7E51E906C.png" xlink:type="simple" xlink:show="embed" xlink:actuate="onLoad"/></draw:frame></text:p>
                  </table:table-cell>
                  <table:table-cell table:style-name="Table15.A1" office:value-type="string">
                    <text:p text:style-name="P2">14</text:p>
                  </table:table-cell>
                  <table:table-cell table:style-name="Table15.A1" table:number-rows-spanned="2" office:value-type="string">
                    <text:p text:style-name="P2">x 100</text:p>
                  </table:table-cell>
                  <table:table-cell table:style-name="Table15.A1" table:number-rows-spanned="2" office:value-type="string">
                    <text:p text:style-name="P2"><draw:frame draw:style-name="fr1" draw:name="Image13" text:anchor-type="as-char" svg:width="0.212cm" svg:height="1.005cm" draw:z-index="12"><draw:image xlink:href="Pictures/1000000000000008000000265CA9C31D1E9F9FD4.png" xlink:type="simple" xlink:show="embed" xlink:actuate="onLoad"/></draw:frame>% = 20%.</text:p>
                  </table:table-cell>
                </table:table-row>
                <table:table-row>
                  <table:covered-table-cell/>
                  <table:covered-table-cell/>
                  <table:table-cell table:style-name="Table15.A1" office:value-type="string">
                    <text:p text:style-name="P2">70</text:p>
                  </table:table-cell>
                  <table:covered-table-cell/>
                  <table:covered-table-cell/>
                </table:table-row>
              </table:table>
            </text:section>
            <text:section text:style-name="Sect1" text:name="divToolBar_310">
              <text:p text:style-name="Table_20_Contents"><text:a xlink:type="simple" xlink:href="javascript:%20void%200;" text:style-name="Internet_20_link" text:visited-style-name="Visited_20_Internet_20_Link">View Answer</text:a> <text:a xlink:type="simple" xlink:href="https://www.indiabix.com/aptitude/percentage/discussion-310" text:style-name="Internet_20_link" text:visited-style-name="Visited_20_Internet_20_Link">Discuss in Forum</text:a> <text:a xlink:type="simple" xlink:href="javascript:%20void%200;" text:style-name="Internet_20_link" text:visited-style-name="Visited_20_Internet_20_Link">Workspace</text:a> <text:a xlink:type="simple" xlink:href="javascript:%20void%200;" text:style-name="Internet_20_link" text:visited-style-name="Visited_20_Internet_20_Link">Report</text:a> </text:p>
            </text:section>
          </table:table-cell>
        </table:table-row>
      </table:table>
      <text:p text:style-name="Horizontal_20_Line"/>
      <table:table table:name="Table16" table:style-name="Table16">
        <table:table-column table:style-name="Table16.A"/>
        <table:table-column table:style-name="Table16.B"/>
        <table:table-row>
          <table:table-cell table:number-rows-spanned="2" office:value-type="string">
            <text:p text:style-name="P3">5. </text:p>
          </table:table-cell>
          <table:table-cell office:value-type="string">
            <text:p text:style-name="Table_20_Contents">If A = <text:span text:style-name="T1">x</text:span>% of <text:span text:style-name="T1">y</text:span> and B = <text:span text:style-name="T1">y</text:span>% of <text:span text:style-name="T1">x</text:span>, then which of the following is true? <text:bookmark text:name="tblOption_323"/></text:p>
            <table:table table:name="Table17" table:style-name="Table17">
              <table:table-column table:style-name="Table17.A"/>
              <table:table-column table:style-name="Table17.B"/>
              <table:table-row>
                <table:table-cell table:style-name="Table17.A1" office:value-type="string">
                  <text:p text:style-name="Table_20_Contents"><text:bookmark text:name="tdOptionNo_A_323"/><text:bookmark text:name="lnkOptionLink_A_323"/><text:a xlink:type="simple" xlink:href="javascript:%20void%200;" text:style-name="Internet_20_link" text:visited-style-name="Visited_20_Internet_20_Link">A.</text:a><text:bookmark text:name="tdOptionDt_A_323"/></text:p>
                </table:table-cell>
                <table:table-cell table:style-name="Table17.A1" office:value-type="string">
                  <text:p text:style-name="Table_20_Contents">A is smaller than B.<text:bookmark text:name="tdOptionNo_B_323"/></text:p>
                </table:table-cell>
              </table:table-row>
              <table:table-row>
                <table:table-cell table:style-name="Table17.A1" office:value-type="string">
                  <text:p text:style-name="Table_20_Contents"><text:bookmark text:name="lnkOptionLink_B_323"/><text:a xlink:type="simple" xlink:href="javascript:%20void%200;" text:style-name="Internet_20_link" text:visited-style-name="Visited_20_Internet_20_Link">B.</text:a><text:bookmark text:name="tdOptionDt_B_323"/></text:p>
                </table:table-cell>
                <table:table-cell table:style-name="Table17.A1" office:value-type="string">
                  <text:p text:style-name="Table_20_Contents">A is greater than B<text:bookmark text:name="tdOptionNo_C_323"/></text:p>
                </table:table-cell>
              </table:table-row>
              <table:table-row>
                <table:table-cell table:style-name="Table17.A1" office:value-type="string">
                  <text:p text:style-name="Table_20_Contents"><text:bookmark text:name="lnkOptionLink_C_323"/><text:a xlink:type="simple" xlink:href="javascript:%20void%200;" text:style-name="Internet_20_link" text:visited-style-name="Visited_20_Internet_20_Link">C.</text:a><text:bookmark text:name="tdOptionDt_C_323"/></text:p>
                </table:table-cell>
                <table:table-cell table:style-name="Table17.A1" office:value-type="string">
                  <text:p text:style-name="Table_20_Contents">Relationship between A and B cannot be determined.<text:bookmark text:name="tdOptionNo_D_323"/></text:p>
                </table:table-cell>
              </table:table-row>
              <table:table-row>
                <table:table-cell table:style-name="Table17.A1" office:value-type="string">
                  <text:p text:style-name="Table_20_Contents"><text:bookmark text:name="lnkOptionLink_D_323"/><text:a xlink:type="simple" xlink:href="javascript:%20void%200;" text:style-name="Internet_20_link" text:visited-style-name="Visited_20_Internet_20_Link">D.</text:a><text:bookmark text:name="tdOptionDt_D_323"/></text:p>
                </table:table-cell>
                <table:table-cell table:style-name="Table17.A1" office:value-type="string">
                  <text:p text:style-name="Table_20_Contents">If <text:span text:style-name="T1">x</text:span> is smaller than <text:span text:style-name="T1">y</text:span>, then A is greater than B.<text:bookmark text:name="tdOptionNo_E_323"/></text:p>
                </table:table-cell>
              </table:table-row>
              <table:table-row>
                <table:table-cell table:style-name="Table17.A1" office:value-type="string">
                  <text:p text:style-name="Table_20_Contents"><text:bookmark text:name="lnkOptionLink_E_323"/><text:a xlink:type="simple" xlink:href="javascript:%20void%200;" text:style-name="Internet_20_link" text:visited-style-name="Visited_20_Internet_20_Link">E.</text:a><text:bookmark text:name="tdOptionDt_E_323"/></text:p>
                </table:table-cell>
                <table:table-cell table:style-name="Table17.A1" office:value-type="string">
                  <text:p text:style-name="Table_20_Contents">None of these</text:p>
                </table:table-cell>
              </table:table-row>
            </table:table>
            <text:p text:style-name="Table_20_Contents"/>
          </table:table-cell>
        </table:table-row>
        <table:table-row>
          <table:covered-table-cell/>
          <table:table-cell office:value-type="string">
            <text:section text:style-name="Sect1" text:name="divAnswer_323">
              <text:p text:style-name="P5">Answer: Option E</text:p>
              <text:p text:style-name="P5">Explanation:</text:p>
              <table:table table:name="Table18" table:style-name="Table18">
                <table:table-column table:style-name="Table18.A"/>
                <table:table-column table:style-name="Table18.B"/>
                <table:table-column table:style-name="Table18.C"/>
                <table:table-column table:style-name="Table18.D"/>
                <table:table-column table:style-name="Table18.E"/>
                <table:table-column table:style-name="Table18.F"/>
                <table:table-column table:style-name="Table18.B"/>
                <table:table-column table:style-name="Table18.C"/>
                <table:table-column table:style-name="Table18.D"/>
                <table:table-column table:style-name="Table18.E"/>
                <table:table-column table:style-name="Table18.A"/>
                <table:table-row>
                  <table:table-cell table:style-name="Table18.A1" table:number-rows-spanned="2" office:value-type="string">
                    <text:p text:style-name="P2"><text:span text:style-name="T1">x</text:span>% of <text:span text:style-name="T1">y</text:span> =</text:p>
                  </table:table-cell>
                  <table:table-cell table:style-name="Table18.A1" table:number-rows-spanned="2" office:value-type="string">
                    <text:p text:style-name="P2"><draw:frame draw:style-name="fr1" draw:name="Image14" text:anchor-type="as-char" svg:width="0.238cm" svg:height="1.005cm" draw:z-index="13"><draw:image xlink:href="Pictures/100000000000000900000026E37D1804D90EB50F.png" xlink:type="simple" xlink:show="embed" xlink:actuate="onLoad"/></draw:frame></text:p>
                  </table:table-cell>
                  <table:table-cell table:style-name="Table18.A1" office:value-type="string">
                    <text:p text:style-name="P4">x</text:p>
                  </table:table-cell>
                  <table:table-cell table:style-name="Table18.A1" table:number-rows-spanned="2" office:value-type="string">
                    <text:p text:style-name="P2">x <text:span text:style-name="T1">y</text:span></text:p>
                  </table:table-cell>
                  <table:table-cell table:style-name="Table18.A1" table:number-rows-spanned="2" office:value-type="string">
                    <text:p text:style-name="P2"><draw:frame draw:style-name="fr1" draw:name="Image15" text:anchor-type="as-char" svg:width="0.212cm" svg:height="1.005cm" draw:z-index="14"><draw:image xlink:href="Pictures/1000000000000008000000265CA9C31D1E9F9FD4.png" xlink:type="simple" xlink:show="embed" xlink:actuate="onLoad"/></draw:frame></text:p>
                  </table:table-cell>
                  <table:table-cell table:style-name="Table18.A1" table:number-rows-spanned="2" office:value-type="string">
                    <text:p text:style-name="P2">=</text:p>
                  </table:table-cell>
                  <table:table-cell table:style-name="Table18.A1" table:number-rows-spanned="2" office:value-type="string">
                    <text:p text:style-name="P2"><draw:frame draw:style-name="fr1" draw:name="Image16" text:anchor-type="as-char" svg:width="0.238cm" svg:height="1.005cm" draw:z-index="15"><draw:image xlink:href="Pictures/100000000000000900000026F338715C7953530D.png" xlink:type="simple" xlink:show="embed" xlink:actuate="onLoad"/></draw:frame></text:p>
                  </table:table-cell>
                  <table:table-cell table:style-name="Table18.A1" office:value-type="string">
                    <text:p text:style-name="P4">y</text:p>
                  </table:table-cell>
                  <table:table-cell table:style-name="Table18.A1" table:number-rows-spanned="2" office:value-type="string">
                    <text:p text:style-name="P2">x <text:span text:style-name="T1">x</text:span></text:p>
                  </table:table-cell>
                  <table:table-cell table:style-name="Table18.A1" table:number-rows-spanned="2" office:value-type="string">
                    <text:p text:style-name="P2"><draw:frame draw:style-name="fr1" draw:name="Image17" text:anchor-type="as-char" svg:width="0.212cm" svg:height="1.005cm" draw:z-index="16"><draw:image xlink:href="Pictures/1000000000000008000000265CA9C31D1E9F9FD4.png" xlink:type="simple" xlink:show="embed" xlink:actuate="onLoad"/></draw:frame></text:p>
                  </table:table-cell>
                  <table:table-cell table:style-name="Table18.A1" table:number-rows-spanned="2" office:value-type="string">
                    <text:p text:style-name="P2">= <text:span text:style-name="T1">y</text:span>% of <text:span text:style-name="T1">x</text:span></text:p>
                  </table:table-cell>
                </table:table-row>
                <table:table-row>
                  <table:covered-table-cell/>
                  <table:covered-table-cell/>
                  <table:table-cell table:style-name="Table18.A1" office:value-type="string">
                    <text:p text:style-name="P2">100</text:p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18.A1" office:value-type="string">
                    <text:p text:style-name="P2">100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P5"><draw:frame draw:style-name="fr1" draw:name="Image18" text:anchor-type="as-char" svg:width="0.45cm" svg:height="0.291cm" draw:z-index="17"><draw:image xlink:href="Pictures/10000000000000110000000B461F39DF23606760.png" xlink:type="simple" xlink:show="embed" xlink:actuate="onLoad"/></draw:frame> A = B.</text:p>
            </text:section>
          </table:table-cell>
        </table:table-row>
      </table:table>
      <text:p text:style-name="Standard"/>
      <table:table table:name="Table19" table:style-name="Table19">
        <table:table-column table:style-name="Table19.A"/>
        <table:table-column table:style-name="Table19.B"/>
        <text:soft-page-break/>
        <table:table-row>
          <table:table-cell table:number-rows-spanned="2" office:value-type="string">
            <text:p text:style-name="P1"/>
          </table:table-cell>
          <table:table-cell office:value-type="string">
            <text:p text:style-name="Table_20_Contents">If 20% of <text:span text:style-name="T1">a</text:span> = <text:span text:style-name="T1">b</text:span>, then <text:span text:style-name="T1">b</text:span>% of 20 is the same as: <text:bookmark text:name="tblOption_322"/></text:p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Table_20_Contents"><text:bookmark text:name="tdOptionNo_A_322"/><text:bookmark text:name="lnkOptionLink_A_322"/><text:a xlink:type="simple" xlink:href="javascript:%20void%200;" text:style-name="Internet_20_link" text:visited-style-name="Visited_20_Internet_20_Link">A.</text:a><text:bookmark text:name="tdOptionDt_A_322"/></text:p>
                </table:table-cell>
                <table:table-cell table:style-name="Table20.A1" office:value-type="string">
                  <text:p text:style-name="Table_20_Contents">4% of <text:span text:style-name="T1">a</text:span><text:bookmark text:name="tdOptionNo_B_322"/></text:p>
                </table:table-cell>
              </table:table-row>
              <table:table-row>
                <table:table-cell table:style-name="Table20.A1" office:value-type="string">
                  <text:p text:style-name="Table_20_Contents"><text:bookmark text:name="lnkOptionLink_B_322"/><text:a xlink:type="simple" xlink:href="javascript:%20void%200;" text:style-name="Internet_20_link" text:visited-style-name="Visited_20_Internet_20_Link">B.</text:a><text:bookmark text:name="tdOptionDt_B_322"/></text:p>
                </table:table-cell>
                <table:table-cell table:style-name="Table20.A1" office:value-type="string">
                  <text:p text:style-name="Table_20_Contents">5% of <text:span text:style-name="T1">a</text:span><text:bookmark text:name="tdOptionNo_C_322"/></text:p>
                </table:table-cell>
              </table:table-row>
              <table:table-row>
                <table:table-cell table:style-name="Table20.A1" office:value-type="string">
                  <text:p text:style-name="Table_20_Contents"><text:bookmark text:name="lnkOptionLink_C_322"/><text:a xlink:type="simple" xlink:href="javascript:%20void%200;" text:style-name="Internet_20_link" text:visited-style-name="Visited_20_Internet_20_Link">C.</text:a><text:bookmark text:name="tdOptionDt_C_322"/></text:p>
                </table:table-cell>
                <table:table-cell table:style-name="Table20.A1" office:value-type="string">
                  <text:p text:style-name="Table_20_Contents">20% of <text:span text:style-name="T1">a</text:span><text:bookmark text:name="tdOptionNo_D_322"/></text:p>
                </table:table-cell>
              </table:table-row>
              <table:table-row>
                <table:table-cell table:style-name="Table20.A1" office:value-type="string">
                  <text:p text:style-name="Table_20_Contents"><text:bookmark text:name="lnkOptionLink_D_322"/><text:a xlink:type="simple" xlink:href="javascript:%20void%200;" text:style-name="Internet_20_link" text:visited-style-name="Visited_20_Internet_20_Link">D.</text:a><text:bookmark text:name="tdOptionDt_D_322"/></text:p>
                </table:table-cell>
                <table:table-cell table:style-name="Table20.A1" office:value-type="string">
                  <text:p text:style-name="Table_20_Contents">None of these</text:p>
                </table:table-cell>
              </table:table-row>
            </table:table>
            <text:p text:style-name="Table_20_Contents"/>
          </table:table-cell>
        </table:table-row>
        <table:table-row>
          <table:covered-table-cell/>
          <table:table-cell office:value-type="string">
            <text:section text:style-name="Sect1" text:name="divAnswer_322">
              <text:p text:style-name="P5">Answer: Option A</text:p>
              <text:p text:style-name="P5">Explanation:</text:p>
              <table:table table:name="Table21" table:style-name="Table21">
                <table:table-column table:style-name="Table21.A"/>
                <table:table-column table:style-name="Table21.B"/>
                <table:table-column table:style-name="Table21.C"/>
                <table:table-row>
                  <table:table-cell table:style-name="Table21.A1" table:number-rows-spanned="2" office:value-type="string">
                    <text:p text:style-name="P2">20% of <text:span text:style-name="T1">a</text:span> = <text:span text:style-name="T1">b</text:span>   <draw:frame draw:style-name="fr1" draw:name="Image19" text:anchor-type="as-char" svg:width="0.45cm" svg:height="0.238cm" draw:z-index="19"><draw:image xlink:href="Pictures/1000000000000011000000099540753F573958E5.png" xlink:type="simple" xlink:show="embed" xlink:actuate="onLoad"/></draw:frame>   </text:p>
                  </table:table-cell>
                  <table:table-cell table:style-name="Table21.A1" office:value-type="string">
                    <text:p text:style-name="P2">20</text:p>
                  </table:table-cell>
                  <table:table-cell table:style-name="Table21.A1" table:number-rows-spanned="2" office:value-type="string">
                    <text:p text:style-name="P2"><text:span text:style-name="T1">a</text:span> = <text:span text:style-name="T1">b</text:span>.</text:p>
                  </table:table-cell>
                </table:table-row>
                <table:table-row>
                  <table:covered-table-cell/>
                  <table:table-cell table:style-name="Table21.A1" office:value-type="string">
                    <text:p text:style-name="P2">100</text:p>
                  </table:table-cell>
                  <table:covered-table-cell/>
                </table:table-row>
              </table:table>
              <table:table table:name="Table22" table:style-name="Table22">
                <table:table-column table:style-name="Table22.A"/>
                <table:table-column table:style-name="Table22.B"/>
                <table:table-column table:style-name="Table22.C"/>
                <table:table-column table:style-name="Table22.D"/>
                <table:table-column table:style-name="Table22.E"/>
                <table:table-column table:style-name="Table22.F"/>
                <table:table-column table:style-name="Table22.B"/>
                <table:table-column table:style-name="Table22.C"/>
                <table:table-column table:style-name="Table22.I"/>
                <table:table-column table:style-name="Table22.C"/>
                <table:table-column table:style-name="Table22.D"/>
                <table:table-column table:style-name="Table22.E"/>
                <table:table-column table:style-name="Table22.F"/>
                <table:table-column table:style-name="Table22.C"/>
                <table:table-column table:style-name="Table22.O"/>
                <table:table-row>
                  <table:table-cell table:style-name="Table22.A1" table:number-rows-spanned="2" office:value-type="string">
                    <text:p text:style-name="P2"><draw:frame draw:style-name="fr1" draw:name="Image20" text:anchor-type="as-char" svg:width="0.45cm" svg:height="0.291cm" draw:z-index="20"><draw:image xlink:href="Pictures/10000000000000110000000BCCEA7FF4EE539C39.png" xlink:type="simple" xlink:show="embed" xlink:actuate="onLoad"/></draw:frame> <text:span text:style-name="T1">b</text:span>% of 20 =</text:p>
                  </table:table-cell>
                  <table:table-cell table:style-name="Table22.A1" table:number-rows-spanned="2" office:value-type="string">
                    <text:p text:style-name="P2"><draw:frame draw:style-name="fr1" draw:name="Image21" text:anchor-type="as-char" svg:width="0.238cm" svg:height="1.005cm" draw:z-index="21"><draw:image xlink:href="Pictures/100000000000000900000026BA9E10BBA7C7D3B5.png" xlink:type="simple" xlink:show="embed" xlink:actuate="onLoad"/></draw:frame></text:p>
                  </table:table-cell>
                  <table:table-cell table:style-name="Table22.A1" office:value-type="string">
                    <text:p text:style-name="P4">b</text:p>
                  </table:table-cell>
                  <table:table-cell table:style-name="Table22.A1" table:number-rows-spanned="2" office:value-type="string">
                    <text:p text:style-name="P2">x 20</text:p>
                  </table:table-cell>
                  <table:table-cell table:style-name="Table22.A1" table:number-rows-spanned="2" office:value-type="string">
                    <text:p text:style-name="P2"><draw:frame draw:style-name="fr1" draw:name="Image22" text:anchor-type="as-char" svg:width="0.212cm" svg:height="1.005cm" draw:z-index="22"><draw:image xlink:href="Pictures/1000000000000008000000265CA9C31D1E9F9FD4.png" xlink:type="simple" xlink:show="embed" xlink:actuate="onLoad"/></draw:frame></text:p>
                  </table:table-cell>
                  <table:table-cell table:style-name="Table22.A1" table:number-rows-spanned="2" office:value-type="string">
                    <text:p text:style-name="P2">=</text:p>
                  </table:table-cell>
                  <table:table-cell table:style-name="Table22.A1" table:number-rows-spanned="2" office:value-type="string">
                    <text:p text:style-name="P2"><draw:frame draw:style-name="fr1" draw:name="Image23" text:anchor-type="as-char" svg:width="0.238cm" svg:height="1.005cm" draw:z-index="23"><draw:image xlink:href="Pictures/100000000000000900000026C4DE824A534BAF09.png" xlink:type="simple" xlink:show="embed" xlink:actuate="onLoad"/></draw:frame></text:p>
                  </table:table-cell>
                  <table:table-cell table:style-name="Table22.A1" office:value-type="string">
                    <text:p text:style-name="P2">20</text:p>
                  </table:table-cell>
                  <table:table-cell table:style-name="Table22.A1" table:number-rows-spanned="2" office:value-type="string">
                    <text:p text:style-name="P2"><text:span text:style-name="T1">a</text:span> x</text:p>
                  </table:table-cell>
                  <table:table-cell table:style-name="Table22.A1" office:value-type="string">
                    <text:p text:style-name="P2">1</text:p>
                  </table:table-cell>
                  <table:table-cell table:style-name="Table22.A1" table:number-rows-spanned="2" office:value-type="string">
                    <text:p text:style-name="P2">x 20</text:p>
                  </table:table-cell>
                  <table:table-cell table:style-name="Table22.A1" table:number-rows-spanned="2" office:value-type="string">
                    <text:p text:style-name="P2"><draw:frame draw:style-name="fr1" draw:name="Image24" text:anchor-type="as-char" svg:width="0.212cm" svg:height="1.005cm" draw:z-index="24"><draw:image xlink:href="Pictures/1000000000000008000000265CA9C31D1E9F9FD4.png" xlink:type="simple" xlink:show="embed" xlink:actuate="onLoad"/></draw:frame></text:p>
                  </table:table-cell>
                  <table:table-cell table:style-name="Table22.A1" table:number-rows-spanned="2" office:value-type="string">
                    <text:p text:style-name="P2">=</text:p>
                  </table:table-cell>
                  <table:table-cell table:style-name="Table22.A1" office:value-type="string">
                    <text:p text:style-name="P2">4</text:p>
                  </table:table-cell>
                  <table:table-cell table:style-name="Table22.A1" table:number-rows-spanned="2" office:value-type="string">
                    <text:p text:style-name="P2"><text:span text:style-name="T1">a</text:span> = 4% of <text:span text:style-name="T1">a</text:span>.</text:p>
                  </table:table-cell>
                </table:table-row>
                <table:table-row>
                  <table:covered-table-cell/>
                  <table:covered-table-cell/>
                  <table:table-cell table:style-name="Table22.A1" office:value-type="string">
                    <text:p text:style-name="P2">100</text:p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22.A1" office:value-type="string">
                    <text:p text:style-name="P2">100</text:p>
                  </table:table-cell>
                  <table:covered-table-cell/>
                  <table:table-cell table:style-name="Table22.A1" office:value-type="string">
                    <text:p text:style-name="P2">100</text:p>
                  </table:table-cell>
                  <table:covered-table-cell/>
                  <table:covered-table-cell/>
                  <table:covered-table-cell/>
                  <table:table-cell table:style-name="Table22.A1" office:value-type="string">
                    <text:p text:style-name="P2">100</text:p>
                  </table:table-cell>
                  <table:covered-table-cell/>
                </table:table-row>
              </table:table>
            </text:section>
            <text:section text:style-name="Sect1" text:name="divToolBar_322">
              <text:p text:style-name="Table_20_Contents"><text:a xlink:type="simple" xlink:href="javascript:%20void%200;" text:style-name="Internet_20_link" text:visited-style-name="Visited_20_Internet_20_Link">View Answer</text:a> <text:a xlink:type="simple" xlink:href="https://www.indiabix.com/aptitude/percentage/discussion-322" text:style-name="Internet_20_link" text:visited-style-name="Visited_20_Internet_20_Link">Discuss in Forum</text:a> <text:a xlink:type="simple" xlink:href="javascript:%20void%200;" text:style-name="Internet_20_link" text:visited-style-name="Visited_20_Internet_20_Link">Workspace</text:a> <text:a xlink:type="simple" xlink:href="javascript:%20void%200;" text:style-name="Internet_20_link" text:visited-style-name="Visited_20_Internet_20_Link">Report</text:a> </text:p>
            </text:section>
          </table:table-cell>
        </table:table-row>
      </table:table>
      <text:p text:style-name="Horizontal_20_Line"/>
      <table:table table:name="Table23" table:style-name="Table23">
        <table:table-column table:style-name="Table23.A"/>
        <table:table-column table:style-name="Table23.B"/>
        <table:table-row>
          <table:table-cell table:number-rows-spanned="2" office:value-type="string">
            <text:p text:style-name="P3">7. </text:p>
          </table:table-cell>
          <table:table-cell office:value-type="string">
            <text:p text:style-name="Table_20_Contents">In a certain school, 20% of students are below 8 years of age. The number of students above 8 years of age is <draw:frame draw:style-name="fr1" draw:name="Image25" text:anchor-type="as-char" svg:width="0.265cm" svg:height="0.741cm" draw:z-index="18"><draw:image xlink:href="Pictures/100000000000000A0000001C3ECFBBA9D9949280.png" xlink:type="simple" xlink:show="embed" xlink:actuate="onLoad"/></draw:frame> of the number of students of 8 years of age which is 48. What is the total number of students in the school?<text:bookmark text:name="tblOption_320"/></text:p>
            <table:table table:name="Table24" table:style-name="Table24">
              <table:table-column table:style-name="Table24.A"/>
              <table:table-column table:style-name="Table24.B"/>
              <table:table-row>
                <table:table-cell table:style-name="Table24.A1" office:value-type="string">
                  <text:p text:style-name="Table_20_Contents"><text:bookmark text:name="tdOptionNo_A_320"/><text:bookmark text:name="lnkOptionLink_A_320"/><text:a xlink:type="simple" xlink:href="javascript:%20void%200;" text:style-name="Internet_20_link" text:visited-style-name="Visited_20_Internet_20_Link">A.</text:a><text:bookmark text:name="tdOptionDt_A_320"/></text:p>
                </table:table-cell>
                <table:table-cell table:style-name="Table24.A1" office:value-type="string">
                  <text:p text:style-name="Table_20_Contents">72<text:bookmark text:name="tdOptionNo_B_320"/></text:p>
                </table:table-cell>
              </table:table-row>
              <table:table-row>
                <table:table-cell table:style-name="Table24.A1" office:value-type="string">
                  <text:p text:style-name="Table_20_Contents"><text:bookmark text:name="lnkOptionLink_B_320"/><text:a xlink:type="simple" xlink:href="javascript:%20void%200;" text:style-name="Internet_20_link" text:visited-style-name="Visited_20_Internet_20_Link">B.</text:a><text:bookmark text:name="tdOptionDt_B_320"/></text:p>
                </table:table-cell>
                <table:table-cell table:style-name="Table24.A1" office:value-type="string">
                  <text:p text:style-name="Table_20_Contents">80<text:bookmark text:name="tdOptionNo_C_320"/></text:p>
                </table:table-cell>
              </table:table-row>
              <table:table-row>
                <table:table-cell table:style-name="Table24.A1" office:value-type="string">
                  <text:p text:style-name="Table_20_Contents"><text:bookmark text:name="lnkOptionLink_C_320"/><text:a xlink:type="simple" xlink:href="javascript:%20void%200;" text:style-name="Internet_20_link" text:visited-style-name="Visited_20_Internet_20_Link">C.</text:a><text:bookmark text:name="tdOptionDt_C_320"/></text:p>
                </table:table-cell>
                <table:table-cell table:style-name="Table24.A1" office:value-type="string">
                  <text:p text:style-name="Table_20_Contents">120<text:bookmark text:name="tdOptionNo_D_320"/></text:p>
                </table:table-cell>
              </table:table-row>
              <table:table-row>
                <table:table-cell table:style-name="Table24.A1" office:value-type="string">
                  <text:p text:style-name="Table_20_Contents"><text:bookmark text:name="lnkOptionLink_D_320"/><text:a xlink:type="simple" xlink:href="javascript:%20void%200;" text:style-name="Internet_20_link" text:visited-style-name="Visited_20_Internet_20_Link">D.</text:a><text:bookmark text:name="tdOptionDt_D_320"/></text:p>
                </table:table-cell>
                <table:table-cell table:style-name="Table24.A1" office:value-type="string">
                  <text:p text:style-name="Table_20_Contents">150<text:bookmark text:name="tdOptionNo_E_320"/></text:p>
                </table:table-cell>
              </table:table-row>
              <table:table-row>
                <table:table-cell table:style-name="Table24.A1" office:value-type="string">
                  <text:p text:style-name="Table_20_Contents"><text:bookmark text:name="lnkOptionLink_E_320"/><text:a xlink:type="simple" xlink:href="javascript:%20void%200;" text:style-name="Internet_20_link" text:visited-style-name="Visited_20_Internet_20_Link">E.</text:a><text:bookmark text:name="tdOptionDt_E_320"/></text:p>
                </table:table-cell>
                <table:table-cell table:style-name="Table24.A1" office:value-type="string">
                  <text:p text:style-name="Table_20_Contents">100</text:p>
                </table:table-cell>
              </table:table-row>
            </table:table>
            <text:p text:style-name="Table_20_Contents"/>
          </table:table-cell>
        </table:table-row>
        <table:table-row>
          <table:covered-table-cell/>
          <table:table-cell office:value-type="string">
            <text:section text:style-name="Sect1" text:name="divAnswer_320">
              <text:p text:style-name="P5">Answer: Option E</text:p>
              <text:p text:style-name="P5">Explanation:</text:p>
              <text:p text:style-name="P5">Let the number of students be <text:span text:style-name="T1">x</text:span>. Then,</text:p>
              <text:p text:style-name="P5">Number of students above 8 years of age = (100 - 20)% of <text:span text:style-name="T1">x</text:span> = 80% of <text:span text:style-name="T1">x</text:span>.</text:p>
              <table:table table:name="Table25" table:style-name="Table25">
                <table:table-column table:style-name="Table25.A"/>
                <table:table-column table:style-name="Table25.B"/>
                <table:table-column table:style-name="Table25.C"/>
                <table:table-row>
                  <table:table-cell table:style-name="Table25.A1" table:number-rows-spanned="2" office:value-type="string">
                    <text:p text:style-name="P2"><draw:frame draw:style-name="fr1" draw:name="Image26" text:anchor-type="as-char" svg:width="0.45cm" svg:height="0.291cm" draw:z-index="25"><draw:image xlink:href="Pictures/10000000000000110000000B758BF4B990C1C69C.png" xlink:type="simple" xlink:show="embed" xlink:actuate="onLoad"/></draw:frame> 80% of <text:span text:style-name="T1">x</text:span> = 48 +</text:p>
                  </table:table-cell>
                  <table:table-cell table:style-name="Table25.A1" office:value-type="string">
                    <text:p text:style-name="P2">2</text:p>
                  </table:table-cell>
                  <table:table-cell table:style-name="Table25.A1" table:number-rows-spanned="2" office:value-type="string">
                    <text:p text:style-name="P2">of 48</text:p>
                  </table:table-cell>
                </table:table-row>
                <table:table-row>
                  <table:covered-table-cell/>
                  <table:table-cell table:style-name="Table25.A1" office:value-type="string">
                    <text:p text:style-name="P2">3</text:p>
                  </table:table-cell>
                  <table:covered-table-cell/>
                </table:table-row>
              </table:table>
              <table:table table:name="Table26" table:style-name="Table26">
                <table:table-column table:style-name="Table26.A"/>
                <table:table-column table:style-name="Table26.B"/>
                <table:table-column table:style-name="Table26.C"/>
                <table:table-row>
                  <table:table-cell table:style-name="Table26.A1" table:number-rows-spanned="2" office:value-type="string">
                    <text:p text:style-name="P2"><draw:frame draw:style-name="fr1" draw:name="Image27" text:anchor-type="as-char" svg:width="0.45cm" svg:height="0.238cm" draw:z-index="26"><draw:image xlink:href="Pictures/100000000000001100000009C1EA69F3E39CD816.png" xlink:type="simple" xlink:show="embed" xlink:actuate="onLoad"/></draw:frame> </text:p>
                  </table:table-cell>
                  <table:table-cell table:style-name="Table26.A1" office:value-type="string">
                    <text:p text:style-name="P2">80</text:p>
                  </table:table-cell>
                  <table:table-cell table:style-name="Table26.A1" table:number-rows-spanned="2" office:value-type="string">
                    <text:p text:style-name="P2"><text:span text:style-name="T1">x</text:span> = 80</text:p>
                  </table:table-cell>
                </table:table-row>
                <table:table-row>
                  <table:covered-table-cell/>
                  <table:table-cell table:style-name="Table26.A1" office:value-type="string">
                    <text:p text:style-name="P2">100</text:p>
                  </table:table-cell>
                  <table:covered-table-cell/>
                </table:table-row>
              </table:table>
              <text:p text:style-name="P5"><draw:frame draw:style-name="fr1" draw:name="Image28" text:anchor-type="as-char" svg:width="0.45cm" svg:height="0.238cm" draw:z-index="27"><draw:image xlink:href="Pictures/10000000000000110000000946275371E430BB94.png" xlink:type="simple" xlink:show="embed" xlink:actuate="onLoad"/></draw:frame> <text:span text:style-name="T1">x</text:span> = 100.</text:p>
            </text:section>
            <text:section text:style-name="Sect1" text:name="divToolBar_320">
              <text:p text:style-name="Table_20_Contents"><text:a xlink:type="simple" xlink:href="javascript:%20void%200;" text:style-name="Internet_20_link" text:visited-style-name="Visited_20_Internet_20_Link">View Answer</text:a> <text:a xlink:type="simple" xlink:href="https://www.indiabix.com/aptitude/percentage/discussion-320" text:style-name="Internet_20_link" text:visited-style-name="Visited_20_Internet_20_Link">Discuss in Forum</text:a> <text:a xlink:type="simple" xlink:href="javascript:%20void%200;" text:style-name="Internet_20_link" text:visited-style-name="Visited_20_Internet_20_Link">Workspace</text:a> <text:a xlink:type="simple" xlink:href="javascript:%20void%200;" text:style-name="Internet_20_link" text:visited-style-name="Visited_20_Internet_20_Link">Report</text:a> </text:p>
            </text:section>
          </table:table-cell>
        </table:table-row>
      </table:table>
      <text:p text:style-name="Horizontal_20_Line"/>
      <table:table table:name="Table27" table:style-name="Table27">
        <table:table-column table:style-name="Table27.A"/>
        <table:table-column table:style-name="Table27.B"/>
        <table:table-row>
          <table:table-cell table:number-rows-spanned="2" office:value-type="string">
            <text:p text:style-name="P3">8. </text:p>
          </table:table-cell>
          <table:table-cell office:value-type="string">
            <text:p text:style-name="Table_20_Contents">Two numbers A and B are such that the sum of 5% of A and 4% of B is two-third of the sum of 6% of A and 8% of B. Find the ratio of A : B. <text:bookmark text:name="tblOption_311"/></text:p>
            <table:table table:name="Table28" table:style-name="Table28">
              <table:table-column table:style-name="Table28.A"/>
              <table:table-column table:style-name="Table28.B"/>
              <table:table-row>
                <table:table-cell table:style-name="Table28.A1" office:value-type="string">
                  <text:p text:style-name="Table_20_Contents"><text:bookmark text:name="tdOptionNo_A_311"/><text:bookmark text:name="lnkOptionLink_A_311"/><text:a xlink:type="simple" xlink:href="javascript:%20void%200;" text:style-name="Internet_20_link" text:visited-style-name="Visited_20_Internet_20_Link">A.</text:a><text:bookmark text:name="tdOptionDt_A_311"/></text:p>
                </table:table-cell>
                <table:table-cell table:style-name="Table28.A1" office:value-type="string">
                  <text:p text:style-name="Table_20_Contents">2 : 3<text:bookmark text:name="tdOptionNo_B_311"/></text:p>
                </table:table-cell>
              </table:table-row>
              <table:table-row>
                <table:table-cell table:style-name="Table28.A1" office:value-type="string">
                  <text:p text:style-name="Table_20_Contents"><text:bookmark text:name="lnkOptionLink_B_311"/><text:a xlink:type="simple" xlink:href="javascript:%20void%200;" text:style-name="Internet_20_link" text:visited-style-name="Visited_20_Internet_20_Link">B.</text:a><text:bookmark text:name="tdOptionDt_B_311"/></text:p>
                </table:table-cell>
                <table:table-cell table:style-name="Table28.A1" office:value-type="string">
                  <text:p text:style-name="Table_20_Contents">1 : 1<text:bookmark text:name="tdOptionNo_C_311"/></text:p>
                </table:table-cell>
              </table:table-row>
              <table:table-row>
                <table:table-cell table:style-name="Table28.A1" office:value-type="string">
                  <text:p text:style-name="Table_20_Contents"><text:bookmark text:name="lnkOptionLink_C_311"/><text:a xlink:type="simple" xlink:href="javascript:%20void%200;" text:style-name="Internet_20_link" text:visited-style-name="Visited_20_Internet_20_Link">C.</text:a><text:bookmark text:name="tdOptionDt_C_311"/></text:p>
                </table:table-cell>
                <table:table-cell table:style-name="Table28.A1" office:value-type="string">
                  <text:p text:style-name="Table_20_Contents">3 : 4<text:bookmark text:name="tdOptionNo_D_311"/></text:p>
                </table:table-cell>
              </table:table-row>
              <table:table-row>
                <table:table-cell table:style-name="Table28.A1" office:value-type="string">
                  <text:p text:style-name="Table_20_Contents"><text:bookmark text:name="lnkOptionLink_D_311"/><text:a xlink:type="simple" xlink:href="javascript:%20void%200;" text:style-name="Internet_20_link" text:visited-style-name="Visited_20_Internet_20_Link">D.</text:a><text:bookmark text:name="tdOptionDt_D_311"/></text:p>
                </table:table-cell>
                <table:table-cell table:style-name="Table28.A1" office:value-type="string">
                  <text:p text:style-name="Table_20_Contents">4 : 3</text:p>
                </table:table-cell>
              </table:table-row>
            </table:table>
            <text:p text:style-name="Table_20_Contents"/>
          </table:table-cell>
        </table:table-row>
        <table:table-row>
          <table:covered-table-cell/>
          <table:table-cell office:value-type="string">
            <text:section text:style-name="Sect1" text:name="divAnswer_311">
              <text:p text:style-name="P5">Answer: Option D</text:p>
              <text:p text:style-name="P5">Explanation:</text:p>
              <table:table table:name="Table29" table:style-name="Table29">
                <table:table-column table:style-name="Table29.A"/>
                <table:table-column table:style-name="Table29.B"/>
                <table:table-column table:style-name="Table29.C"/>
                <table:table-row>
                  <table:table-cell table:style-name="Table29.A1" table:number-rows-spanned="2" office:value-type="string">
                    <text:p text:style-name="P2">5% of A + 4% of B =</text:p>
                  </table:table-cell>
                  <table:table-cell table:style-name="Table29.A1" office:value-type="string">
                    <text:p text:style-name="P2">2</text:p>
                  </table:table-cell>
                  <table:table-cell table:style-name="Table29.A1" table:number-rows-spanned="2" office:value-type="string">
                    <text:p text:style-name="P2"> (6% of A + 8% of B)</text:p>
                  </table:table-cell>
                </table:table-row>
                <table:table-row>
                  <table:covered-table-cell/>
                  <table:table-cell table:style-name="Table29.A1" office:value-type="string">
                    <text:p text:style-name="P2">3</text:p>
                  </table:table-cell>
                  <table:covered-table-cell/>
                </table:table-row>
              </table:table>
              <table:table table:name="Table30" table:style-name="Table30">
                <table:table-column table:style-name="Table30.A"/>
                <table:table-column table:style-name="Table30.B"/>
                <table:table-column table:style-name="Table30.C"/>
                <table:table-column table:style-name="Table30.B"/>
                <table:table-column table:style-name="Table30.E"/>
                <table:table-column table:style-name="Table30.F"/>
                <table:table-column table:style-name="Table30.G"/>
                <table:table-column table:style-name="Table30.H"/>
                <table:table-column table:style-name="Table30.B"/>
                <table:table-column table:style-name="Table30.C"/>
                <table:table-column table:style-name="Table30.B"/>
                <table:table-column table:style-name="Table30.E"/>
                <table:table-column table:style-name="Table30.H"/>
                <table:table-row>
                  <table:table-cell table:style-name="Table30.A1" table:number-rows-spanned="2" office:value-type="string">
                    <text:p text:style-name="P2"><draw:frame draw:style-name="fr1" draw:name="Image29" text:anchor-type="as-char" svg:width="0.45cm" svg:height="0.238cm" draw:z-index="28"><draw:image xlink:href="Pictures/1000000000000011000000095536D0901DF980C6.png" xlink:type="simple" xlink:show="embed" xlink:actuate="onLoad"/></draw:frame> </text:p>
                  </table:table-cell>
                  <table:table-cell table:style-name="Table30.A1" office:value-type="string">
                    <text:p text:style-name="P2">5</text:p>
                  </table:table-cell>
                  <table:table-cell table:style-name="Table30.A1" table:number-rows-spanned="2" office:value-type="string">
                    <text:p text:style-name="P2"> A +</text:p>
                  </table:table-cell>
                  <table:table-cell table:style-name="Table30.A1" office:value-type="string">
                    <text:p text:style-name="P2">4</text:p>
                  </table:table-cell>
                  <table:table-cell table:style-name="Table30.A1" table:number-rows-spanned="2" office:value-type="string">
                    <text:p text:style-name="P2"> B</text:p>
                  </table:table-cell>
                  <table:table-cell table:style-name="Table30.A1" table:number-rows-spanned="2" office:value-type="string">
                    <text:p text:style-name="P2">=</text:p>
                  </table:table-cell>
                  <table:table-cell table:style-name="Table30.A1" office:value-type="string">
                    <text:p text:style-name="P2">2</text:p>
                  </table:table-cell>
                  <table:table-cell table:style-name="Table30.A1" table:number-rows-spanned="2" office:value-type="string">
                    <text:p text:style-name="P2"><draw:frame draw:style-name="fr1" draw:name="Image30" text:anchor-type="as-char" svg:width="0.238cm" svg:height="1.005cm" draw:z-index="29"><draw:image xlink:href="Pictures/1000000000000009000000263E22B96B64903E26.png" xlink:type="simple" xlink:show="embed" xlink:actuate="onLoad"/></draw:frame></text:p>
                  </table:table-cell>
                  <table:table-cell table:style-name="Table30.A1" office:value-type="string">
                    <text:p text:style-name="P2">6</text:p>
                  </table:table-cell>
                  <table:table-cell table:style-name="Table30.A1" table:number-rows-spanned="2" office:value-type="string">
                    <text:p text:style-name="P2"> A +</text:p>
                  </table:table-cell>
                  <table:table-cell table:style-name="Table30.A1" office:value-type="string">
                    <text:p text:style-name="P2">8</text:p>
                  </table:table-cell>
                  <table:table-cell table:style-name="Table30.A1" table:number-rows-spanned="2" office:value-type="string">
                    <text:p text:style-name="P2"> B</text:p>
                  </table:table-cell>
                  <table:table-cell table:style-name="Table30.A1" table:number-rows-spanned="2" office:value-type="string">
                    <text:p text:style-name="P2"><draw:frame draw:style-name="fr1" draw:name="Image31" text:anchor-type="as-char" svg:width="0.212cm" svg:height="1.005cm" draw:z-index="30"><draw:image xlink:href="Pictures/1000000000000008000000265CA9C31D1E9F9FD4.png" xlink:type="simple" xlink:show="embed" xlink:actuate="onLoad"/></draw:frame></text:p>
                  </table:table-cell>
                </table:table-row>
                <table:table-row>
                  <table:covered-table-cell/>
                  <table:table-cell table:style-name="Table30.A1" office:value-type="string">
                    <text:p text:style-name="P2">100</text:p>
                  </table:table-cell>
                  <table:covered-table-cell/>
                  <table:table-cell table:style-name="Table30.A1" office:value-type="string">
                    <text:p text:style-name="P2">100</text:p>
                  </table:table-cell>
                  <table:covered-table-cell/>
                  <table:covered-table-cell/>
                  <table:table-cell table:style-name="Table30.A1" office:value-type="string">
                    <text:p text:style-name="P2">3</text:p>
                  </table:table-cell>
                  <table:covered-table-cell/>
                  <table:table-cell table:style-name="Table30.A1" office:value-type="string">
                    <text:p text:style-name="P2">100</text:p>
                  </table:table-cell>
                  <table:covered-table-cell/>
                  <table:table-cell table:style-name="Table30.A1" office:value-type="string">
                    <text:p text:style-name="P2">100</text:p>
                  </table:table-cell>
                  <table:covered-table-cell/>
                  <table:covered-table-cell/>
                </table:table-row>
              </table:table>
              <table:table table:name="Table31" table:style-name="Table31">
                <table:table-column table:style-name="Table31.A"/>
                <table:table-column table:style-name="Table31.B"/>
                <table:table-column table:style-name="Table31.C"/>
                <table:table-column table:style-name="Table31.B"/>
                <table:table-column table:style-name="Table31.E"/>
                <table:table-column table:style-name="Table31.F"/>
                <table:table-column table:style-name="Table31.B"/>
                <table:table-column table:style-name="Table31.C"/>
                <table:table-column table:style-name="Table31.B" table:number-columns-repeated="2"/>
                <table:table-row>
                  <table:table-cell table:style-name="Table31.A1" table:number-rows-spanned="2" office:value-type="string">
                    <text:p text:style-name="P2"><draw:frame draw:style-name="fr1" draw:name="Image32" text:anchor-type="as-char" svg:width="0.45cm" svg:height="0.238cm" draw:z-index="31"><draw:image xlink:href="Pictures/10000000000000110000000919F85DC9E65F2430.png" xlink:type="simple" xlink:show="embed" xlink:actuate="onLoad"/></draw:frame> </text:p>
                  </table:table-cell>
                  <table:table-cell table:style-name="Table31.A1" office:value-type="string">
                    <text:p text:style-name="P2">1</text:p>
                  </table:table-cell>
                  <table:table-cell table:style-name="Table31.A1" table:number-rows-spanned="2" office:value-type="string">
                    <text:p text:style-name="P2"> A +</text:p>
                  </table:table-cell>
                  <table:table-cell table:style-name="Table31.A1" office:value-type="string">
                    <text:p text:style-name="P2">1</text:p>
                  </table:table-cell>
                  <table:table-cell table:style-name="Table31.A1" table:number-rows-spanned="2" office:value-type="string">
                    <text:p text:style-name="P2"> B</text:p>
                  </table:table-cell>
                  <table:table-cell table:style-name="Table31.A1" table:number-rows-spanned="2" office:value-type="string">
                    <text:p text:style-name="P2">=</text:p>
                  </table:table-cell>
                  <table:table-cell table:style-name="Table31.A1" office:value-type="string">
                    <text:p text:style-name="P2">1</text:p>
                  </table:table-cell>
                  <table:table-cell table:style-name="Table31.A1" table:number-rows-spanned="2" office:value-type="string">
                    <text:p text:style-name="P2"> A +</text:p>
                  </table:table-cell>
                  <table:table-cell table:style-name="Table31.A1" office:value-type="string">
                    <text:p text:style-name="P2">4</text:p>
                  </table:table-cell>
                  <table:table-cell table:style-name="Table31.A1" table:number-rows-spanned="2" office:value-type="string">
                    <text:p text:style-name="P2"> B</text:p>
                  </table:table-cell>
                </table:table-row>
                <table:table-row>
                  <table:covered-table-cell/>
                  <table:table-cell table:style-name="Table31.A1" office:value-type="string">
                    <text:p text:style-name="P2">20</text:p>
                  </table:table-cell>
                  <table:covered-table-cell/>
                  <table:table-cell table:style-name="Table31.A1" office:value-type="string">
                    <text:p text:style-name="P2">25</text:p>
                  </table:table-cell>
                  <table:covered-table-cell/>
                  <table:covered-table-cell/>
                  <table:table-cell table:style-name="Table31.A1" office:value-type="string">
                    <text:p text:style-name="P2">25</text:p>
                  </table:table-cell>
                  <table:covered-table-cell/>
                  <table:table-cell table:style-name="Table31.A1" office:value-type="string">
                    <text:p text:style-name="P2">75</text:p>
                  </table:table-cell>
                  <table:covered-table-cell/>
                </table:table-row>
              </table:table>
              <table:table table:name="Table32" table:style-name="Table32">
                <table:table-column table:style-name="Table32.A"/>
                <table:table-column table:style-name="Table32.B"/>
                <table:table-column table:style-name="Table32.C"/>
                <table:table-column table:style-name="Table32.D"/>
                <table:table-column table:style-name="Table32.C"/>
                <table:table-column table:style-name="Table32.F"/>
                <table:table-column table:style-name="Table32.B"/>
                <table:table-column table:style-name="Table32.C"/>
                <table:table-column table:style-name="Table32.D"/>
                <table:table-column table:style-name="Table32.C"/>
                <table:table-column table:style-name="Table32.K"/>
                <table:table-row>
                  <table:table-cell table:style-name="Table32.A1" table:number-rows-spanned="2" office:value-type="string">
                    <text:p text:style-name="P2"><draw:frame draw:style-name="fr1" draw:name="Image33" text:anchor-type="as-char" svg:width="0.45cm" svg:height="0.238cm" draw:z-index="32"><draw:image xlink:href="Pictures/1000000000000011000000093792B6DCA853079F.png" xlink:type="simple" xlink:show="embed" xlink:actuate="onLoad"/></draw:frame> </text:p>
                  </table:table-cell>
                  <table:table-cell table:style-name="Table32.A1" table:number-rows-spanned="2" office:value-type="string">
                    <text:p text:style-name="P2"><draw:frame draw:style-name="fr1" draw:name="Image34" text:anchor-type="as-char" svg:width="0.238cm" svg:height="1.005cm" draw:z-index="33"><draw:image xlink:href="Pictures/1000000000000009000000265624A260C2EA43A1.png" xlink:type="simple" xlink:show="embed" xlink:actuate="onLoad"/></draw:frame></text:p>
                  </table:table-cell>
                  <table:table-cell table:style-name="Table32.A1" office:value-type="string">
                    <text:p text:style-name="P2">1</text:p>
                  </table:table-cell>
                  <table:table-cell table:style-name="Table32.A1" table:number-rows-spanned="2" office:value-type="string">
                    <text:p text:style-name="P2">-</text:p>
                  </table:table-cell>
                  <table:table-cell table:style-name="Table32.A1" office:value-type="string">
                    <text:p text:style-name="P2">1</text:p>
                  </table:table-cell>
                  <table:table-cell table:style-name="Table32.A1" table:number-rows-spanned="2" office:value-type="string">
                    <text:p text:style-name="P2"><draw:frame draw:style-name="fr1" draw:name="Image35" text:anchor-type="as-char" svg:width="0.212cm" svg:height="1.005cm" draw:z-index="34"><draw:image xlink:href="Pictures/1000000000000008000000265CA9C31D1E9F9FD4.png" xlink:type="simple" xlink:show="embed" xlink:actuate="onLoad"/></draw:frame> A = </text:p>
                  </table:table-cell>
                  <table:table-cell table:style-name="Table32.A1" table:number-rows-spanned="2" office:value-type="string">
                    <text:p text:style-name="P2"><draw:frame draw:style-name="fr1" draw:name="Image36" text:anchor-type="as-char" svg:width="0.238cm" svg:height="1.005cm" draw:z-index="35"><draw:image xlink:href="Pictures/1000000000000009000000263FAE1B77200F1C9C.png" xlink:type="simple" xlink:show="embed" xlink:actuate="onLoad"/></draw:frame></text:p>
                  </table:table-cell>
                  <table:table-cell table:style-name="Table32.A1" office:value-type="string">
                    <text:p text:style-name="P2">4</text:p>
                  </table:table-cell>
                  <table:table-cell table:style-name="Table32.A1" table:number-rows-spanned="2" office:value-type="string">
                    <text:p text:style-name="P2">-</text:p>
                  </table:table-cell>
                  <table:table-cell table:style-name="Table32.A1" office:value-type="string">
                    <text:p text:style-name="P2">1</text:p>
                  </table:table-cell>
                  <table:table-cell table:style-name="Table32.A1" table:number-rows-spanned="2" office:value-type="string">
                    <text:p text:style-name="P2"><draw:frame draw:style-name="fr1" draw:name="Image37" text:anchor-type="as-char" svg:width="0.212cm" svg:height="1.005cm" draw:z-index="36"><draw:image xlink:href="Pictures/1000000000000008000000265CA9C31D1E9F9FD4.png" xlink:type="simple" xlink:show="embed" xlink:actuate="onLoad"/></draw:frame> B</text:p>
                  </table:table-cell>
                </table:table-row>
                <table:table-row>
                  <table:covered-table-cell/>
                  <table:covered-table-cell/>
                  <table:table-cell table:style-name="Table32.A1" office:value-type="string">
                    <text:p text:style-name="P2">20</text:p>
                  </table:table-cell>
                  <table:covered-table-cell/>
                  <table:table-cell table:style-name="Table32.A1" office:value-type="string">
                    <text:p text:style-name="P2">25</text:p>
                  </table:table-cell>
                  <table:covered-table-cell/>
                  <table:covered-table-cell/>
                  <table:table-cell table:style-name="Table32.A1" office:value-type="string">
                    <text:p text:style-name="P2">75</text:p>
                  </table:table-cell>
                  <table:covered-table-cell/>
                  <table:table-cell table:style-name="Table32.A1" office:value-type="string">
                    <text:p text:style-name="P2">25</text:p>
                  </table:table-cell>
                  <table:covered-table-cell/>
                </table:table-row>
              </table:table>
              <table:table table:name="Table33" table:style-name="Table33">
                <table:table-column table:style-name="Table33.A"/>
                <table:table-column table:style-name="Table33.B"/>
                <table:table-column table:style-name="Table33.C"/>
                <table:table-column table:style-name="Table33.D" table:number-columns-repeated="2"/>
                <table:table-row>
                  <table:table-cell table:style-name="Table33.A1" table:number-rows-spanned="2" office:value-type="string">
                    <text:p text:style-name="P2"><draw:frame draw:style-name="fr1" draw:name="Image38" text:anchor-type="as-char" svg:width="0.45cm" svg:height="0.238cm" draw:z-index="37"><draw:image xlink:href="Pictures/1000000000000011000000099D6B1EC0648D2C96.png" xlink:type="simple" xlink:show="embed" xlink:actuate="onLoad"/></draw:frame> </text:p>
                  </table:table-cell>
                  <table:table-cell table:style-name="Table33.A1" office:value-type="string">
                    <text:p text:style-name="P2">1</text:p>
                  </table:table-cell>
                  <table:table-cell table:style-name="Table33.A1" table:number-rows-spanned="2" office:value-type="string">
                    <text:p text:style-name="P2"> A =</text:p>
                  </table:table-cell>
                  <table:table-cell table:style-name="Table33.A1" office:value-type="string">
                    <text:p text:style-name="P2">1</text:p>
                  </table:table-cell>
                  <table:table-cell table:style-name="Table33.A1" table:number-rows-spanned="2" office:value-type="string">
                    <text:p text:style-name="P2"> B</text:p>
                  </table:table-cell>
                </table:table-row>
                <table:table-row>
                  <table:covered-table-cell/>
                  <table:table-cell table:style-name="Table33.A1" office:value-type="string">
                    <text:p text:style-name="P2">100</text:p>
                  </table:table-cell>
                  <table:covered-table-cell/>
                  <table:table-cell table:style-name="Table33.A1" office:value-type="string">
                    <text:p text:style-name="P2">75</text:p>
                  </table:table-cell>
                  <table:covered-table-cell/>
                </table:table-row>
              </table:table>
              <table:table table:name="Table34" table:style-name="Table34">
                <table:table-column table:style-name="Table34.A"/>
                <table:table-column table:style-name="Table34.B"/>
                <table:table-column table:style-name="Table34.C"/>
                <table:table-column table:style-name="Table34.B"/>
                <table:table-column table:style-name="Table34.E"/>
                <table:table-column table:style-name="Table34.F"/>
                <table:table-row>
                  <table:table-cell table:style-name="Table34.A1" office:value-type="string">
                    <text:p text:style-name="P2">A</text:p>
                  </table:table-cell>
                  <table:table-cell table:style-name="Table34.A1" table:number-rows-spanned="2" office:value-type="string">
                    <text:p text:style-name="P2">=</text:p>
                  </table:table-cell>
                  <table:table-cell table:style-name="Table34.A1" office:value-type="string">
                    <text:p text:style-name="P2">100</text:p>
                  </table:table-cell>
                  <table:table-cell table:style-name="Table34.A1" table:number-rows-spanned="2" office:value-type="string">
                    <text:p text:style-name="P2">=</text:p>
                  </table:table-cell>
                  <table:table-cell table:style-name="Table34.A1" office:value-type="string">
                    <text:p text:style-name="P2">4</text:p>
                  </table:table-cell>
                  <table:table-cell table:style-name="Table34.A1" table:number-rows-spanned="2" office:value-type="string">
                    <text:p text:style-name="P2">.</text:p>
                  </table:table-cell>
                </table:table-row>
                <table:table-row>
                  <table:table-cell table:style-name="Table34.A1" office:value-type="string">
                    <text:p text:style-name="P2">B</text:p>
                  </table:table-cell>
                  <table:covered-table-cell/>
                  <table:table-cell table:style-name="Table34.A1" office:value-type="string">
                    <text:p text:style-name="P2">75</text:p>
                  </table:table-cell>
                  <table:covered-table-cell/>
                  <table:table-cell table:style-name="Table34.A1" office:value-type="string">
                    <text:p text:style-name="P2">3</text:p>
                  </table:table-cell>
                  <table:covered-table-cell/>
                </table:table-row>
              </table:table>
              <text:p text:style-name="P5"><draw:frame draw:style-name="fr1" draw:name="Image39" text:anchor-type="as-char" svg:width="0.45cm" svg:height="0.291cm" draw:z-index="38"><draw:image xlink:href="Pictures/10000000000000110000000BF3796A8047818C63.png" xlink:type="simple" xlink:show="embed" xlink:actuate="onLoad"/></draw:frame> Required ratio = 4 : 3</text:p>
            </text:section>
            <text:section text:style-name="Sect1" text:name="divToolBar_311">
              <text:p text:style-name="Table_20_Contents"><text:a xlink:type="simple" xlink:href="javascript:%20void%200;" text:style-name="Internet_20_link" text:visited-style-name="Visited_20_Internet_20_Link">View Answer</text:a> <text:a xlink:type="simple" xlink:href="https://www.indiabix.com/aptitude/percentage/discussion-311" text:style-name="Internet_20_link" text:visited-style-name="Visited_20_Internet_20_Link">Discuss in Forum</text:a> <text:a xlink:type="simple" xlink:href="javascript:%20void%200;" text:style-name="Internet_20_link" text:visited-style-name="Visited_20_Internet_20_Link">Workspace</text:a> <text:a xlink:type="simple" xlink:href="javascript:%20void%200;" text:style-name="Internet_20_link" text:visited-style-name="Visited_20_Internet_20_Link">Report</text:a> </text:p>
            </text:section>
          </table:table-cell>
        </table:table-row>
      </table:table>
      <text:p text:style-name="Horizontal_20_Line"/>
      <table:table table:name="Table35" table:style-name="Table35">
        <table:table-column table:style-name="Table35.A"/>
        <table:table-column table:style-name="Table35.B"/>
        <table:table-row>
          <table:table-cell table:number-rows-spanned="2" office:value-type="string">
            <text:p text:style-name="P3">9. </text:p>
          </table:table-cell>
          <table:table-cell office:value-type="string">
            <table:table table:name="Table36" table:style-name="Table36">
              <table:table-column table:style-name="Table36.A"/>
              <table:table-column table:style-name="Table36.B"/>
              <table:table-column table:style-name="Table36.C"/>
              <table:table-column table:style-name="Table36.B"/>
              <table:table-column table:style-name="Table36.E"/>
              <table:table-row>
                <table:table-cell table:style-name="Table36.A1" table:number-rows-spanned="2" office:value-type="string">
                  <text:p text:style-name="P2">A student multiplied a number by</text:p>
                </table:table-cell>
                <table:table-cell table:style-name="Table36.A1" office:value-type="string">
                  <text:p text:style-name="P2">3</text:p>
                </table:table-cell>
                <table:table-cell table:style-name="Table36.A1" table:number-rows-spanned="2" office:value-type="string">
                  <text:p text:style-name="P2">instead of</text:p>
                </table:table-cell>
                <table:table-cell table:style-name="Table36.A1" office:value-type="string">
                  <text:p text:style-name="P2">5</text:p>
                </table:table-cell>
                <table:table-cell table:style-name="Table36.A1" table:number-rows-spanned="2" office:value-type="string">
                  <text:p text:style-name="P2">.</text:p>
                </table:table-cell>
              </table:table-row>
              <table:table-row>
                <table:covered-table-cell/>
                <table:table-cell table:style-name="Table36.A1" office:value-type="string">
                  <text:p text:style-name="P2">5</text:p>
                </table:table-cell>
                <table:covered-table-cell/>
                <table:table-cell table:style-name="Table36.A1" office:value-type="string">
                  <text:p text:style-name="P2">3</text:p>
                </table:table-cell>
                <table:covered-table-cell/>
              </table:table-row>
            </table:table>
            <text:p text:style-name="Table_20_Contents">What is the percentage error in the calculation?<text:bookmark text:name="tblOption_314"/></text:p>
            <table:table table:name="Table37" table:style-name="Table37">
              <table:table-column table:style-name="Table37.A"/>
              <table:table-column table:style-name="Table37.B"/>
              <table:table-row>
                <table:table-cell table:style-name="Table37.A1" office:value-type="string">
                  <text:p text:style-name="Table_20_Contents"><text:bookmark text:name="tdOptionNo_A_314"/><text:bookmark text:name="lnkOptionLink_A_314"/><text:a xlink:type="simple" xlink:href="javascript:%20void%200;" text:style-name="Internet_20_link" text:visited-style-name="Visited_20_Internet_20_Link">A.</text:a><text:bookmark text:name="tdOptionDt_A_314"/></text:p>
                </table:table-cell>
                <table:table-cell table:style-name="Table37.A1" office:value-type="string">
                  <text:p text:style-name="Table_20_Contents">34%<text:bookmark text:name="tdOptionNo_B_314"/></text:p>
                </table:table-cell>
              </table:table-row>
              <table:table-row>
                <table:table-cell table:style-name="Table37.A1" office:value-type="string">
                  <text:p text:style-name="Table_20_Contents"><text:bookmark text:name="lnkOptionLink_B_314"/><text:a xlink:type="simple" xlink:href="javascript:%20void%200;" text:style-name="Internet_20_link" text:visited-style-name="Visited_20_Internet_20_Link">B.</text:a><text:bookmark text:name="tdOptionDt_B_314"/></text:p>
                </table:table-cell>
                <table:table-cell table:style-name="Table37.A1" office:value-type="string">
                  <text:p text:style-name="Table_20_Contents">44%<text:bookmark text:name="tdOptionNo_C_314"/></text:p>
                </table:table-cell>
              </table:table-row>
              <table:table-row>
                <table:table-cell table:style-name="Table37.A1" office:value-type="string">
                  <text:p text:style-name="Table_20_Contents"><text:bookmark text:name="lnkOptionLink_C_314"/><text:a xlink:type="simple" xlink:href="javascript:%20void%200;" text:style-name="Internet_20_link" text:visited-style-name="Visited_20_Internet_20_Link">C.</text:a><text:bookmark text:name="tdOptionDt_C_314"/></text:p>
                </table:table-cell>
                <table:table-cell table:style-name="Table37.A1" office:value-type="string">
                  <text:p text:style-name="Table_20_Contents">54%<text:bookmark text:name="tdOptionNo_D_314"/></text:p>
                </table:table-cell>
              </table:table-row>
              <table:table-row>
                <table:table-cell table:style-name="Table37.A1" office:value-type="string">
                  <text:p text:style-name="Table_20_Contents"><text:bookmark text:name="lnkOptionLink_D_314"/><text:a xlink:type="simple" xlink:href="javascript:%20void%200;" text:style-name="Internet_20_link" text:visited-style-name="Visited_20_Internet_20_Link">D.</text:a><text:bookmark text:name="tdOptionDt_D_314"/></text:p>
                </table:table-cell>
                <table:table-cell table:style-name="Table37.A1" office:value-type="string">
                  <text:p text:style-name="Table_20_Contents">64%</text:p>
                </table:table-cell>
              </table:table-row>
            </table:table>
            <text:p text:style-name="Table_20_Contents"/>
          </table:table-cell>
        </table:table-row>
        <table:table-row>
          <table:covered-table-cell/>
          <table:table-cell office:value-type="string">
            <text:section text:style-name="Sect1" text:name="divAnswer_314">
              <text:p text:style-name="P5">Answer: Option D</text:p>
              <text:p text:style-name="P5">Explanation:</text:p>
              <text:p text:style-name="P5">Let the number be <text:span text:style-name="T1">x</text:span>.</text:p>
              <table:table table:name="Table38" table:style-name="Table38">
                <table:table-column table:style-name="Table38.A"/>
                <table:table-column table:style-name="Table38.B"/>
                <table:table-column table:style-name="Table38.C"/>
                <table:table-column table:style-name="Table38.B"/>
                <table:table-column table:style-name="Table38.E"/>
                <table:table-column table:style-name="Table38.F"/>
                <table:table-column table:style-name="Table38.G"/>
                <table:table-row>
                  <table:table-cell table:style-name="Table38.A1" table:number-rows-spanned="2" office:value-type="string">
                    <text:p text:style-name="P2">Then, error =</text:p>
                  </table:table-cell>
                  <table:table-cell table:style-name="Table38.A1" office:value-type="string">
                    <text:p text:style-name="P2">5</text:p>
                  </table:table-cell>
                  <table:table-cell table:style-name="Table38.A1" table:number-rows-spanned="2" office:value-type="string">
                    <text:p text:style-name="P2"><text:span text:style-name="T1">x</text:span> - </text:p>
                  </table:table-cell>
                  <table:table-cell table:style-name="Table38.A1" office:value-type="string">
                    <text:p text:style-name="P2">3</text:p>
                  </table:table-cell>
                  <table:table-cell table:style-name="Table38.A1" table:number-rows-spanned="2" office:value-type="string">
                    <text:p text:style-name="P2"><text:span text:style-name="T1">x</text:span> =</text:p>
                  </table:table-cell>
                  <table:table-cell table:style-name="Table38.A1" office:value-type="string">
                    <text:p text:style-name="P2">16</text:p>
                  </table:table-cell>
                  <table:table-cell table:style-name="Table38.A1" table:number-rows-spanned="2" office:value-type="string">
                    <text:p text:style-name="P2"><text:span text:style-name="T1">x</text:span>.</text:p>
                  </table:table-cell>
                </table:table-row>
                <table:table-row>
                  <table:covered-table-cell/>
                  <table:table-cell table:style-name="Table38.A1" office:value-type="string">
                    <text:p text:style-name="P2">3</text:p>
                  </table:table-cell>
                  <table:covered-table-cell/>
                  <table:table-cell table:style-name="Table38.A1" office:value-type="string">
                    <text:p text:style-name="P2">5</text:p>
                  </table:table-cell>
                  <table:covered-table-cell/>
                  <table:table-cell table:style-name="Table38.A1" office:value-type="string">
                    <text:p text:style-name="P2">15</text:p>
                  </table:table-cell>
                  <table:covered-table-cell/>
                </table:table-row>
              </table:table>
              <table:table table:name="Table39" table:style-name="Table39">
                <table:table-column table:style-name="Table39.A"/>
                <table:table-column table:style-name="Table39.B"/>
                <table:table-column table:style-name="Table39.C"/>
                <table:table-column table:style-name="Table39.D"/>
                <table:table-column table:style-name="Table39.E"/>
                <table:table-column table:style-name="Table39.F"/>
                <table:table-column table:style-name="Table39.G"/>
                <table:table-row>
                  <table:table-cell table:style-name="Table39.A1" table:number-rows-spanned="2" office:value-type="string">
                    <text:p text:style-name="P2">Error% =</text:p>
                  </table:table-cell>
                  <table:table-cell table:style-name="Table39.A1" table:number-rows-spanned="2" office:value-type="string">
                    <text:p text:style-name="P2"><draw:frame draw:style-name="fr1" draw:name="Image40" text:anchor-type="as-char" svg:width="0.238cm" svg:height="1.005cm" draw:z-index="40"><draw:image xlink:href="Pictures/100000000000000900000026B24F16F250F6DE44.png" xlink:type="simple" xlink:show="embed" xlink:actuate="onLoad"/></draw:frame></text:p>
                  </table:table-cell>
                  <table:table-cell table:style-name="Table39.A1" office:value-type="string">
                    <text:p text:style-name="P2">16<text:span text:style-name="T1">x</text:span></text:p>
                  </table:table-cell>
                  <table:table-cell table:style-name="Table39.A1" table:number-rows-spanned="2" office:value-type="string">
                    <text:p text:style-name="P2">x</text:p>
                  </table:table-cell>
                  <table:table-cell table:style-name="Table39.A1" office:value-type="string">
                    <text:p text:style-name="P2">3</text:p>
                  </table:table-cell>
                  <table:table-cell table:style-name="Table39.A1" table:number-rows-spanned="2" office:value-type="string">
                    <text:p text:style-name="P2">x 100</text:p>
                  </table:table-cell>
                  <table:table-cell table:style-name="Table39.A1" table:number-rows-spanned="2" office:value-type="string">
                    <text:p text:style-name="P2"><draw:frame draw:style-name="fr1" draw:name="Image41" text:anchor-type="as-char" svg:width="0.212cm" svg:height="1.005cm" draw:z-index="41"><draw:image xlink:href="Pictures/1000000000000008000000265CA9C31D1E9F9FD4.png" xlink:type="simple" xlink:show="embed" xlink:actuate="onLoad"/></draw:frame>% = 64%.</text:p>
                  </table:table-cell>
                </table:table-row>
                <table:table-row>
                  <table:covered-table-cell/>
                  <table:covered-table-cell/>
                  <table:table-cell table:style-name="Table39.A1" office:value-type="string">
                    <text:p text:style-name="P2">15</text:p>
                  </table:table-cell>
                  <table:covered-table-cell/>
                  <table:table-cell table:style-name="Table39.A1" office:value-type="string">
                    <text:p text:style-name="P2">5<text:span text:style-name="T1">x</text:span></text:p>
                  </table:table-cell>
                  <table:covered-table-cell/>
                  <table:covered-table-cell/>
                </table:table-row>
              </table:table>
            </text:section>
            <text:section text:style-name="Sect1" text:name="divToolBar_314">
              <text:p text:style-name="Table_20_Contents"><text:a xlink:type="simple" xlink:href="javascript:%20void%200;" text:style-name="Internet_20_link" text:visited-style-name="Visited_20_Internet_20_Link">View Answer</text:a> <text:a xlink:type="simple" xlink:href="https://www.indiabix.com/aptitude/percentage/discussion-314" text:style-name="Internet_20_link" text:visited-style-name="Visited_20_Internet_20_Link">Discuss in Forum</text:a> <text:a xlink:type="simple" xlink:href="javascript:%20void%200;" text:style-name="Internet_20_link" text:visited-style-name="Visited_20_Internet_20_Link">Workspace</text:a> <text:a xlink:type="simple" xlink:href="javascript:%20void%200;" text:style-name="Internet_20_link" text:visited-style-name="Visited_20_Internet_20_Link">Report</text:a> </text:p>
            </text:section>
          </table:table-cell>
        </table:table-row>
      </table:table>
      <text:p text:style-name="Horizontal_20_Line"/>
      <table:table table:name="Table40" table:style-name="Table40">
        <table:table-column table:style-name="Table40.A"/>
        <table:table-column table:style-name="Table40.B"/>
        <table:table-row>
          <table:table-cell table:number-rows-spanned="2" office:value-type="string">
            <text:p text:style-name="P3">10. </text:p>
          </table:table-cell>
          <table:table-cell office:value-type="string">
            <text:p text:style-name="Table_20_Contents">In an election between two candidates, one got 55% of the total valid votes, 20% of the votes were invalid. If the total number of votes was 7500, the number of valid votes that the other candidate got, was: <text:bookmark text:name="tblOption_318"/></text:p>
            <table:table table:name="Table41" table:style-name="Table41">
              <table:table-column table:style-name="Table41.A"/>
              <table:table-column table:style-name="Table41.B"/>
              <table:table-row>
                <table:table-cell table:style-name="Table41.A1" office:value-type="string">
                  <text:p text:style-name="Table_20_Contents"><text:bookmark text:name="tdOptionNo_A_318"/><text:bookmark text:name="lnkOptionLink_A_318"/><text:a xlink:type="simple" xlink:href="javascript:%20void%200;" text:style-name="Internet_20_link" text:visited-style-name="Visited_20_Internet_20_Link">A.</text:a><text:bookmark text:name="tdOptionDt_A_318"/></text:p>
                </table:table-cell>
                <table:table-cell table:style-name="Table41.A1" office:value-type="string">
                  <text:p text:style-name="Table_20_Contents">2700<text:bookmark text:name="tdOptionNo_B_318"/></text:p>
                </table:table-cell>
              </table:table-row>
              <table:table-row>
                <table:table-cell table:style-name="Table41.A1" office:value-type="string">
                  <text:p text:style-name="Table_20_Contents"><text:bookmark text:name="lnkOptionLink_B_318"/><text:a xlink:type="simple" xlink:href="javascript:%20void%200;" text:style-name="Internet_20_link" text:visited-style-name="Visited_20_Internet_20_Link">B.</text:a><text:bookmark text:name="tdOptionDt_B_318"/></text:p>
                </table:table-cell>
                <table:table-cell table:style-name="Table41.A1" office:value-type="string">
                  <text:p text:style-name="Table_20_Contents">2900<text:bookmark text:name="tdOptionNo_C_318"/></text:p>
                </table:table-cell>
              </table:table-row>
              <table:table-row>
                <table:table-cell table:style-name="Table41.A1" office:value-type="string">
                  <text:p text:style-name="Table_20_Contents"><text:bookmark text:name="lnkOptionLink_C_318"/><text:a xlink:type="simple" xlink:href="javascript:%20void%200;" text:style-name="Internet_20_link" text:visited-style-name="Visited_20_Internet_20_Link">C.</text:a><text:bookmark text:name="tdOptionDt_C_318"/></text:p>
                </table:table-cell>
                <table:table-cell table:style-name="Table41.A1" office:value-type="string">
                  <text:p text:style-name="Table_20_Contents">3000<text:bookmark text:name="tdOptionNo_D_318"/></text:p>
                </table:table-cell>
              </table:table-row>
              <table:table-row>
                <table:table-cell table:style-name="Table41.A1" office:value-type="string">
                  <text:p text:style-name="Table_20_Contents"><text:bookmark text:name="lnkOptionLink_D_318"/><text:a xlink:type="simple" xlink:href="javascript:%20void%200;" text:style-name="Internet_20_link" text:visited-style-name="Visited_20_Internet_20_Link">D.</text:a><text:bookmark text:name="tdOptionDt_D_318"/></text:p>
                </table:table-cell>
                <table:table-cell table:style-name="Table41.A1" office:value-type="string">
                  <text:p text:style-name="Table_20_Contents">3100</text:p>
                </table:table-cell>
              </table:table-row>
            </table:table>
            <text:p text:style-name="Table_20_Contents"/>
          </table:table-cell>
        </table:table-row>
        <table:table-row>
          <table:covered-table-cell/>
          <table:table-cell office:value-type="string">
            <text:section text:style-name="Sect1" text:name="divAnswer_318">
              <text:p text:style-name="P5">Answer: Option A</text:p>
              <text:p text:style-name="P5">Explanation:</text:p>
              <text:p text:style-name="P5">Number of valid votes = 80% of 7500 = 6000.</text:p>
              <text:p text:style-name="P5"><draw:frame draw:style-name="fr1" draw:name="Image42" text:anchor-type="as-char" svg:width="0.45cm" svg:height="0.291cm" draw:z-index="39"><draw:image xlink:href="Pictures/10000000000000110000000B083DE0582240EA09.png" xlink:type="simple" xlink:show="embed" xlink:actuate="onLoad"/></draw:frame> Valid votes polled by other candidate = 45% of 6000</text:p>
              <table:table table:name="Table42" table:style-name="Table42">
                <table:table-column table:style-name="Table42.A"/>
                <table:table-column table:style-name="Table42.B"/>
                <table:table-column table:style-name="Table42.C"/>
                <table:table-column table:style-name="Table42.D"/>
                <table:table-column table:style-name="Table42.E"/>
                <table:table-column table:style-name="Table42.F"/>
                <table:table-row>
                  <table:table-cell table:style-name="Table42.A1" table:number-rows-spanned="2" office:value-type="string">
                    <text:p text:style-name="P2">=</text:p>
                  </table:table-cell>
                  <table:table-cell table:style-name="Table42.A1" table:number-rows-spanned="2" office:value-type="string">
                    <text:p text:style-name="P2"><draw:frame draw:style-name="fr1" draw:name="Image43" text:anchor-type="as-char" svg:width="0.238cm" svg:height="1.005cm" draw:z-index="42"><draw:image xlink:href="Pictures/1000000000000009000000264C80E92B3E73CE14.png" xlink:type="simple" xlink:show="embed" xlink:actuate="onLoad"/></draw:frame></text:p>
                  </table:table-cell>
                  <table:table-cell table:style-name="Table42.A1" office:value-type="string">
                    <text:p text:style-name="P2">45</text:p>
                  </table:table-cell>
                  <table:table-cell table:style-name="Table42.A1" table:number-rows-spanned="2" office:value-type="string">
                    <text:p text:style-name="P2">x 6000</text:p>
                  </table:table-cell>
                  <table:table-cell table:style-name="Table42.A1" table:number-rows-spanned="2" office:value-type="string">
                    <text:p text:style-name="P2"><draw:frame draw:style-name="fr1" draw:name="Image44" text:anchor-type="as-char" svg:width="0.212cm" svg:height="1.005cm" draw:z-index="43"><draw:image xlink:href="Pictures/1000000000000008000000265CA9C31D1E9F9FD4.png" xlink:type="simple" xlink:show="embed" xlink:actuate="onLoad"/></draw:frame></text:p>
                  </table:table-cell>
                  <table:table-cell table:style-name="Table42.A1" table:number-rows-spanned="2" office:value-type="string">
                    <text:p text:style-name="P2">= 2700.</text:p>
                  </table:table-cell>
                </table:table-row>
                <table:table-row>
                  <table:covered-table-cell/>
                  <table:covered-table-cell/>
                  <table:table-cell table:style-name="Table42.A1" office:value-type="string">
                    <text:p text:style-name="P2">100</text:p>
                  </table:table-cell>
                  <table:covered-table-cell/>
                  <table:covered-table-cell/>
                  <table:covered-table-cell/>
                </table:table-row>
              </table:table>
            </text:section>
          </table:table-cell>
        </table:table-row>
      </table:table>
      <text:p text:style-name="Standard"/>
      <table:table table:name="Table43" table:style-name="Table43">
        <table:table-column table:style-name="Table43.A"/>
        <table:table-column table:style-name="Table43.B"/>
        <table:table-row>
          <table:table-cell table:number-rows-spanned="2" office:value-type="string">
            <text:p text:style-name="P3"> </text:p>
          </table:table-cell>
          <table:table-cell office:value-type="string">
            <text:p text:style-name="Table_20_Contents">Three candidates contested an election and received 1136, 7636 and 11628 votes respectively. What percentage of the total votes did the winning candidate get? <text:bookmark text:name="tblOption_312"/></text:p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Table_20_Contents"><text:bookmark text:name="tdOptionNo_A_312"/><text:bookmark text:name="lnkOptionLink_A_312"/><text:a xlink:type="simple" xlink:href="javascript:%20void%200;" text:style-name="Internet_20_link" text:visited-style-name="Visited_20_Internet_20_Link">A.</text:a><text:bookmark text:name="tdOptionDt_A_312"/></text:p>
                </table:table-cell>
                <table:table-cell table:style-name="Table44.A1" office:value-type="string">
                  <text:p text:style-name="Table_20_Contents">57%<text:bookmark text:name="tdOptionNo_B_312"/></text:p>
                </table:table-cell>
              </table:table-row>
              <table:table-row>
                <table:table-cell table:style-name="Table44.A1" office:value-type="string">
                  <text:p text:style-name="Table_20_Contents"><text:bookmark text:name="lnkOptionLink_B_312"/><text:a xlink:type="simple" xlink:href="javascript:%20void%200;" text:style-name="Internet_20_link" text:visited-style-name="Visited_20_Internet_20_Link">B.</text:a><text:bookmark text:name="tdOptionDt_B_312"/></text:p>
                </table:table-cell>
                <table:table-cell table:style-name="Table44.A1" office:value-type="string">
                  <text:p text:style-name="Table_20_Contents">60%<text:bookmark text:name="tdOptionNo_C_312"/></text:p>
                </table:table-cell>
              </table:table-row>
              <table:table-row>
                <table:table-cell table:style-name="Table44.A1" office:value-type="string">
                  <text:p text:style-name="Table_20_Contents"><text:bookmark text:name="lnkOptionLink_C_312"/><text:a xlink:type="simple" xlink:href="javascript:%20void%200;" text:style-name="Internet_20_link" text:visited-style-name="Visited_20_Internet_20_Link">C.</text:a><text:bookmark text:name="tdOptionDt_C_312"/></text:p>
                </table:table-cell>
                <table:table-cell table:style-name="Table44.A1" office:value-type="string">
                  <text:p text:style-name="Table_20_Contents">65%<text:bookmark text:name="tdOptionNo_D_312"/></text:p>
                </table:table-cell>
              </table:table-row>
              <table:table-row>
                <table:table-cell table:style-name="Table44.A1" office:value-type="string">
                  <text:p text:style-name="Table_20_Contents"><text:bookmark text:name="lnkOptionLink_D_312"/><text:a xlink:type="simple" xlink:href="javascript:%20void%200;" text:style-name="Internet_20_link" text:visited-style-name="Visited_20_Internet_20_Link">D.</text:a><text:bookmark text:name="tdOptionDt_D_312"/></text:p>
                </table:table-cell>
                <table:table-cell table:style-name="Table44.A1" office:value-type="string">
                  <text:p text:style-name="Table_20_Contents">90%</text:p>
                </table:table-cell>
              </table:table-row>
            </table:table>
            <text:p text:style-name="Table_20_Contents"/>
          </table:table-cell>
        </table:table-row>
        <table:table-row>
          <table:covered-table-cell/>
          <table:table-cell office:value-type="string">
            <text:section text:style-name="Sect1" text:name="divAnswer_312">
              <text:p text:style-name="P5">Answer: Option A</text:p>
              <text:p text:style-name="P5">Explanation:</text:p>
              <text:p text:style-name="P5">Total number of votes polled = (1136 + 7636 + 11628) = 20400.</text:p>
              <table:table table:name="Table45" table:style-name="Table45">
                <table:table-column table:style-name="Table45.A"/>
                <table:table-column table:style-name="Table45.B"/>
                <table:table-column table:style-name="Table45.C"/>
                <table:table-column table:style-name="Table45.D"/>
                <table:table-column table:style-name="Table45.E"/>
                <table:table-row>
                  <table:table-cell table:style-name="Table45.A1" table:number-rows-spanned="2" office:value-type="string">
                    <text:p text:style-name="P2"><draw:frame draw:style-name="fr1" draw:name="Image45" text:anchor-type="as-char" svg:width="0.45cm" svg:height="0.291cm" draw:z-index="44"><draw:image xlink:href="Pictures/10000000000000110000000B461F39DF23606760.png" xlink:type="simple" xlink:show="embed" xlink:actuate="onLoad"/></draw:frame> Required percentage =</text:p>
                  </table:table-cell>
                  <table:table-cell table:style-name="Table45.A1" table:number-rows-spanned="2" office:value-type="string">
                    <text:p text:style-name="P2"><draw:frame draw:style-name="fr1" draw:name="Image46" text:anchor-type="as-char" svg:width="0.238cm" svg:height="1.005cm" draw:z-index="45"><draw:image xlink:href="Pictures/100000000000000900000026F74564F4A5D024A8.png" xlink:type="simple" xlink:show="embed" xlink:actuate="onLoad"/></draw:frame></text:p>
                  </table:table-cell>
                  <table:table-cell table:style-name="Table45.A1" office:value-type="string">
                    <text:p text:style-name="P2">11628</text:p>
                  </table:table-cell>
                  <table:table-cell table:style-name="Table45.A1" table:number-rows-spanned="2" office:value-type="string">
                    <text:p text:style-name="P2">x 100</text:p>
                  </table:table-cell>
                  <table:table-cell table:style-name="Table45.A1" table:number-rows-spanned="2" office:value-type="string">
                    <text:p text:style-name="P2"><draw:frame draw:style-name="fr1" draw:name="Image47" text:anchor-type="as-char" svg:width="0.212cm" svg:height="1.005cm" draw:z-index="46"><draw:image xlink:href="Pictures/1000000000000008000000265CA9C31D1E9F9FD4.png" xlink:type="simple" xlink:show="embed" xlink:actuate="onLoad"/></draw:frame>% = 57%.</text:p>
                  </table:table-cell>
                </table:table-row>
                <table:table-row>
                  <table:covered-table-cell/>
                  <table:covered-table-cell/>
                  <table:table-cell table:style-name="Table45.A1" office:value-type="string">
                    <text:p text:style-name="P2">20400</text:p>
                  </table:table-cell>
                  <table:covered-table-cell/>
                  <table:covered-table-cell/>
                </table:table-row>
              </table:table>
            </text:section>
            <text:section text:style-name="Sect1" text:name="divToolBar_312">
              <text:p text:style-name="Table_20_Contents"><text:a xlink:type="simple" xlink:href="javascript:%20void%200;" text:style-name="Internet_20_link" text:visited-style-name="Visited_20_Internet_20_Link">View Answer</text:a> <text:a xlink:type="simple" xlink:href="https://www.indiabix.com/aptitude/percentage/discussion-312" text:style-name="Internet_20_link" text:visited-style-name="Visited_20_Internet_20_Link">Discuss in Forum</text:a> <text:a xlink:type="simple" xlink:href="javascript:%20void%200;" text:style-name="Internet_20_link" text:visited-style-name="Visited_20_Internet_20_Link">Workspace</text:a> <text:a xlink:type="simple" xlink:href="javascript:%20void%200;" text:style-name="Internet_20_link" text:visited-style-name="Visited_20_Internet_20_Link">Report</text:a> </text:p>
            </text:section>
          </table:table-cell>
        </table:table-row>
      </table:table>
      <text:p text:style-name="Horizontal_20_Line"/>
      <table:table table:name="Table46" table:style-name="Table46">
        <table:table-column table:style-name="Table46.A"/>
        <table:table-column table:style-name="Table46.B"/>
        <table:table-row>
          <table:table-cell table:number-rows-spanned="2" office:value-type="string">
            <text:p text:style-name="P3">12. </text:p>
          </table:table-cell>
          <table:table-cell office:value-type="string">
            <text:p text:style-name="Table_20_Contents">Two tailors X and Y are paid a total of Rs. 550 per week by their employer. If X is paid 120 percent of the sum paid to Y, how much is Y paid per week?<text:bookmark text:name="tblOption_319"/></text:p>
            <table:table table:name="Table47" table:style-name="Table47">
              <table:table-column table:style-name="Table47.A"/>
              <table:table-column table:style-name="Table47.B"/>
              <table:table-row>
                <table:table-cell table:style-name="Table47.A1" office:value-type="string">
                  <text:p text:style-name="Table_20_Contents"><text:bookmark text:name="tdOptionNo_A_319"/><text:bookmark text:name="lnkOptionLink_A_319"/><text:a xlink:type="simple" xlink:href="javascript:%20void%200;" text:style-name="Internet_20_link" text:visited-style-name="Visited_20_Internet_20_Link">A.</text:a><text:bookmark text:name="tdOptionDt_A_319"/></text:p>
                </table:table-cell>
                <table:table-cell table:style-name="Table47.A1" office:value-type="string">
                  <text:p text:style-name="Table_20_Contents">Rs. 200<text:bookmark text:name="tdOptionNo_B_319"/></text:p>
                </table:table-cell>
              </table:table-row>
              <table:table-row>
                <table:table-cell table:style-name="Table47.A1" office:value-type="string">
                  <text:p text:style-name="Table_20_Contents"><text:bookmark text:name="lnkOptionLink_B_319"/><text:a xlink:type="simple" xlink:href="javascript:%20void%200;" text:style-name="Internet_20_link" text:visited-style-name="Visited_20_Internet_20_Link">B.</text:a><text:bookmark text:name="tdOptionDt_B_319"/></text:p>
                </table:table-cell>
                <table:table-cell table:style-name="Table47.A1" office:value-type="string">
                  <text:p text:style-name="Table_20_Contents">Rs. 250<text:bookmark text:name="tdOptionNo_C_319"/></text:p>
                </table:table-cell>
              </table:table-row>
              <table:table-row>
                <table:table-cell table:style-name="Table47.A1" office:value-type="string">
                  <text:p text:style-name="Table_20_Contents"><text:bookmark text:name="lnkOptionLink_C_319"/><text:a xlink:type="simple" xlink:href="javascript:%20void%200;" text:style-name="Internet_20_link" text:visited-style-name="Visited_20_Internet_20_Link">C.</text:a><text:bookmark text:name="tdOptionDt_C_319"/></text:p>
                </table:table-cell>
                <table:table-cell table:style-name="Table47.A1" office:value-type="string">
                  <text:p text:style-name="Table_20_Contents">Rs. 300<text:bookmark text:name="tdOptionNo_D_319"/></text:p>
                </table:table-cell>
              </table:table-row>
              <table:table-row>
                <table:table-cell table:style-name="Table47.A1" office:value-type="string">
                  <text:p text:style-name="Table_20_Contents"><text:bookmark text:name="lnkOptionLink_D_319"/><text:a xlink:type="simple" xlink:href="javascript:%20void%200;" text:style-name="Internet_20_link" text:visited-style-name="Visited_20_Internet_20_Link">D.</text:a><text:bookmark text:name="tdOptionDt_D_319"/></text:p>
                </table:table-cell>
                <table:table-cell table:style-name="Table47.A1" office:value-type="string">
                  <text:p text:style-name="Table_20_Contents">None of these</text:p>
                </table:table-cell>
              </table:table-row>
            </table:table>
            <text:p text:style-name="Table_20_Contents"/>
          </table:table-cell>
        </table:table-row>
        <table:table-row>
          <table:covered-table-cell/>
          <table:table-cell office:value-type="string">
            <text:section text:style-name="Sect1" text:name="divAnswer_319">
              <text:p text:style-name="P5">Answer: Option B</text:p>
              <text:p text:style-name="P5">Explanation:</text:p>
              <text:p text:style-name="P5">Let the sum paid to Y per week be Rs. <text:span text:style-name="T1">z</text:span>.</text:p>
              <text:p text:style-name="P5">Then, <text:span text:style-name="T1">z</text:span> + 120% of <text:span text:style-name="T1">z</text:span> = 550.</text:p>
              <table:table table:name="Table48" table:style-name="Table48">
                <table:table-column table:style-name="Table48.A"/>
                <table:table-column table:style-name="Table48.B"/>
                <table:table-column table:style-name="Table48.C"/>
                <table:table-row>
                  <table:table-cell table:style-name="Table48.A1" table:number-rows-spanned="2" office:value-type="string">
                    <text:p text:style-name="P2"><draw:frame draw:style-name="fr1" draw:name="Image48" text:anchor-type="as-char" svg:width="0.45cm" svg:height="0.238cm" draw:z-index="47"><draw:image xlink:href="Pictures/100000000000001100000009511F6EBC1ED81D4A.png" xlink:type="simple" xlink:show="embed" xlink:actuate="onLoad"/></draw:frame> <text:span text:style-name="T1">z</text:span> +</text:p>
                  </table:table-cell>
                  <table:table-cell table:style-name="Table48.A1" office:value-type="string">
                    <text:p text:style-name="P2">120</text:p>
                  </table:table-cell>
                  <table:table-cell table:style-name="Table48.A1" table:number-rows-spanned="2" office:value-type="string">
                    <text:p text:style-name="P2"><text:span text:style-name="T1">z</text:span> = 550</text:p>
                  </table:table-cell>
                </table:table-row>
                <table:table-row>
                  <table:covered-table-cell/>
                  <table:table-cell table:style-name="Table48.A1" office:value-type="string">
                    <text:p text:style-name="P2">100</text:p>
                  </table:table-cell>
                  <table:covered-table-cell/>
                </table:table-row>
              </table:table>
              <table:table table:name="Table49" table:style-name="Table49">
                <table:table-column table:style-name="Table49.A"/>
                <table:table-column table:style-name="Table49.B"/>
                <table:table-column table:style-name="Table49.C"/>
                <table:table-row>
                  <table:table-cell table:style-name="Table49.A1" table:number-rows-spanned="2" office:value-type="string">
                    <text:p text:style-name="P2"><draw:frame draw:style-name="fr1" draw:name="Image49" text:anchor-type="as-char" svg:width="0.45cm" svg:height="0.238cm" draw:z-index="48"><draw:image xlink:href="Pictures/100000000000001100000009D73E71DE98F2DB16.png" xlink:type="simple" xlink:show="embed" xlink:actuate="onLoad"/></draw:frame> </text:p>
                  </table:table-cell>
                  <table:table-cell table:style-name="Table49.A1" office:value-type="string">
                    <text:p text:style-name="P2">11</text:p>
                  </table:table-cell>
                  <table:table-cell table:style-name="Table49.A1" table:number-rows-spanned="2" office:value-type="string">
                    <text:p text:style-name="P2"><text:span text:style-name="T1">z</text:span> = 550</text:p>
                  </table:table-cell>
                </table:table-row>
                <table:table-row>
                  <table:covered-table-cell/>
                  <table:table-cell table:style-name="Table49.A1" office:value-type="string">
                    <text:p text:style-name="P2">5</text:p>
                  </table:table-cell>
                  <table:covered-table-cell/>
                </table:table-row>
              </table:table>
              <table:table table:name="Table50" table:style-name="Table50">
                <table:table-column table:style-name="Table50.A"/>
                <table:table-column table:style-name="Table50.B"/>
                <table:table-column table:style-name="Table50.C"/>
                <table:table-column table:style-name="Table50.D"/>
                <table:table-row>
                  <table:table-cell table:style-name="Table50.A1" table:number-rows-spanned="2" office:value-type="string">
                    <text:p text:style-name="P2"><draw:frame draw:style-name="fr1" draw:name="Image50" text:anchor-type="as-char" svg:width="0.45cm" svg:height="0.238cm" draw:z-index="49"><draw:image xlink:href="Pictures/100000000000001100000009EFD52D5FA4064934.png" xlink:type="simple" xlink:show="embed" xlink:actuate="onLoad"/></draw:frame> <text:span text:style-name="T1">z</text:span> =</text:p>
                  </table:table-cell>
                  <table:table-cell table:style-name="Table50.A1" table:number-rows-spanned="2" office:value-type="string">
                    <text:p text:style-name="P2"><draw:frame draw:style-name="fr1" draw:name="Image51" text:anchor-type="as-char" svg:width="0.238cm" svg:height="1.005cm" draw:z-index="50"><draw:image xlink:href="Pictures/1000000000000009000000267F0A1A3E1DD6A0AA.png" xlink:type="simple" xlink:show="embed" xlink:actuate="onLoad"/></draw:frame></text:p>
                  </table:table-cell>
                  <table:table-cell table:style-name="Table50.A1" office:value-type="string">
                    <text:p text:style-name="P2">550 x 5</text:p>
                  </table:table-cell>
                  <table:table-cell table:style-name="Table50.A1" table:number-rows-spanned="2" office:value-type="string">
                    <text:p text:style-name="P2"><draw:frame draw:style-name="fr1" draw:name="Image52" text:anchor-type="as-char" svg:width="0.212cm" svg:height="1.005cm" draw:z-index="51"><draw:image xlink:href="Pictures/1000000000000008000000265CA9C31D1E9F9FD4.png" xlink:type="simple" xlink:show="embed" xlink:actuate="onLoad"/></draw:frame>  = 250.</text:p>
                  </table:table-cell>
                </table:table-row>
                <table:table-row>
                  <table:covered-table-cell/>
                  <table:covered-table-cell/>
                  <table:table-cell table:style-name="Table50.A1" office:value-type="string">
                    <text:p text:style-name="P2">11</text:p>
                  </table:table-cell>
                  <table:covered-table-cell/>
                </table:table-row>
              </table:table>
            </text:section>
            <text:section text:style-name="Sect1" text:name="divToolBar_319">
              <text:p text:style-name="Table_20_Contents"><text:a xlink:type="simple" xlink:href="javascript:%20void%200;" text:style-name="Internet_20_link" text:visited-style-name="Visited_20_Internet_20_Link">View Answer</text:a> <text:a xlink:type="simple" xlink:href="https://www.indiabix.com/aptitude/percentage/discussion-319" text:style-name="Internet_20_link" text:visited-style-name="Visited_20_Internet_20_Link">Discuss in Forum</text:a> <text:a xlink:type="simple" xlink:href="javascript:%20void%200;" text:style-name="Internet_20_link" text:visited-style-name="Visited_20_Internet_20_Link">Workspace</text:a> <text:a xlink:type="simple" xlink:href="javascript:%20void%200;" text:style-name="Internet_20_link" text:visited-style-name="Visited_20_Internet_20_Link">Report</text:a> </text:p>
            </text:section>
          </table:table-cell>
        </table:table-row>
      </table:table>
      <text:p text:style-name="Horizontal_20_Line"/>
      <table:table table:name="Table51" table:style-name="Table51">
        <table:table-column table:style-name="Table51.A"/>
        <table:table-column table:style-name="Table51.B"/>
        <table:table-row>
          <table:table-cell table:number-rows-spanned="2" office:value-type="string">
            <text:p text:style-name="P3">13<text:soft-page-break/>. </text:p>
          </table:table-cell>
          <table:table-cell office:value-type="string">
            <text:p text:style-name="Table_20_Contents">Gauri went to the stationers and bought things worth Rs. 25, out of which 30 paise went on sales <text:soft-page-break/>tax on taxable purchases. If the tax rate was 6%, then what was the cost of the tax free items? <text:bookmark text:name="tblOption_315"/></text:p>
            <table:table table:name="Table52" table:style-name="Table52">
              <table:table-column table:style-name="Table52.A"/>
              <table:table-column table:style-name="Table52.B"/>
              <table:table-row>
                <table:table-cell table:style-name="Table52.A1" office:value-type="string">
                  <text:p text:style-name="Table_20_Contents"><text:bookmark text:name="tdOptionNo_A_315"/><text:bookmark text:name="lnkOptionLink_A_315"/><text:a xlink:type="simple" xlink:href="javascript:%20void%200;" text:style-name="Internet_20_link" text:visited-style-name="Visited_20_Internet_20_Link">A.</text:a><text:bookmark text:name="tdOptionDt_A_315"/></text:p>
                </table:table-cell>
                <table:table-cell table:style-name="Table52.A1" office:value-type="string">
                  <text:p text:style-name="Table_20_Contents">Rs. 15<text:bookmark text:name="tdOptionNo_B_315"/></text:p>
                </table:table-cell>
              </table:table-row>
              <table:table-row>
                <table:table-cell table:style-name="Table52.A1" office:value-type="string">
                  <text:p text:style-name="Table_20_Contents"><text:bookmark text:name="lnkOptionLink_B_315"/><text:a xlink:type="simple" xlink:href="javascript:%20void%200;" text:style-name="Internet_20_link" text:visited-style-name="Visited_20_Internet_20_Link">B.</text:a><text:bookmark text:name="tdOptionDt_B_315"/></text:p>
                </table:table-cell>
                <table:table-cell table:style-name="Table52.A1" office:value-type="string">
                  <text:p text:style-name="Table_20_Contents">Rs. 15.70<text:bookmark text:name="tdOptionNo_C_315"/></text:p>
                </table:table-cell>
              </table:table-row>
              <table:table-row>
                <table:table-cell table:style-name="Table52.A1" office:value-type="string">
                  <text:p text:style-name="Table_20_Contents"><text:bookmark text:name="lnkOptionLink_C_315"/><text:a xlink:type="simple" xlink:href="javascript:%20void%200;" text:style-name="Internet_20_link" text:visited-style-name="Visited_20_Internet_20_Link">C.</text:a><text:bookmark text:name="tdOptionDt_C_315"/></text:p>
                </table:table-cell>
                <table:table-cell table:style-name="Table52.A1" office:value-type="string">
                  <text:p text:style-name="Table_20_Contents">Rs. 19.70<text:bookmark text:name="tdOptionNo_D_315"/></text:p>
                </table:table-cell>
              </table:table-row>
              <table:table-row>
                <table:table-cell table:style-name="Table52.A1" office:value-type="string">
                  <text:p text:style-name="Table_20_Contents"><text:bookmark text:name="lnkOptionLink_D_315"/><text:a xlink:type="simple" xlink:href="javascript:%20void%200;" text:style-name="Internet_20_link" text:visited-style-name="Visited_20_Internet_20_Link">D.</text:a><text:bookmark text:name="tdOptionDt_D_315"/></text:p>
                </table:table-cell>
                <table:table-cell table:style-name="Table52.A1" office:value-type="string">
                  <text:p text:style-name="Table_20_Contents">Rs. 20</text:p>
                </table:table-cell>
              </table:table-row>
            </table:table>
            <text:p text:style-name="Table_20_Contents"/>
          </table:table-cell>
        </table:table-row>
        <table:table-row>
          <table:covered-table-cell/>
          <table:table-cell office:value-type="string">
            <text:section text:style-name="Sect1" text:name="divAnswer_315">
              <text:p text:style-name="P5">Answer: Option C</text:p>
              <text:p text:style-name="P5">Explanation:</text:p>
              <text:p text:style-name="P5">Let the amount taxable purchases be Rs. <text:span text:style-name="T1">x</text:span>.</text:p>
              <table:table table:name="Table53" table:style-name="Table53">
                <table:table-column table:style-name="Table53.A"/>
                <table:table-column table:style-name="Table53.B"/>
                <table:table-row>
                  <table:table-cell table:style-name="Table53.A1" table:number-rows-spanned="2" office:value-type="string">
                    <text:p text:style-name="P2">Then, 6% of <text:span text:style-name="T1">x</text:span> =</text:p>
                  </table:table-cell>
                  <table:table-cell table:style-name="Table53.A1" office:value-type="string">
                    <text:p text:style-name="P2">30</text:p>
                  </table:table-cell>
                </table:table-row>
                <table:table-row>
                  <table:covered-table-cell/>
                  <table:table-cell table:style-name="Table53.A1" office:value-type="string">
                    <text:p text:style-name="P2">100</text:p>
                  </table:table-cell>
                </table:table-row>
              </table:table>
              <table:table table:name="Table54" table:style-name="Table54">
                <table:table-column table:style-name="Table54.A"/>
                <table:table-column table:style-name="Table54.B"/>
                <table:table-column table:style-name="Table54.C"/>
                <table:table-column table:style-name="Table54.D"/>
                <table:table-column table:style-name="Table54.C"/>
                <table:table-column table:style-name="Table54.F"/>
                <table:table-row>
                  <table:table-cell table:style-name="Table54.A1" table:number-rows-spanned="2" office:value-type="string">
                    <text:p text:style-name="P2"><draw:frame draw:style-name="fr1" draw:name="Image53" text:anchor-type="as-char" svg:width="0.45cm" svg:height="0.238cm" draw:z-index="53"><draw:image xlink:href="Pictures/10000000000000110000000919F85DC9E65F2430.png" xlink:type="simple" xlink:show="embed" xlink:actuate="onLoad"/></draw:frame> <text:span text:style-name="T1">x</text:span> = </text:p>
                  </table:table-cell>
                  <table:table-cell table:style-name="Table54.A1" table:number-rows-spanned="2" office:value-type="string">
                    <text:p text:style-name="P2"><draw:frame draw:style-name="fr1" draw:name="Image54" text:anchor-type="as-char" svg:width="0.238cm" svg:height="1.005cm" draw:z-index="54"><draw:image xlink:href="Pictures/100000000000000900000026B06BD5E6AFAD5C47.png" xlink:type="simple" xlink:show="embed" xlink:actuate="onLoad"/></draw:frame></text:p>
                  </table:table-cell>
                  <table:table-cell table:style-name="Table54.A1" office:value-type="string">
                    <text:p text:style-name="P2">30</text:p>
                  </table:table-cell>
                  <table:table-cell table:style-name="Table54.A1" table:number-rows-spanned="2" office:value-type="string">
                    <text:p text:style-name="P2">x</text:p>
                  </table:table-cell>
                  <table:table-cell table:style-name="Table54.A1" office:value-type="string">
                    <text:p text:style-name="P2">100</text:p>
                  </table:table-cell>
                  <table:table-cell table:style-name="Table54.A1" table:number-rows-spanned="2" office:value-type="string">
                    <text:p text:style-name="P2"><draw:frame draw:style-name="fr1" draw:name="Image55" text:anchor-type="as-char" svg:width="0.212cm" svg:height="1.005cm" draw:z-index="55"><draw:image xlink:href="Pictures/1000000000000008000000265CA9C31D1E9F9FD4.png" xlink:type="simple" xlink:show="embed" xlink:actuate="onLoad"/></draw:frame> = 5.</text:p>
                  </table:table-cell>
                </table:table-row>
                <table:table-row>
                  <table:covered-table-cell/>
                  <table:covered-table-cell/>
                  <table:table-cell table:style-name="Table54.A1" office:value-type="string">
                    <text:p text:style-name="P2">100</text:p>
                  </table:table-cell>
                  <table:covered-table-cell/>
                  <table:table-cell table:style-name="Table54.A1" office:value-type="string">
                    <text:p text:style-name="P2">6</text:p>
                  </table:table-cell>
                  <table:covered-table-cell/>
                </table:table-row>
              </table:table>
              <text:p text:style-name="P5"><draw:frame draw:style-name="fr1" draw:name="Image56" text:anchor-type="as-char" svg:width="0.45cm" svg:height="0.291cm" draw:z-index="52"><draw:image xlink:href="Pictures/10000000000000110000000B32AC83A25DFDB99B.png" xlink:type="simple" xlink:show="embed" xlink:actuate="onLoad"/></draw:frame> Cost of tax free items = Rs. [25 - (5 + 0.30)] = Rs. 19.70</text:p>
            </text:section>
            <text:section text:style-name="Sect1" text:name="divToolBar_315">
              <text:p text:style-name="Table_20_Contents"><text:a xlink:type="simple" xlink:href="javascript:%20void%200;" text:style-name="Internet_20_link" text:visited-style-name="Visited_20_Internet_20_Link">View Answer</text:a> <text:a xlink:type="simple" xlink:href="https://www.indiabix.com/aptitude/percentage/discussion-315" text:style-name="Internet_20_link" text:visited-style-name="Visited_20_Internet_20_Link">Discuss in Forum</text:a> <text:a xlink:type="simple" xlink:href="javascript:%20void%200;" text:style-name="Internet_20_link" text:visited-style-name="Visited_20_Internet_20_Link">Workspace</text:a> <text:a xlink:type="simple" xlink:href="javascript:%20void%200;" text:style-name="Internet_20_link" text:visited-style-name="Visited_20_Internet_20_Link">Report</text:a> </text:p>
            </text:section>
          </table:table-cell>
        </table:table-row>
      </table:table>
      <text:p text:style-name="Horizontal_20_Line"/>
      <table:table table:name="Table55" table:style-name="Table55">
        <table:table-column table:style-name="Table55.A"/>
        <table:table-column table:style-name="Table55.B"/>
        <table:table-row>
          <table:table-cell table:number-rows-spanned="2" office:value-type="string">
            <text:p text:style-name="P3">14. </text:p>
          </table:table-cell>
          <table:table-cell office:value-type="string">
            <text:p text:style-name="Table_20_Contents">Rajeev buys good worth Rs. 6650. He gets a rebate of 6% on it. After getting the rebate, he pays sales tax @ 10%. Find the amount he will have to pay for the goods. <text:bookmark text:name="tblOption_309"/></text:p>
            <table:table table:name="Table56" table:style-name="Table56">
              <table:table-column table:style-name="Table56.A"/>
              <table:table-column table:style-name="Table56.B"/>
              <table:table-row>
                <table:table-cell table:style-name="Table56.A1" office:value-type="string">
                  <text:p text:style-name="Table_20_Contents"><text:bookmark text:name="tdOptionNo_A_309"/><text:bookmark text:name="lnkOptionLink_A_309"/><text:a xlink:type="simple" xlink:href="javascript:%20void%200;" text:style-name="Internet_20_link" text:visited-style-name="Visited_20_Internet_20_Link">A.</text:a><text:bookmark text:name="tdOptionDt_A_309"/></text:p>
                </table:table-cell>
                <table:table-cell table:style-name="Table56.A1" office:value-type="string">
                  <text:p text:style-name="Table_20_Contents">Rs. 6876.10<text:bookmark text:name="tdOptionNo_B_309"/></text:p>
                </table:table-cell>
              </table:table-row>
              <table:table-row>
                <table:table-cell table:style-name="Table56.A1" office:value-type="string">
                  <text:p text:style-name="Table_20_Contents"><text:bookmark text:name="lnkOptionLink_B_309"/><text:a xlink:type="simple" xlink:href="javascript:%20void%200;" text:style-name="Internet_20_link" text:visited-style-name="Visited_20_Internet_20_Link">B.</text:a><text:bookmark text:name="tdOptionDt_B_309"/></text:p>
                </table:table-cell>
                <table:table-cell table:style-name="Table56.A1" office:value-type="string">
                  <text:p text:style-name="Table_20_Contents">Rs. 6999.20<text:bookmark text:name="tdOptionNo_C_309"/></text:p>
                </table:table-cell>
              </table:table-row>
              <table:table-row>
                <table:table-cell table:style-name="Table56.A1" office:value-type="string">
                  <text:p text:style-name="Table_20_Contents"><text:bookmark text:name="lnkOptionLink_C_309"/><text:a xlink:type="simple" xlink:href="javascript:%20void%200;" text:style-name="Internet_20_link" text:visited-style-name="Visited_20_Internet_20_Link">C.</text:a><text:bookmark text:name="tdOptionDt_C_309"/></text:p>
                </table:table-cell>
                <table:table-cell table:style-name="Table56.A1" office:value-type="string">
                  <text:p text:style-name="Table_20_Contents">Rs. 6654<text:bookmark text:name="tdOptionNo_D_309"/></text:p>
                </table:table-cell>
              </table:table-row>
              <table:table-row>
                <table:table-cell table:style-name="Table56.A1" office:value-type="string">
                  <text:p text:style-name="Table_20_Contents"><text:bookmark text:name="lnkOptionLink_D_309"/><text:a xlink:type="simple" xlink:href="javascript:%20void%200;" text:style-name="Internet_20_link" text:visited-style-name="Visited_20_Internet_20_Link">D.</text:a><text:bookmark text:name="tdOptionDt_D_309"/></text:p>
                </table:table-cell>
                <table:table-cell table:style-name="Table56.A1" office:value-type="string">
                  <text:p text:style-name="Table_20_Contents">Rs. 7000</text:p>
                </table:table-cell>
              </table:table-row>
            </table:table>
            <text:p text:style-name="Table_20_Contents"/>
          </table:table-cell>
        </table:table-row>
        <table:table-row>
          <table:covered-table-cell/>
          <table:table-cell office:value-type="string">
            <text:section text:style-name="Sect1" text:name="divAnswer_309">
              <text:p text:style-name="P5">Answer: Option A</text:p>
              <text:p text:style-name="P5">Explanation:</text:p>
              <table:table table:name="Table57" table:style-name="Table57">
                <table:table-column table:style-name="Table57.A"/>
                <table:table-column table:style-name="Table57.B"/>
                <table:table-column table:style-name="Table57.C"/>
                <table:table-column table:style-name="Table57.D"/>
                <table:table-column table:style-name="Table57.E"/>
                <table:table-column table:style-name="Table57.F"/>
                <table:table-row>
                  <table:table-cell table:style-name="Table57.A1" table:number-rows-spanned="2" office:value-type="string">
                    <text:p text:style-name="P2">Rebate = 6% of Rs. 6650 = Rs.</text:p>
                  </table:table-cell>
                  <table:table-cell table:style-name="Table57.A1" table:number-rows-spanned="2" office:value-type="string">
                    <text:p text:style-name="P2"><draw:frame draw:style-name="fr1" draw:name="Image57" text:anchor-type="as-char" svg:width="0.238cm" svg:height="1.005cm" draw:z-index="56"><draw:image xlink:href="Pictures/100000000000000900000026667BB99333E03C2C.png" xlink:type="simple" xlink:show="embed" xlink:actuate="onLoad"/></draw:frame></text:p>
                  </table:table-cell>
                  <table:table-cell table:style-name="Table57.A1" office:value-type="string">
                    <text:p text:style-name="P2">6</text:p>
                  </table:table-cell>
                  <table:table-cell table:style-name="Table57.A1" table:number-rows-spanned="2" office:value-type="string">
                    <text:p text:style-name="P2">x 6650</text:p>
                  </table:table-cell>
                  <table:table-cell table:style-name="Table57.A1" table:number-rows-spanned="2" office:value-type="string">
                    <text:p text:style-name="P2"><draw:frame draw:style-name="fr1" draw:name="Image58" text:anchor-type="as-char" svg:width="0.212cm" svg:height="1.005cm" draw:z-index="57"><draw:image xlink:href="Pictures/1000000000000008000000265CA9C31D1E9F9FD4.png" xlink:type="simple" xlink:show="embed" xlink:actuate="onLoad"/></draw:frame></text:p>
                  </table:table-cell>
                  <table:table-cell table:style-name="Table57.A1" table:number-rows-spanned="2" office:value-type="string">
                    <text:p text:style-name="P2">= Rs. 399.</text:p>
                  </table:table-cell>
                </table:table-row>
                <table:table-row>
                  <table:covered-table-cell/>
                  <table:covered-table-cell/>
                  <table:table-cell table:style-name="Table57.A1" office:value-type="string">
                    <text:p text:style-name="P2">100</text:p>
                  </table:table-cell>
                  <table:covered-table-cell/>
                  <table:covered-table-cell/>
                  <table:covered-table-cell/>
                </table:table-row>
              </table:table>
              <table:table table:name="Table58" table:style-name="Table58">
                <table:table-column table:style-name="Table58.A"/>
                <table:table-column table:style-name="Table58.B"/>
                <table:table-column table:style-name="Table58.C"/>
                <table:table-column table:style-name="Table58.D"/>
                <table:table-column table:style-name="Table58.E"/>
                <table:table-column table:style-name="Table58.F"/>
                <table:table-row>
                  <table:table-cell table:style-name="Table58.A1" table:number-rows-spanned="2" office:value-type="string">
                    <text:p text:style-name="P2">Sales tax = 10% of Rs. (6650 - 399) = Rs.</text:p>
                  </table:table-cell>
                  <table:table-cell table:style-name="Table58.A1" table:number-rows-spanned="2" office:value-type="string">
                    <text:p text:style-name="P2"><draw:frame draw:style-name="fr1" draw:name="Image59" text:anchor-type="as-char" svg:width="0.238cm" svg:height="1.005cm" draw:z-index="58"><draw:image xlink:href="Pictures/1000000000000009000000261F2AC33E7495B568.png" xlink:type="simple" xlink:show="embed" xlink:actuate="onLoad"/></draw:frame></text:p>
                  </table:table-cell>
                  <table:table-cell table:style-name="Table58.A1" office:value-type="string">
                    <text:p text:style-name="P2">10</text:p>
                  </table:table-cell>
                  <table:table-cell table:style-name="Table58.A1" table:number-rows-spanned="2" office:value-type="string">
                    <text:p text:style-name="P2">x 6251</text:p>
                  </table:table-cell>
                  <table:table-cell table:style-name="Table58.A1" table:number-rows-spanned="2" office:value-type="string">
                    <text:p text:style-name="P2"><draw:frame draw:style-name="fr1" draw:name="Image60" text:anchor-type="as-char" svg:width="0.212cm" svg:height="1.005cm" draw:z-index="59"><draw:image xlink:href="Pictures/1000000000000008000000265CA9C31D1E9F9FD4.png" xlink:type="simple" xlink:show="embed" xlink:actuate="onLoad"/></draw:frame></text:p>
                  </table:table-cell>
                  <table:table-cell table:style-name="Table58.A1" table:number-rows-spanned="2" office:value-type="string">
                    <text:p text:style-name="P2">= Rs. 625.10</text:p>
                  </table:table-cell>
                </table:table-row>
                <table:table-row>
                  <table:covered-table-cell/>
                  <table:covered-table-cell/>
                  <table:table-cell table:style-name="Table58.A1" office:value-type="string">
                    <text:p text:style-name="P2">100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P5"><draw:frame draw:style-name="fr1" draw:name="Image61" text:anchor-type="as-char" svg:width="0.45cm" svg:height="0.291cm" draw:z-index="60"><draw:image xlink:href="Pictures/10000000000000110000000B66C16DC07C99546E.png" xlink:type="simple" xlink:show="embed" xlink:actuate="onLoad"/></draw:frame> Final amount = Rs. (6251 + 625.10) = Rs. 6876.10</text:p>
            </text:section>
            <text:section text:style-name="Sect1" text:name="divToolBar_309">
              <text:p text:style-name="Table_20_Contents"><text:a xlink:type="simple" xlink:href="javascript:%20void%200;" text:style-name="Internet_20_link" text:visited-style-name="Visited_20_Internet_20_Link">View Answer</text:a> <text:a xlink:type="simple" xlink:href="https://www.indiabix.com/aptitude/percentage/discussion-309" text:style-name="Internet_20_link" text:visited-style-name="Visited_20_Internet_20_Link">Discuss in Forum</text:a> <text:a xlink:type="simple" xlink:href="javascript:%20void%200;" text:style-name="Internet_20_link" text:visited-style-name="Visited_20_Internet_20_Link">Workspace</text:a> <text:a xlink:type="simple" xlink:href="javascript:%20void%200;" text:style-name="Internet_20_link" text:visited-style-name="Visited_20_Internet_20_Link">Report</text:a> </text:p>
            </text:section>
          </table:table-cell>
        </table:table-row>
      </table:table>
      <text:p text:style-name="Horizontal_20_Line"/>
      <table:table table:name="Table59" table:style-name="Table59">
        <table:table-column table:style-name="Table59.A"/>
        <table:table-column table:style-name="Table59.B"/>
        <table:table-row>
          <table:table-cell table:number-rows-spanned="2" office:value-type="string">
            <text:p text:style-name="P3">15. </text:p>
          </table:table-cell>
          <table:table-cell office:value-type="string">
            <text:p text:style-name="Table_20_Contents">The population of a town increased from 1,75,000 to 2,62,500 in a decade. The average percent increase of population per year is: <text:bookmark text:name="tblOption_313"/></text:p>
            <table:table table:name="Table60" table:style-name="Table60">
              <table:table-column table:style-name="Table60.A"/>
              <table:table-column table:style-name="Table60.B"/>
              <table:table-row>
                <table:table-cell table:style-name="Table60.A1" office:value-type="string">
                  <text:p text:style-name="Table_20_Contents"><text:bookmark text:name="tdOptionNo_A_313"/><text:bookmark text:name="lnkOptionLink_A_313"/><text:a xlink:type="simple" xlink:href="javascript:%20void%200;" text:style-name="Internet_20_link" text:visited-style-name="Visited_20_Internet_20_Link">A.</text:a><text:bookmark text:name="tdOptionDt_A_313"/></text:p>
                </table:table-cell>
                <table:table-cell table:style-name="Table60.A1" office:value-type="string">
                  <text:p text:style-name="Table_20_Contents">4.37%<text:bookmark text:name="tdOptionNo_B_313"/></text:p>
                </table:table-cell>
              </table:table-row>
              <table:table-row>
                <table:table-cell table:style-name="Table60.A1" office:value-type="string">
                  <text:p text:style-name="Table_20_Contents"><text:bookmark text:name="lnkOptionLink_B_313"/><text:a xlink:type="simple" xlink:href="javascript:%20void%200;" text:style-name="Internet_20_link" text:visited-style-name="Visited_20_Internet_20_Link">B.</text:a><text:bookmark text:name="tdOptionDt_B_313"/></text:p>
                </table:table-cell>
                <table:table-cell table:style-name="Table60.A1" office:value-type="string">
                  <text:p text:style-name="Table_20_Contents">5%<text:bookmark text:name="tdOptionNo_C_313"/></text:p>
                </table:table-cell>
              </table:table-row>
              <table:table-row>
                <table:table-cell table:style-name="Table60.A1" office:value-type="string">
                  <text:p text:style-name="Table_20_Contents"><text:bookmark text:name="lnkOptionLink_C_313"/><text:a xlink:type="simple" xlink:href="javascript:%20void%200;" text:style-name="Internet_20_link" text:visited-style-name="Visited_20_Internet_20_Link">C.</text:a><text:bookmark text:name="tdOptionDt_C_313"/></text:p>
                </table:table-cell>
                <table:table-cell table:style-name="Table60.A1" office:value-type="string">
                  <text:p text:style-name="Table_20_Contents">6%<text:bookmark text:name="tdOptionNo_D_313"/></text:p>
                </table:table-cell>
              </table:table-row>
              <table:table-row>
                <table:table-cell table:style-name="Table60.A1" office:value-type="string">
                  <text:p text:style-name="Table_20_Contents"><text:bookmark text:name="lnkOptionLink_D_313"/><text:a xlink:type="simple" xlink:href="javascript:%20void%200;" text:style-name="Internet_20_link" text:visited-style-name="Visited_20_Internet_20_Link">D.</text:a><text:bookmark text:name="tdOptionDt_D_313"/></text:p>
                </table:table-cell>
                <table:table-cell table:style-name="Table60.A1" office:value-type="string">
                  <text:p text:style-name="Table_20_Contents">8.75%</text:p>
                </table:table-cell>
              </table:table-row>
            </table:table>
            <text:p text:style-name="Table_20_Contents"/>
          </table:table-cell>
        </table:table-row>
        <table:table-row>
          <table:covered-table-cell/>
          <table:table-cell office:value-type="string">
            <text:section text:style-name="Sect1" text:name="divAnswer_313">
              <text:p text:style-name="P5">Answer: Option B</text:p>
              <text:p text:style-name="P5">Explanation:</text:p>
              <text:p text:style-name="P5">Increase in 10 years = (262500 - 175000) = 87500.</text:p>
              <table:table table:name="Table61" table:style-name="Table61">
                <table:table-column table:style-name="Table61.A"/>
                <table:table-column table:style-name="Table61.B"/>
                <table:table-column table:style-name="Table61.C"/>
                <table:table-column table:style-name="Table61.D"/>
                <table:table-column table:style-name="Table61.E"/>
                <table:table-row>
                  <table:table-cell table:style-name="Table61.A1" table:number-rows-spanned="2" office:value-type="string">
                    <text:p text:style-name="P2">Increase% =</text:p>
                  </table:table-cell>
                  <table:table-cell table:style-name="Table61.A1" table:number-rows-spanned="2" office:value-type="string">
                    <text:p text:style-name="P2"><draw:frame draw:style-name="fr1" draw:name="Image62" text:anchor-type="as-char" svg:width="0.238cm" svg:height="1.005cm" draw:z-index="61"><draw:image xlink:href="Pictures/100000000000000900000026D04B0CE6C6EE4985.png" xlink:type="simple" xlink:show="embed" xlink:actuate="onLoad"/></draw:frame></text:p>
                  </table:table-cell>
                  <table:table-cell table:style-name="Table61.A1" office:value-type="string">
                    <text:p text:style-name="P2">87500</text:p>
                  </table:table-cell>
                  <table:table-cell table:style-name="Table61.A1" table:number-rows-spanned="2" office:value-type="string">
                    <text:p text:style-name="P2">x 100</text:p>
                  </table:table-cell>
                  <table:table-cell table:style-name="Table61.A1" table:number-rows-spanned="2" office:value-type="string">
                    <text:p text:style-name="P2"><draw:frame draw:style-name="fr1" draw:name="Image63" text:anchor-type="as-char" svg:width="0.212cm" svg:height="1.005cm" draw:z-index="62"><draw:image xlink:href="Pictures/1000000000000008000000265CA9C31D1E9F9FD4.png" xlink:type="simple" xlink:show="embed" xlink:actuate="onLoad"/></draw:frame>% = 50%.</text:p>
                  </table:table-cell>
                </table:table-row>
                <table:table-row>
                  <table:covered-table-cell/>
                  <table:covered-table-cell/>
                  <table:table-cell table:style-name="Table61.A1" office:value-type="string">
                    <text:p text:style-name="P2">175000</text:p>
                  </table:table-cell>
                  <table:covered-table-cell/>
                  <table:covered-table-cell/>
                </table:table-row>
              </table:table>
              <table:table table:name="Table62" table:style-name="Table62">
                <table:table-column table:style-name="Table62.A"/>
                <table:table-column table:style-name="Table62.B"/>
                <table:table-column table:style-name="Table62.C"/>
                <table:table-column table:style-name="Table62.D"/>
                <table:table-row>
                  <table:table-cell table:style-name="Table62.A1" table:number-rows-spanned="2" office:value-type="string">
                    <text:p text:style-name="P2"><draw:frame draw:style-name="fr1" draw:name="Image64" text:anchor-type="as-char" svg:width="0.45cm" svg:height="0.291cm" draw:z-index="63"><draw:image xlink:href="Pictures/10000000000000110000000B242E7D30F0A39F61.png" xlink:type="simple" xlink:show="embed" xlink:actuate="onLoad"/></draw:frame> Required average =</text:p>
                  </table:table-cell>
                  <table:table-cell table:style-name="Table62.A1" table:number-rows-spanned="2" office:value-type="string">
                    <text:p text:style-name="P2"><draw:frame draw:style-name="fr1" draw:name="Image65" text:anchor-type="as-char" svg:width="0.238cm" svg:height="1.005cm" draw:z-index="64"><draw:image xlink:href="Pictures/100000000000000900000026C4DE824A534BAF09.png" xlink:type="simple" xlink:show="embed" xlink:actuate="onLoad"/></draw:frame></text:p>
                  </table:table-cell>
                  <table:table-cell table:style-name="Table62.A1" office:value-type="string">
                    <text:p text:style-name="P2">50</text:p>
                  </table:table-cell>
                  <table:table-cell table:style-name="Table62.A1" table:number-rows-spanned="2" office:value-type="string">
                    <text:p text:style-name="P2"><draw:frame draw:style-name="fr1" draw:name="Image66" text:anchor-type="as-char" svg:width="0.212cm" svg:height="1.005cm" draw:z-index="65"><draw:image xlink:href="Pictures/1000000000000008000000265CA9C31D1E9F9FD4.png" xlink:type="simple" xlink:show="embed" xlink:actuate="onLoad"/></draw:frame>% = 5%.</text:p>
                  </table:table-cell>
                </table:table-row>
                <table:table-row>
                  <table:covered-table-cell/>
                  <table:covered-table-cell/>
                  <table:table-cell table:style-name="Table62.A1" office:value-type="string">
                    <text:p text:style-name="P2">10</text:p>
                  </table:table-cell>
                  <table:covered-table-cell/>
                </table:table-row>
              </table:table>
            </text:section>
          </table:table-cell>
        </table:table-row>
      </table:table>
      <text:list xml:id="list2054358344876127371" text:style-name="L1">
        <text:list-item>
          <text:p text:style-name="P7">Concept of Percentage:</text:p>
          <text:p text:style-name="P6">By a certain <text:span text:style-name="T1">percent</text:span>, we mean that many hundredths.</text:p>
          <text:p text:style-name="P6">Thus, <text:span text:style-name="T1">x</text:span> percent means <text:span text:style-name="T1">x</text:span> hundredths, written as <text:span text:style-name="T1">x</text:span>%.</text:p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row>
          <table:table-cell table:style-name="Table63.A1" table:number-rows-spanned="2" office:value-type="string">
            <text:p text:style-name="P2">To express <text:span text:style-name="T1">x</text:span>% as a fraction: We have, <text:span text:style-name="T1">x</text:span>% =</text:p>
          </table:table-cell>
          <table:table-cell table:style-name="Table63.A1" office:value-type="string">
            <text:p text:style-name="P4">x</text:p>
          </table:table-cell>
          <table:table-cell table:style-name="Table63.A1" table:number-rows-spanned="2" office:value-type="string">
            <text:p text:style-name="P2">.</text:p>
          </table:table-cell>
        </table:table-row>
        <table:table-row>
          <table:covered-table-cell/>
          <table:table-cell table:style-name="Table63.A1" office:value-type="string">
            <text:p text:style-name="P2">100</text:p>
          </table:table-cell>
          <table:covered-table-cell/>
        </table:table-row>
      </table:table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column table:style-name="Table64.E"/>
        <table:table-row>
          <table:table-cell table:style-name="Table64.A1" table:number-rows-spanned="2" office:value-type="string">
            <text:p text:style-name="P2">    Thus, 20% =</text:p>
          </table:table-cell>
          <table:table-cell table:style-name="Table64.A1" office:value-type="string">
            <text:p text:style-name="P2">20</text:p>
          </table:table-cell>
          <table:table-cell table:style-name="Table64.A1" table:number-rows-spanned="2" office:value-type="string">
            <text:p text:style-name="P2">=</text:p>
          </table:table-cell>
          <table:table-cell table:style-name="Table64.A1" office:value-type="string">
            <text:p text:style-name="P2">1</text:p>
          </table:table-cell>
          <table:table-cell table:style-name="Table64.A1" table:number-rows-spanned="2" office:value-type="string">
            <text:p text:style-name="P2">.</text:p>
          </table:table-cell>
        </table:table-row>
        <table:table-row>
          <table:covered-table-cell/>
          <table:table-cell table:style-name="Table64.A1" office:value-type="string">
            <text:p text:style-name="P2">100</text:p>
          </table:table-cell>
          <table:covered-table-cell/>
          <table:table-cell table:style-name="Table64.A1" office:value-type="string">
            <text:p text:style-name="P2">5</text:p>
          </table:table-cell>
          <table:covered-table-cell/>
        </table:table-row>
      </table:table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B"/>
        <table:table-column table:style-name="Table65.E"/>
        <table:table-column table:style-name="Table65.F"/>
        <table:table-column table:style-name="Table65.B"/>
        <table:table-column table:style-name="Table65.H"/>
        <table:table-column table:style-name="Table65.I"/>
        <table:table-row>
          <table:table-cell table:style-name="Table65.A1" table:number-rows-spanned="2" office:value-type="string">
            <text:p text:style-name="P2">To express</text:p>
          </table:table-cell>
          <table:table-cell table:style-name="Table65.A1" office:value-type="string">
            <text:p text:style-name="P4">a</text:p>
          </table:table-cell>
          <table:table-cell table:style-name="Table65.A1" table:number-rows-spanned="2" office:value-type="string">
            <text:p text:style-name="P2">as a percent: We have,</text:p>
          </table:table-cell>
          <table:table-cell table:style-name="Table65.A1" office:value-type="string">
            <text:p text:style-name="P4">a</text:p>
          </table:table-cell>
          <table:table-cell table:style-name="Table65.A1" table:number-rows-spanned="2" office:value-type="string">
            <text:p text:style-name="P2">=</text:p>
          </table:table-cell>
          <table:table-cell table:style-name="Table65.A1" table:number-rows-spanned="2" office:value-type="string">
            <text:p text:style-name="P2"><draw:frame draw:style-name="fr1" draw:name="Image67" text:anchor-type="as-char" svg:width="0.238cm" svg:height="1.005cm" draw:z-index="66"><draw:image xlink:href="Pictures/100000000000000900000026FC396DC927831C9D.png" xlink:type="simple" xlink:show="embed" xlink:actuate="onLoad"/></draw:frame></text:p>
          </table:table-cell>
          <table:table-cell table:style-name="Table65.A1" office:value-type="string">
            <text:p text:style-name="P4">a</text:p>
          </table:table-cell>
          <table:table-cell table:style-name="Table65.A1" table:number-rows-spanned="2" office:value-type="string">
            <text:p text:style-name="P2">x 100</text:p>
          </table:table-cell>
          <table:table-cell table:style-name="Table65.A1" table:number-rows-spanned="2" office:value-type="string">
            <text:p text:style-name="P2"><draw:frame draw:style-name="fr1" draw:name="Image68" text:anchor-type="as-char" svg:width="0.212cm" svg:height="1.005cm" draw:z-index="67"><draw:image xlink:href="Pictures/1000000000000008000000265CA9C31D1E9F9FD4.png" xlink:type="simple" xlink:show="embed" xlink:actuate="onLoad"/></draw:frame>%.</text:p>
          </table:table-cell>
        </table:table-row>
        <table:table-row>
          <table:covered-table-cell/>
          <table:table-cell table:style-name="Table65.A1" office:value-type="string">
            <text:p text:style-name="P4">b</text:p>
          </table:table-cell>
          <table:covered-table-cell/>
          <table:table-cell table:style-name="Table65.A1" office:value-type="string">
            <text:p text:style-name="P4">b</text:p>
          </table:table-cell>
          <table:covered-table-cell/>
          <table:covered-table-cell/>
          <table:table-cell table:style-name="Table65.A1" office:value-type="string">
            <text:p text:style-name="P4">b</text:p>
          </table:table-cell>
          <table:covered-table-cell/>
          <table:covered-table-cell/>
        </table:table-row>
      </table:table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column table:style-name="Table66.B"/>
        <table:table-column table:style-name="Table66.F"/>
        <table:table-column table:style-name="Table66.G"/>
        <table:table-column table:style-name="Table66.H"/>
        <table:table-row>
          <table:table-cell table:style-name="Table66.A1" table:number-rows-spanned="2" office:value-type="string">
            <text:p text:style-name="P2">    Thus,</text:p>
          </table:table-cell>
          <table:table-cell table:style-name="Table66.A1" office:value-type="string">
            <text:p text:style-name="P2">1</text:p>
          </table:table-cell>
          <table:table-cell table:style-name="Table66.A1" table:number-rows-spanned="2" office:value-type="string">
            <text:p text:style-name="P2">=</text:p>
          </table:table-cell>
          <table:table-cell table:style-name="Table66.A1" table:number-rows-spanned="2" office:value-type="string">
            <text:p text:style-name="P2"><draw:frame draw:style-name="fr1" draw:name="Image69" text:anchor-type="as-char" svg:width="0.238cm" svg:height="1.005cm" draw:z-index="68"><draw:image xlink:href="Pictures/100000000000000900000026C4DE824A534BAF09.png" xlink:type="simple" xlink:show="embed" xlink:actuate="onLoad"/></draw:frame></text:p>
          </table:table-cell>
          <table:table-cell table:style-name="Table66.A1" office:value-type="string">
            <text:p text:style-name="P2">1</text:p>
          </table:table-cell>
          <table:table-cell table:style-name="Table66.A1" table:number-rows-spanned="2" office:value-type="string">
            <text:p text:style-name="P2">x 100</text:p>
          </table:table-cell>
          <table:table-cell table:style-name="Table66.A1" table:number-rows-spanned="2" office:value-type="string">
            <text:p text:style-name="P2"><draw:frame draw:style-name="fr1" draw:name="Image70" text:anchor-type="as-char" svg:width="0.212cm" svg:height="1.005cm" draw:z-index="69"><draw:image xlink:href="Pictures/1000000000000008000000265CA9C31D1E9F9FD4.png" xlink:type="simple" xlink:show="embed" xlink:actuate="onLoad"/></draw:frame>%</text:p>
          </table:table-cell>
          <table:table-cell table:style-name="Table66.A1" table:number-rows-spanned="2" office:value-type="string">
            <text:p text:style-name="P2">= 25%.</text:p>
          </table:table-cell>
        </table:table-row>
        <table:table-row>
          <table:covered-table-cell/>
          <table:table-cell table:style-name="Table66.A1" office:value-type="string">
            <text:p text:style-name="P2">4</text:p>
          </table:table-cell>
          <table:covered-table-cell/>
          <table:covered-table-cell/>
          <table:table-cell table:style-name="Table66.A1" office:value-type="string">
            <text:p text:style-name="P2">4</text:p>
          </table:table-cell>
          <table:covered-table-cell/>
          <table:covered-table-cell/>
          <table:covered-table-cell/>
        </table:table-row>
      </table:table>
      <text:list xml:id="list181203957120120" text:continue-numbering="true" text:style-name="L1">
        <text:list-item>
          <text:p text:style-name="P7">Percentage Increase/Decrease:</text:p>
          <text:p text:style-name="P6">If the price of a commodity increases by R%, then the reduction in consumption so as not to increase the expenditure is: </text:p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>
          <table:table-cell table:style-name="Table67.A1" table:number-rows-spanned="2" office:value-type="string">
            <text:p text:style-name="P2"><draw:frame draw:style-name="fr1" draw:name="Image71" text:anchor-type="as-char" svg:width="0.238cm" svg:height="1.005cm" draw:z-index="70"><draw:image xlink:href="Pictures/100000000000000900000026A188588DEAE8E240.png" xlink:type="simple" xlink:show="embed" xlink:actuate="onLoad"/></draw:frame></text:p>
          </table:table-cell>
          <table:table-cell table:style-name="Table67.A1" office:value-type="string">
            <text:p text:style-name="P2">R</text:p>
          </table:table-cell>
          <table:table-cell table:style-name="Table67.A1" table:number-rows-spanned="2" office:value-type="string">
            <text:p text:style-name="P2">x 100</text:p>
          </table:table-cell>
          <table:table-cell table:style-name="Table67.A1" table:number-rows-spanned="2" office:value-type="string">
            <text:p text:style-name="P2"><draw:frame draw:style-name="fr1" draw:name="Image72" text:anchor-type="as-char" svg:width="0.238cm" svg:height="1.005cm" draw:z-index="71"><draw:image xlink:href="Pictures/1000000000000009000000268951DC7F495CBA19.png" xlink:type="simple" xlink:show="embed" xlink:actuate="onLoad"/></draw:frame>%</text:p>
          </table:table-cell>
        </table:table-row>
        <table:table-row>
          <table:covered-table-cell/>
          <table:table-cell table:style-name="Table67.A1" office:value-type="string">
            <text:p text:style-name="P2">(100 + R)</text:p>
          </table:table-cell>
          <table:covered-table-cell/>
          <table:covered-table-cell/>
        </table:table-row>
      </table:table>
      <text:list xml:id="list181203854708532" text:continue-numbering="true" text:style-name="L1">
        <text:list-header>
          <text:p text:style-name="P6">If the price of a commodity decreases by R%, then the increase in consumption so as not to decrease the expenditure is: </text:p>
        </text:list-header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>
          <table:table-cell table:style-name="Table68.A1" table:number-rows-spanned="2" office:value-type="string">
            <text:p text:style-name="P2"><draw:frame draw:style-name="fr1" draw:name="Image73" text:anchor-type="as-char" svg:width="0.238cm" svg:height="1.005cm" draw:z-index="72"><draw:image xlink:href="Pictures/100000000000000900000026224D2FC1510EC213.png" xlink:type="simple" xlink:show="embed" xlink:actuate="onLoad"/></draw:frame></text:p>
          </table:table-cell>
          <table:table-cell table:style-name="Table68.A1" office:value-type="string">
            <text:p text:style-name="P2">R</text:p>
          </table:table-cell>
          <table:table-cell table:style-name="Table68.A1" table:number-rows-spanned="2" office:value-type="string">
            <text:p text:style-name="P2">x 100</text:p>
          </table:table-cell>
          <table:table-cell table:style-name="Table68.A1" table:number-rows-spanned="2" office:value-type="string">
            <text:p text:style-name="P2"><draw:frame draw:style-name="fr1" draw:name="Image74" text:anchor-type="as-char" svg:width="0.238cm" svg:height="1.005cm" draw:z-index="73"><draw:image xlink:href="Pictures/100000000000000900000026FDE48BD3B5BA4957.png" xlink:type="simple" xlink:show="embed" xlink:actuate="onLoad"/></draw:frame>%</text:p>
          </table:table-cell>
        </table:table-row>
        <table:table-row>
          <table:covered-table-cell/>
          <table:table-cell table:style-name="Table68.A1" office:value-type="string">
            <text:p text:style-name="P2">(100 - R)</text:p>
          </table:table-cell>
          <table:covered-table-cell/>
          <table:covered-table-cell/>
        </table:table-row>
      </table:table>
      <text:list xml:id="list181203555822879" text:continue-numbering="true" text:style-name="L1">
        <text:list-item>
          <text:p text:style-name="P7">Results on Population:</text:p>
          <text:p text:style-name="P6">Let the population of a town be P now and suppose it increases at the rate of R% per annum, then:</text:p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column table:style-name="Table69.E"/>
        <table:table-column table:style-name="Table69.F"/>
        <table:table-row>
          <table:table-cell table:style-name="Table69.A1" table:number-rows-spanned="2" office:value-type="string">
            <text:p text:style-name="P2">1. Population after <text:span text:style-name="T1">n</text:span> years = P</text:p>
          </table:table-cell>
          <table:table-cell table:style-name="Table69.A1" table:number-rows-spanned="2" office:value-type="string">
            <text:p text:style-name="P2"><draw:frame draw:style-name="fr1" draw:name="Image75" text:anchor-type="as-char" svg:width="0.238cm" svg:height="1.005cm" draw:z-index="74"><draw:image xlink:href="Pictures/1000000000000009000000261F2AC33E7495B568.png" xlink:type="simple" xlink:show="embed" xlink:actuate="onLoad"/></draw:frame></text:p>
          </table:table-cell>
          <table:table-cell table:style-name="Table69.A1" table:number-rows-spanned="2" office:value-type="string">
            <text:p text:style-name="P2">1 +</text:p>
          </table:table-cell>
          <table:table-cell table:style-name="Table69.A1" office:value-type="string">
            <text:p text:style-name="P2">R</text:p>
          </table:table-cell>
          <table:table-cell table:style-name="Table69.A1" table:number-rows-spanned="2" office:value-type="string">
            <text:p text:style-name="P2"><draw:frame draw:style-name="fr1" draw:name="Image76" text:anchor-type="as-char" svg:width="0.212cm" svg:height="1.005cm" draw:z-index="75"><draw:image xlink:href="Pictures/1000000000000008000000265CA9C31D1E9F9FD4.png" xlink:type="simple" xlink:show="embed" xlink:actuate="onLoad"/></draw:frame></text:p>
          </table:table-cell>
          <table:table-cell table:style-name="Table69.A1" table:number-rows-spanned="2" office:value-type="string">
            <text:p text:style-name="P2">n</text:p>
          </table:table-cell>
        </table:table-row>
        <table:table-row>
          <table:covered-table-cell/>
          <table:covered-table-cell/>
          <table:covered-table-cell/>
          <table:table-cell table:style-name="Table69.A1" office:value-type="string">
            <text:p text:style-name="P2">100</text:p>
          </table:table-cell>
          <table:covered-table-cell/>
          <table:covered-table-cell/>
        </table:table-row>
      </table:table>
      <table:table table:name="Table70" table:style-name="Table70">
        <table:table-column table:style-name="Table70.A"/>
        <table:table-column table:style-name="Table70.B"/>
        <table:table-row>
          <table:table-cell table:style-name="Table70.A1" table:number-rows-spanned="2" office:value-type="string">
            <text:p text:style-name="P2">2. Population <text:span text:style-name="T1">n</text:span> years ago =</text:p>
          </table:table-cell>
          <table:table-cell table:style-name="Table70.A1" office:value-type="string">
            <text:p text:style-name="P2">P</text:p>
            <table:table table:name="Table71" table:style-name="Table71">
              <table:table-column table:style-name="Table71.A"/>
              <table:table-column table:style-name="Table71.B"/>
              <table:table-column table:style-name="Table71.C"/>
              <table:table-column table:style-name="Table71.D"/>
              <table:table-column table:style-name="Table71.E"/>
              <table:table-row>
                <table:table-cell table:style-name="Table71.A1" table:number-rows-spanned="2" office:value-type="string">
                  <text:p text:style-name="P2"><draw:frame draw:style-name="fr1" draw:name="Image77" text:anchor-type="as-char" svg:width="0.238cm" svg:height="1.005cm" draw:z-index="76"><draw:image xlink:href="Pictures/1000000000000009000000267F0A1A3E1DD6A0AA.png" xlink:type="simple" xlink:show="embed" xlink:actuate="onLoad"/></draw:frame></text:p>
                </table:table-cell>
                <table:table-cell table:style-name="Table71.A1" table:number-rows-spanned="2" office:value-type="string">
                  <text:p text:style-name="P2">1 +</text:p>
                </table:table-cell>
                <table:table-cell table:style-name="Table71.A1" office:value-type="string">
                  <text:p text:style-name="P2">R</text:p>
                </table:table-cell>
                <table:table-cell table:style-name="Table71.A1" table:number-rows-spanned="2" office:value-type="string">
                  <text:p text:style-name="P2"><draw:frame draw:style-name="fr1" draw:name="Image78" text:anchor-type="as-char" svg:width="0.212cm" svg:height="1.005cm" draw:z-index="77"><draw:image xlink:href="Pictures/1000000000000008000000265CA9C31D1E9F9FD4.png" xlink:type="simple" xlink:show="embed" xlink:actuate="onLoad"/></draw:frame></text:p>
                </table:table-cell>
                <table:table-cell table:style-name="Table71.A1" table:number-rows-spanned="2" office:value-type="string">
                  <text:p text:style-name="P2">n</text:p>
                </table:table-cell>
              </table:table-row>
              <table:table-row>
                <table:covered-table-cell/>
                <table:covered-table-cell/>
                <table:table-cell table:style-name="Table71.A1" office:value-type="string">
                  <text:p text:style-name="P2">100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  <table:table-row>
          <table:covered-table-cell/>
          <table:table-cell table:style-name="Table70.A1" office:value-type="string">
            <text:p text:style-name="P1"/>
          </table:table-cell>
        </table:table-row>
      </table:table>
      <text:list xml:id="list181203741683993" text:continue-numbering="true" text:style-name="L1">
        <text:list-item>
          <text:p text:style-name="P7">Results on Depreciation:</text:p>
          <text:p text:style-name="P6">Let the present value of a machine be P. Suppose it depreciates at the rate of R% per annum. Then:</text:p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column table:style-name="Table72.E"/>
        <table:table-column table:style-name="Table72.F"/>
        <table:table-row>
          <table:table-cell table:style-name="Table72.A1" table:number-rows-spanned="2" office:value-type="string">
            <text:p text:style-name="P2">1. Value of the machine after <text:span text:style-name="T1">n</text:span> years = P</text:p>
          </table:table-cell>
          <table:table-cell table:style-name="Table72.A1" table:number-rows-spanned="2" office:value-type="string">
            <text:p text:style-name="P2"><text:soft-page-break/></text:p>
          </table:table-cell>
          <table:table-cell table:style-name="Table72.A1" table:number-rows-spanned="2" office:value-type="string">
            <text:p text:style-name="P2">1 -</text:p>
          </table:table-cell>
          <table:table-cell table:style-name="Table72.A1" office:value-type="string">
            <text:p text:style-name="P2">R</text:p>
          </table:table-cell>
          <table:table-cell table:style-name="Table72.A1" table:number-rows-spanned="2" office:value-type="string">
            <text:p text:style-name="P2"><text:soft-page-break/></text:p>
          </table:table-cell>
          <table:table-cell table:style-name="Table72.A1" table:number-rows-spanned="2" office:value-type="string">
            <text:p text:style-name="P2">n</text:p>
          </table:table-cell>
        </table:table-row>
        <table:table-row>
          <table:covered-table-cell/>
          <table:covered-table-cell/>
          <table:covered-table-cell/>
          <table:table-cell table:style-name="Table72.A1" office:value-type="string">
            <text:p text:style-name="P2">100</text:p>
          </table:table-cell>
          <table:covered-table-cell/>
          <table:covered-table-cell/>
        </table:table-row>
      </table:table>
      <table:table table:name="Table73" table:style-name="Table73">
        <table:table-column table:style-name="Table73.A"/>
        <table:table-column table:style-name="Table73.B"/>
        <table:table-row>
          <table:table-cell table:style-name="Table73.A1" table:number-rows-spanned="2" office:value-type="string">
            <text:p text:style-name="P2">2. Value of the machine <text:span text:style-name="T1">n</text:span> years ago =</text:p>
          </table:table-cell>
          <table:table-cell table:style-name="Table73.A1" office:value-type="string">
            <text:p text:style-name="P2">P</text:p>
            <table:table table:name="Table74" table:style-name="Table74">
              <table:table-column table:style-name="Table74.A"/>
              <table:table-column table:style-name="Table74.B"/>
              <table:table-column table:style-name="Table74.C"/>
              <table:table-column table:style-name="Table74.D"/>
              <table:table-column table:style-name="Table74.E"/>
              <table:table-row>
                <table:table-cell table:style-name="Table74.A1" table:number-rows-spanned="2" office:value-type="string">
                  <text:p text:style-name="P2"><draw:frame draw:style-name="fr1" draw:name="Image81" text:anchor-type="as-char" svg:width="0.238cm" svg:height="1.005cm" draw:z-index="80"><draw:image xlink:href="Pictures/1000000000000009000000267F0A1A3E1DD6A0AA.png" xlink:type="simple" xlink:show="embed" xlink:actuate="onLoad"/></draw:frame></text:p>
                </table:table-cell>
                <table:table-cell table:style-name="Table74.A1" table:number-rows-spanned="2" office:value-type="string">
                  <text:p text:style-name="P2">1 -</text:p>
                </table:table-cell>
                <table:table-cell table:style-name="Table74.A1" office:value-type="string">
                  <text:p text:style-name="P2">R</text:p>
                </table:table-cell>
                <table:table-cell table:style-name="Table74.A1" table:number-rows-spanned="2" office:value-type="string">
                  <text:p text:style-name="P2"><draw:frame draw:style-name="fr1" draw:name="Image82" text:anchor-type="as-char" svg:width="0.212cm" svg:height="1.005cm" draw:z-index="81"><draw:image xlink:href="Pictures/1000000000000008000000265CA9C31D1E9F9FD4.png" xlink:type="simple" xlink:show="embed" xlink:actuate="onLoad"/></draw:frame></text:p>
                </table:table-cell>
                <table:table-cell table:style-name="Table74.A1" table:number-rows-spanned="2" office:value-type="string">
                  <text:p text:style-name="P2">n</text:p>
                </table:table-cell>
              </table:table-row>
              <table:table-row>
                <table:covered-table-cell/>
                <table:covered-table-cell/>
                <table:table-cell table:style-name="Table74.A1" office:value-type="string">
                  <text:p text:style-name="P2">100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  <table:table-row>
          <table:covered-table-cell/>
          <table:table-cell table:style-name="Table73.A1" office:value-type="string">
            <text:p text:style-name="P1"/>
          </table:table-cell>
        </table:table-row>
      </table:table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column table:style-name="Table75.E"/>
        <table:table-row>
          <table:table-cell table:style-name="Table75.A1" table:number-rows-spanned="2" office:value-type="string">
            <text:p text:style-name="P2">3. If A is R% more than B, then B is less than A by</text:p>
          </table:table-cell>
          <table:table-cell table:style-name="Table75.A1" table:number-rows-spanned="2" office:value-type="string">
            <text:p text:style-name="P2"><draw:frame draw:style-name="fr1" draw:name="Image83" text:anchor-type="as-char" svg:width="0.238cm" svg:height="1.005cm" draw:z-index="82"><draw:image xlink:href="Pictures/10000000000000090000002679A5E5268B95B67F.png" xlink:type="simple" xlink:show="embed" xlink:actuate="onLoad"/></draw:frame></text:p>
          </table:table-cell>
          <table:table-cell table:style-name="Table75.A1" office:value-type="string">
            <text:p text:style-name="P2">R</text:p>
          </table:table-cell>
          <table:table-cell table:style-name="Table75.A1" table:number-rows-spanned="2" office:value-type="string">
            <text:p text:style-name="P2">x 100</text:p>
          </table:table-cell>
          <table:table-cell table:style-name="Table75.A1" table:number-rows-spanned="2" office:value-type="string">
            <text:p text:style-name="P2"><draw:frame draw:style-name="fr1" draw:name="Image84" text:anchor-type="as-char" svg:width="0.238cm" svg:height="1.005cm" draw:z-index="83"><draw:image xlink:href="Pictures/1000000000000009000000261F12828F2E1AE06C.png" xlink:type="simple" xlink:show="embed" xlink:actuate="onLoad"/></draw:frame>%.</text:p>
          </table:table-cell>
        </table:table-row>
        <table:table-row>
          <table:covered-table-cell/>
          <table:covered-table-cell/>
          <table:table-cell table:style-name="Table75.A1" office:value-type="string">
            <text:p text:style-name="P2">(100 + R)</text:p>
          </table:table-cell>
          <table:covered-table-cell/>
          <table:covered-table-cell/>
        </table:table-row>
      </table:table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column table:style-name="Table76.E"/>
        <table:table-row>
          <table:table-cell table:style-name="Table76.A1" table:number-rows-spanned="2" office:value-type="string">
            <text:p text:style-name="P2">4. If A is R% less than B, then B is more than A by</text:p>
          </table:table-cell>
          <table:table-cell table:style-name="Table76.A1" table:number-rows-spanned="2" office:value-type="string">
            <text:p text:style-name="P2"><draw:frame draw:style-name="fr1" draw:name="Image85" text:anchor-type="as-char" svg:width="0.238cm" svg:height="1.005cm" draw:z-index="84"><draw:image xlink:href="Pictures/10000000000000090000002647A5879EE58F4872.png" xlink:type="simple" xlink:show="embed" xlink:actuate="onLoad"/></draw:frame></text:p>
          </table:table-cell>
          <table:table-cell table:style-name="Table76.A1" office:value-type="string">
            <text:p text:style-name="P2">R</text:p>
          </table:table-cell>
          <table:table-cell table:style-name="Table76.A1" table:number-rows-spanned="2" office:value-type="string">
            <text:p text:style-name="P2">x 100</text:p>
          </table:table-cell>
          <table:table-cell table:style-name="Table76.A1" table:number-rows-spanned="2" office:value-type="string">
            <text:p text:style-name="P2"><draw:frame draw:style-name="fr1" draw:name="Image86" text:anchor-type="as-char" svg:width="0.238cm" svg:height="1.005cm" draw:z-index="85"><draw:image xlink:href="Pictures/100000000000000900000026A8B2CDE875588919.png" xlink:type="simple" xlink:show="embed" xlink:actuate="onLoad"/></draw:frame>%.</text:p>
          </table:table-cell>
        </table:table-row>
        <table:table-row>
          <table:covered-table-cell/>
          <table:covered-table-cell/>
          <table:table-cell table:style-name="Table76.A1" office:value-type="string">
            <text:p text:style-name="P2">(100 - R)</text:p>
          </table:table-cell>
          <table:covered-table-cell/>
          <table:covered-table-cell/>
        </table:table-row>
      </table:table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7:35:17.754700477</meta:creation-date>
    <dc:date>2018-12-12T17:39:26.836460579</dc:date>
    <meta:editing-duration>PT4M9S</meta:editing-duration>
    <meta:editing-cycles>1</meta:editing-cycles>
    <meta:generator>LibreOffice/5.1.6.2$Linux_X86_64 LibreOffice_project/10m0$Build-2</meta:generator>
    <meta:document-statistic meta:table-count="76" meta:image-count="86" meta:object-count="0" meta:page-count="8" meta:paragraph-count="549" meta:word-count="1629" meta:character-count="6647" meta:non-whitespace-character-count="5423"/>
  </office:meta>
</office:document-meta>
</file>